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344cm" loext:contextual-spacing="false" fo:line-height="173%" fo:text-indent="0cm" style:auto-text-indent="false"/>
    </style:style>
    <style:style style:name="P2"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3"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4"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5"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6"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7"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8"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9"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10"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1"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2" style:family="paragraph" style:parent-style-name="Heading_20_1">
      <style:paragraph-properties fo:break-before="page"/>
    </style:style>
    <style:style style:name="P13" style:family="paragraph" style:parent-style-name="Contents_20_5">
      <style:paragraph-properties>
        <style:tab-stops>
          <style:tab-stop style:position="15.004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3">
      <style:text-properties fo:background-color="#fff200"/>
    </style:style>
    <style:style style:name="P35" style:family="paragraph" style:parent-style-name="Text_20_body" style:list-style-name="L1">
      <style:paragraph-properties fo:margin-top="0cm" fo:margin-bottom="0cm" loext:contextual-spacing="false"/>
    </style:style>
    <style:style style:name="P36" style:family="paragraph" style:parent-style-name="Text_20_body" style:list-style-name="L2">
      <style:paragraph-properties fo:margin-top="0cm" fo:margin-bottom="0cm" loext:contextual-spacing="false"/>
    </style:style>
    <style:style style:name="P37" style:family="paragraph" style:parent-style-name="Text_20_body" style:list-style-name="L3">
      <style:paragraph-properties fo:margin-top="0cm" fo:margin-bottom="0cm" loext:contextual-spacing="false"/>
    </style:style>
    <style:style style:name="P38" style:family="paragraph" style:parent-style-name="Text_20_body" style:list-style-name="L4">
      <style:paragraph-properties fo:margin-top="0cm" fo:margin-bottom="0cm" loext:contextual-spacing="false"/>
    </style:style>
    <style:style style:name="P39" style:family="paragraph" style:parent-style-name="Text_20_body" style:list-style-name="L5">
      <style:paragraph-properties fo:margin-top="0cm" fo:margin-bottom="0cm" loext:contextual-spacing="false"/>
    </style:style>
    <style:style style:name="P40" style:family="paragraph" style:parent-style-name="Text_20_body" style:list-style-name="L6">
      <style:paragraph-properties fo:margin-top="0cm" fo:margin-bottom="0cm" loext:contextual-spacing="false"/>
    </style:style>
    <style:style style:name="P41" style:family="paragraph" style:parent-style-name="Text_20_body" style:list-style-name="L7">
      <style:paragraph-properties fo:margin-top="0cm" fo:margin-bottom="0cm" loext:contextual-spacing="false"/>
    </style:style>
    <style:style style:name="P42" style:family="paragraph" style:parent-style-name="Text_20_body" style:list-style-name="L8">
      <style:paragraph-properties fo:margin-top="0cm" fo:margin-bottom="0cm" loext:contextual-spacing="false"/>
    </style:style>
    <style:style style:name="P43" style:family="paragraph" style:parent-style-name="Text_20_body" style:list-style-name="L9">
      <style:paragraph-properties fo:margin-top="0cm" fo:margin-bottom="0cm" loext:contextual-spacing="false"/>
      <style:text-properties fo:background-color="#add58a"/>
    </style:style>
    <style:style style:name="P44" style:family="paragraph" style:parent-style-name="Text_20_body" style:list-style-name="L11">
      <style:paragraph-properties fo:margin-top="0cm" fo:margin-bottom="0cm" loext:contextual-spacing="false"/>
      <style:text-properties fo:background-color="#add58a"/>
    </style:style>
    <style:style style:name="P45" style:family="paragraph" style:parent-style-name="Text_20_body" style:list-style-name="L12">
      <style:paragraph-properties fo:margin-top="0cm" fo:margin-bottom="0cm" loext:contextual-spacing="false"/>
      <style:text-properties fo:background-color="#add58a"/>
    </style:style>
    <style:style style:name="P46" style:family="paragraph" style:parent-style-name="Text_20_body" style:list-style-name="L9">
      <style:paragraph-properties fo:margin-top="0cm" fo:margin-bottom="0cm" loext:contextual-spacing="false"/>
    </style:style>
    <style:style style:name="P47" style:family="paragraph" style:parent-style-name="Text_20_body" style:list-style-name="L10">
      <style:paragraph-properties fo:margin-top="0cm" fo:margin-bottom="0cm" loext:contextual-spacing="false"/>
    </style:style>
    <style:style style:name="P48" style:family="paragraph" style:parent-style-name="Text_20_body" style:list-style-name="L13">
      <style:paragraph-properties fo:margin-top="0cm" fo:margin-bottom="0cm" loext:contextual-spacing="false"/>
    </style:style>
    <style:style style:name="P49" style:family="paragraph" style:parent-style-name="Text_20_body" style:list-style-name="L14">
      <style:paragraph-properties fo:margin-top="0cm" fo:margin-bottom="0cm" loext:contextual-spacing="false"/>
    </style:style>
    <style:style style:name="P50" style:family="paragraph" style:parent-style-name="Text_20_body" style:list-style-name="L15">
      <style:paragraph-properties fo:margin-top="0cm" fo:margin-bottom="0cm" loext:contextual-spacing="false"/>
    </style:style>
    <style:style style:name="P51" style:family="paragraph" style:parent-style-name="Text_20_body" style:list-style-name="L16">
      <style:paragraph-properties fo:margin-top="0cm" fo:margin-bottom="0cm" loext:contextual-spacing="false"/>
    </style:style>
    <style:style style:name="P52" style:family="paragraph" style:parent-style-name="Text_20_body" style:list-style-name="L17">
      <style:paragraph-properties fo:margin-top="0cm" fo:margin-bottom="0cm" loext:contextual-spacing="false"/>
    </style:style>
    <style:style style:name="P53" style:family="paragraph" style:parent-style-name="Text_20_body" style:list-style-name="L13">
      <style:paragraph-properties fo:margin-top="0cm" fo:margin-bottom="0cm" loext:contextual-spacing="false"/>
      <style:text-properties fo:background-color="#fff200"/>
    </style:style>
    <style:style style:name="P54"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55"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56"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fff200"/>
    </style:style>
    <style:style style:name="T1" style:family="text">
      <style:text-properties fo:font-weight="bold"/>
    </style:style>
    <style:style style:name="T2" style:family="text">
      <style:text-properties fo:font-weight="bold" fo:background-color="#fff200" loext:char-shading-value="0"/>
    </style:style>
    <style:style style:name="T3" style:family="text">
      <style:text-properties fo:font-weight="bold" fo:background-color="#fff200" loext:char-shading-value="0"/>
    </style:style>
    <style:style style:name="T4" style:family="text">
      <style:text-properties fo:font-weight="bold" fo:background-color="#ed1c24" loext:char-shading-value="0"/>
    </style:style>
    <style:style style:name="T5" style:family="text">
      <style:text-properties fo:font-weight="bold" fo:background-color="#add58a" loext:char-shading-value="0"/>
    </style:style>
    <style:style style:name="T6" style:family="text">
      <style:text-properties fo:font-weight="bold" fo:background-color="#add58a" loext:char-shading-value="0"/>
    </style:style>
    <style:style style:name="T7" style:family="text">
      <style:text-properties fo:font-weight="bold" fo:background-color="#ce181e" loext:char-shading-value="0"/>
    </style:style>
    <style:style style:name="T8" style:family="text">
      <style:text-properties fo:font-weight="bold" fo:background-color="transparent" loext:char-shading-value="0"/>
    </style:style>
    <style:style style:name="T9" style:family="text">
      <style:text-properties fo:font-weight="bold" fo:background-color="#f37b70" loext:char-shading-value="0"/>
    </style:style>
    <style:style style:name="T10" style:family="text">
      <style:text-properties fo:font-weight="bold" fo:background-color="#f37b70" loext:char-shading-value="0"/>
    </style:style>
    <style:style style:name="T11" style:family="text">
      <style:text-properties fo:font-weight="bold" fo:background-color="#ffffff"/>
    </style:style>
    <style:style style:name="T12" style:family="text">
      <style:text-properties fo:color="#5a5a5a"/>
    </style:style>
    <style:style style:name="T13" style:family="text">
      <style:text-properties fo:color="#5a5a5a" style:font-name="monospace"/>
    </style:style>
    <style:style style:name="T14" style:family="text">
      <style:text-properties fo:color="#5a5a5a" fo:background-color="#add58a" loext:char-shading-value="0"/>
    </style:style>
    <style:style style:name="T15" style:family="text">
      <style:text-properties fo:color="#5a5a5a" fo:background-color="#ed1c24" loext:char-shading-value="0"/>
    </style:style>
    <style:style style:name="T16" style:family="text">
      <style:text-properties fo:color="#5a5a5a" fo:background-color="transparent" loext:char-shading-value="0"/>
    </style:style>
    <style:style style:name="T17" style:family="text">
      <style:text-properties fo:color="#5a5a5a" fo:background-color="#ce181e" loext:char-shading-value="0"/>
    </style:style>
    <style:style style:name="T18" style:family="text">
      <style:text-properties fo:color="#5a5a5a" fo:background-color="#f37b70" loext:char-shading-value="0"/>
    </style:style>
    <style:style style:name="T19" style:family="text">
      <style:text-properties fo:color="#5a5a5a" fo:background-color="#f37b70" loext:char-shading-value="0"/>
    </style:style>
    <style:style style:name="T20" style:family="text">
      <style:text-properties fo:color="#5a5a5a" fo:background-color="#ffffff"/>
    </style:style>
    <style:style style:name="T21" style:family="text">
      <style:text-properties fo:color="#5a5a5a" fo:background-color="#fff200" loext:char-shading-value="0"/>
    </style:style>
    <style:style style:name="T22" style:family="text">
      <style:text-properties fo:color="#5a5a5a" fo:background-color="#fff200" loext:char-shading-value="0"/>
    </style:style>
    <style:style style:name="T23" style:family="text">
      <style:text-properties style:font-name="monospace" loext:padding="0cm" loext:border="none"/>
    </style:style>
    <style:style style:name="T24" style:family="text">
      <style:text-properties style:font-name="monospace" fo:background-color="#ed1c24" loext:char-shading-value="0" loext:padding="0cm" loext:border="none"/>
    </style:style>
    <style:style style:name="T25" style:family="text">
      <style:text-properties style:font-name="monospace" fo:background-color="transparent" loext:char-shading-value="0" loext:padding="0cm" loext:border="none"/>
    </style:style>
    <style:style style:name="T26" style:family="text">
      <style:text-properties style:font-name="monospace" fo:background-color="#add58a" loext:char-shading-value="0" loext:padding="0cm" loext:border="none"/>
    </style:style>
    <style:style style:name="T27" style:family="text">
      <style:text-properties style:font-name="monospace" fo:background-color="#add58a" loext:char-shading-value="0" loext:padding="0cm" loext:border="none"/>
    </style:style>
    <style:style style:name="T28" style:family="text">
      <style:text-properties style:font-name="monospace" fo:background-color="#f37b70" loext:char-shading-value="0" loext:padding="0cm" loext:border="none"/>
    </style:style>
    <style:style style:name="T29" style:family="text">
      <style:text-properties style:font-name="monospace" fo:background-color="#f37b70" loext:char-shading-value="0" loext:padding="0cm" loext:border="none"/>
    </style:style>
    <style:style style:name="T30" style:family="text">
      <style:text-properties style:font-name="monospace" fo:background-color="#fff200" loext:char-shading-value="0" loext:padding="0cm" loext:border="none"/>
    </style:style>
    <style:style style:name="T31" style:family="text">
      <style:text-properties fo:color="#333333"/>
    </style:style>
    <style:style style:name="T32" style:family="text">
      <style:text-properties fo:color="#333333" style:font-name="monospace" fo:font-size="9pt"/>
    </style:style>
    <style:style style:name="T33" style:family="text">
      <style:text-properties fo:color="#333333" style:font-name="monospace" fo:font-size="9pt" fo:font-weight="bold"/>
    </style:style>
    <style:style style:name="T34" style:family="text">
      <style:text-properties fo:color="#008080" style:font-name="monospace" fo:font-size="9pt"/>
    </style:style>
    <style:style style:name="T35" style:family="text">
      <style:text-properties fo:color="#008080" style:font-name="monospace" fo:font-size="9pt" fo:font-weight="bold"/>
    </style:style>
    <style:style style:name="T36" style:family="text">
      <style:text-properties fo:color="#dd1144" style:font-name="monospace" fo:font-size="9pt"/>
    </style:style>
    <style:style style:name="T37" style:family="text">
      <style:text-properties fo:color="#dd1144" style:font-name="monospace" fo:font-size="9pt" fo:font-weight="bold"/>
    </style:style>
    <style:style style:name="T38" style:family="text">
      <style:text-properties fo:color="#999988" style:font-name="monospace" fo:font-size="9pt"/>
    </style:style>
    <style:style style:name="T39" style:family="text">
      <style:text-properties fo:color="#999988" style:font-name="monospace" fo:font-size="9pt" fo:font-style="italic"/>
    </style:style>
    <style:style style:name="T40" style:family="text">
      <style:text-properties fo:color="#808080"/>
    </style:style>
    <style:style style:name="T41" style:family="text">
      <style:text-properties fo:color="#808080" style:font-name="monospace" loext:padding="0cm" loext:border="none"/>
    </style:style>
    <style:style style:name="T42" style:family="text">
      <style:text-properties fo:background-color="#fff200" loext:char-shading-value="0"/>
    </style:style>
    <style:style style:name="T43" style:family="text">
      <style:text-properties fo:background-color="#fff200" loext:char-shading-value="0"/>
    </style:style>
    <style:style style:name="T44" style:family="text">
      <style:text-properties fo:background-color="#ed1c24" loext:char-shading-value="0"/>
    </style:style>
    <style:style style:name="T45" style:family="text">
      <style:text-properties fo:background-color="transparent" loext:char-shading-value="0"/>
    </style:style>
    <style:style style:name="T46" style:family="text">
      <style:text-properties fo:background-color="#add58a" loext:char-shading-value="0"/>
    </style:style>
    <style:style style:name="T47" style:family="text">
      <style:text-properties fo:background-color="#add58a" loext:char-shading-value="0"/>
    </style:style>
    <style:style style:name="T48" style:family="text">
      <style:text-properties fo:color="#ce181e" fo:font-weight="bold" fo:background-color="#add58a" loext:char-shading-value="0"/>
    </style:style>
    <style:style style:name="T49" style:family="text">
      <style:text-properties fo:color="#ce181e" style:font-name="monospace" fo:background-color="#add58a" loext:char-shading-value="0" loext:padding="0cm" loext:border="none"/>
    </style:style>
    <style:style style:name="T50" style:family="text">
      <style:text-properties fo:color="#ce181e" fo:background-color="#add58a" loext:char-shading-value="0"/>
    </style:style>
    <style:style style:name="T51" style:family="text">
      <style:text-properties fo:background-color="#ce181e" loext:char-shading-value="0"/>
    </style:style>
    <style:style style:name="T52" style:family="text">
      <style:text-properties fo:background-color="#f37b70" loext:char-shading-value="0"/>
    </style:style>
    <style:style style:name="T53" style:family="text">
      <style:text-properties fo:background-color="#f37b70" loext:char-shading-value="0"/>
    </style:style>
    <style:style style:name="T54" style:family="text">
      <style:text-properties fo:background-color="#ffffff"/>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text:a xlink:type="simple" xlink:href="#__RefHeading___Toc12486_192218882" text:style-name="Index_20_Link" text:visited-style-name="Index_20_Link">Latest Specification (v1.0)<text:tab/>2</text:a></text:p>
          <text:p text:style-name="P14"><text:a xlink:type="simple" xlink:href="#__RefHeading___Toc12488_192218882" text:style-name="Index_20_Link" text:visited-style-name="Index_20_Link">Status<text:tab/>2</text:a></text:p>
          <text:p text:style-name="P15"><text:a xlink:type="simple" xlink:href="#__RefHeading___Toc12490_192218882" text:style-name="Index_20_Link" text:visited-style-name="Index_20_Link">Introduction<text:tab/>3</text:a></text:p>
          <text:p text:style-name="P15"><text:a xlink:type="simple" xlink:href="#__RefHeading___Toc12492_192218882" text:style-name="Index_20_Link" text:visited-style-name="Index_20_Link">Conventions<text:tab/>3</text:a></text:p>
          <text:p text:style-name="P15"><text:a xlink:type="simple" xlink:href="#__RefHeading___Toc12494_192218882" text:style-name="Index_20_Link" text:visited-style-name="Index_20_Link">Content Negotiation<text:tab/>3</text:a></text:p>
          <text:p text:style-name="P16"><text:a xlink:type="simple" xlink:href="#__RefHeading___Toc12496_192218882" text:style-name="Index_20_Link" text:visited-style-name="Index_20_Link">Client Responsibilities<text:tab/>3</text:a></text:p>
          <text:p text:style-name="P16"><text:a xlink:type="simple" xlink:href="#__RefHeading___Toc12498_192218882" text:style-name="Index_20_Link" text:visited-style-name="Index_20_Link">Server Responsibilities<text:tab/>4</text:a></text:p>
          <text:p text:style-name="P15"><text:a xlink:type="simple" xlink:href="#__RefHeading___Toc12500_192218882" text:style-name="Index_20_Link" text:visited-style-name="Index_20_Link">Document Structure<text:tab/>4</text:a></text:p>
          <text:p text:style-name="P16"><text:a xlink:type="simple" xlink:href="#__RefHeading___Toc12502_192218882" text:style-name="Index_20_Link" text:visited-style-name="Index_20_Link">Top Level<text:tab/>4</text:a></text:p>
          <text:p text:style-name="P16"><text:a xlink:type="simple" xlink:href="#__RefHeading___Toc12504_192218882" text:style-name="Index_20_Link" text:visited-style-name="Index_20_Link">Resource Objects<text:tab/>6</text:a></text:p>
          <text:p text:style-name="P17"><text:a xlink:type="simple" xlink:href="#__RefHeading___Toc12506_192218882" text:style-name="Index_20_Link" text:visited-style-name="Index_20_Link">Identification<text:tab/>7</text:a></text:p>
          <text:p text:style-name="P17"><text:a xlink:type="simple" xlink:href="#__RefHeading___Toc12508_192218882" text:style-name="Index_20_Link" text:visited-style-name="Index_20_Link">Fields<text:tab/>7</text:a></text:p>
          <text:p text:style-name="P17"><text:a xlink:type="simple" xlink:href="#__RefHeading___Toc12510_192218882" text:style-name="Index_20_Link" text:visited-style-name="Index_20_Link">Attributes<text:tab/>8</text:a></text:p>
          <text:p text:style-name="P17"><text:a xlink:type="simple" xlink:href="#__RefHeading___Toc12512_192218882" text:style-name="Index_20_Link" text:visited-style-name="Index_20_Link">Relationships<text:tab/>8</text:a></text:p>
          <text:p text:style-name="P17"><text:a xlink:type="simple" xlink:href="#__RefHeading___Toc12514_192218882" text:style-name="Index_20_Link" text:visited-style-name="Index_20_Link">Related Resource Links<text:tab/>9</text:a></text:p>
          <text:p text:style-name="P17"><text:a xlink:type="simple" xlink:href="#__RefHeading___Toc12516_192218882" text:style-name="Index_20_Link" text:visited-style-name="Index_20_Link">Resource Linkage<text:tab/>9</text:a></text:p>
          <text:p text:style-name="P17"><text:a xlink:type="simple" xlink:href="#__RefHeading___Toc12518_192218882" text:style-name="Index_20_Link" text:visited-style-name="Index_20_Link">Resource Links<text:tab/>10</text:a></text:p>
          <text:p text:style-name="P16"><text:a xlink:type="simple" xlink:href="#__RefHeading___Toc12520_192218882" text:style-name="Index_20_Link" text:visited-style-name="Index_20_Link">Resource Identifier Objects<text:tab/>11</text:a></text:p>
          <text:p text:style-name="P16"><text:a xlink:type="simple" xlink:href="#__RefHeading___Toc12522_192218882" text:style-name="Index_20_Link" text:visited-style-name="Index_20_Link">Compound Documents<text:tab/>11</text:a></text:p>
          <text:p text:style-name="P16"><text:a xlink:type="simple" xlink:href="#__RefHeading___Toc12524_192218882" text:style-name="Index_20_Link" text:visited-style-name="Index_20_Link">Meta Information<text:tab/>13</text:a></text:p>
          <text:p text:style-name="P16"><text:a xlink:type="simple" xlink:href="#__RefHeading___Toc12526_192218882" text:style-name="Index_20_Link" text:visited-style-name="Index_20_Link">Links<text:tab/>13</text:a></text:p>
          <text:p text:style-name="P16"><text:a xlink:type="simple" xlink:href="#__RefHeading___Toc12528_192218882" text:style-name="Index_20_Link" text:visited-style-name="Index_20_Link">JSON:API Object<text:tab/>14</text:a></text:p>
          <text:p text:style-name="P16"><text:a xlink:type="simple" xlink:href="#__RefHeading___Toc12530_192218882" text:style-name="Index_20_Link" text:visited-style-name="Index_20_Link">Member Names<text:tab/>15</text:a></text:p>
          <text:p text:style-name="P17"><text:a xlink:type="simple" xlink:href="#__RefHeading___Toc12532_192218882" text:style-name="Index_20_Link" text:visited-style-name="Index_20_Link">Allowed Characters<text:tab/>15</text:a></text:p>
          <text:p text:style-name="P17"><text:a xlink:type="simple" xlink:href="#__RefHeading___Toc12534_192218882" text:style-name="Index_20_Link" text:visited-style-name="Index_20_Link">Reserved Characters<text:tab/>15</text:a></text:p>
          <text:p text:style-name="P15"><text:a xlink:type="simple" xlink:href="#__RefHeading___Toc12536_192218882" text:style-name="Index_20_Link" text:visited-style-name="Index_20_Link">Fetching Data<text:tab/>16</text:a></text:p>
          <text:p text:style-name="P16"><text:a xlink:type="simple" xlink:href="#__RefHeading___Toc12538_192218882" text:style-name="Index_20_Link" text:visited-style-name="Index_20_Link">Fetching Resources<text:tab/>16</text:a></text:p>
          <text:p text:style-name="P17"><text:a xlink:type="simple" xlink:href="#__RefHeading___Toc12540_192218882" text:style-name="Index_20_Link" text:visited-style-name="Index_20_Link">Responses<text:tab/>17</text:a></text:p>
          <text:p text:style-name="P13"><text:a xlink:type="simple" xlink:href="#__RefHeading___Toc12542_192218882" text:style-name="Index_20_Link" text:visited-style-name="Index_20_Link">200 OK<text:tab/>17</text:a></text:p>
          <text:p text:style-name="P13"><text:a xlink:type="simple" xlink:href="#__RefHeading___Toc12544_192218882" text:style-name="Index_20_Link" text:visited-style-name="Index_20_Link">404 Not Found<text:tab/>19</text:a></text:p>
          <text:p text:style-name="P13"><text:a xlink:type="simple" xlink:href="#__RefHeading___Toc12546_192218882" text:style-name="Index_20_Link" text:visited-style-name="Index_20_Link">Other Responses<text:tab/>19</text:a></text:p>
          <text:p text:style-name="P16"><text:a xlink:type="simple" xlink:href="#__RefHeading___Toc12548_192218882" text:style-name="Index_20_Link" text:visited-style-name="Index_20_Link">Fetching Relationships<text:tab/>19</text:a></text:p>
          <text:p text:style-name="P17"><text:a xlink:type="simple" xlink:href="#__RefHeading___Toc12550_192218882" text:style-name="Index_20_Link" text:visited-style-name="Index_20_Link">Responses<text:tab/>20</text:a></text:p>
          <text:p text:style-name="P13"><text:a xlink:type="simple" xlink:href="#__RefHeading___Toc12552_192218882" text:style-name="Index_20_Link" text:visited-style-name="Index_20_Link">200 OK<text:tab/>20</text:a></text:p>
          <text:p text:style-name="P13"><text:a xlink:type="simple" xlink:href="#__RefHeading___Toc12554_192218882" text:style-name="Index_20_Link" text:visited-style-name="Index_20_Link">404 Not Found<text:tab/>21</text:a></text:p>
          <text:p text:style-name="P13"><text:a xlink:type="simple" xlink:href="#__RefHeading___Toc12556_192218882" text:style-name="Index_20_Link" text:visited-style-name="Index_20_Link">Other Responses<text:tab/>22</text:a></text:p>
          <text:p text:style-name="P16"><text:a xlink:type="simple" xlink:href="#__RefHeading___Toc12558_192218882" text:style-name="Index_20_Link" text:visited-style-name="Index_20_Link">Inclusion of Related Resources<text:tab/>22</text:a></text:p>
          <text:p text:style-name="P16"><text:a xlink:type="simple" xlink:href="#__RefHeading___Toc12560_192218882" text:style-name="Index_20_Link" text:visited-style-name="Index_20_Link">Sparse Fieldsets<text:tab/>24</text:a></text:p>
          <text:p text:style-name="P16"><text:a xlink:type="simple" xlink:href="#__RefHeading___Toc12562_192218882" text:style-name="Index_20_Link" text:visited-style-name="Index_20_Link">Sorting<text:tab/>24</text:a></text:p>
          <text:p text:style-name="P16"><text:a xlink:type="simple" xlink:href="#__RefHeading___Toc12564_192218882" text:style-name="Index_20_Link" text:visited-style-name="Index_20_Link">Pagination<text:tab/>26</text:a></text:p>
          <text:p text:style-name="P16"><text:a xlink:type="simple" xlink:href="#__RefHeading___Toc12566_192218882" text:style-name="Index_20_Link" text:visited-style-name="Index_20_Link">Filtering<text:tab/>27</text:a></text:p>
          <text:p text:style-name="P15"><text:a xlink:type="simple" xlink:href="#__RefHeading___Toc12568_192218882" text:style-name="Index_20_Link" text:visited-style-name="Index_20_Link">Creating, Updating and Deleting Resources<text:tab/>27</text:a></text:p>
          <text:p text:style-name="P16"><text:a xlink:type="simple" xlink:href="#__RefHeading___Toc12570_192218882" text:style-name="Index_20_Link" text:visited-style-name="Index_20_Link">Creating Resources<text:tab/>27</text:a></text:p>
          <text:p text:style-name="P17"><text:a xlink:type="simple" xlink:href="#__RefHeading___Toc12572_192218882" text:style-name="Index_20_Link" text:visited-style-name="Index_20_Link">Client-Generated IDs<text:tab/>28</text:a></text:p>
          <text:p text:style-name="P17"><text:a xlink:type="simple" xlink:href="#__RefHeading___Toc12574_192218882" text:style-name="Index_20_Link" text:visited-style-name="Index_20_Link">Responses<text:tab/>29</text:a></text:p>
          <text:p text:style-name="P13"><text:a xlink:type="simple" xlink:href="#__RefHeading___Toc12576_192218882" text:style-name="Index_20_Link" text:visited-style-name="Index_20_Link">201 Created<text:tab/>29</text:a></text:p>
          <text:p text:style-name="P13"><text:a xlink:type="simple" xlink:href="#__RefHeading___Toc12578_192218882" text:style-name="Index_20_Link" text:visited-style-name="Index_20_Link">202 Accepted<text:tab/>30</text:a></text:p>
          <text:p text:style-name="P13"><text:a xlink:type="simple" xlink:href="#__RefHeading___Toc12580_192218882" text:style-name="Index_20_Link" text:visited-style-name="Index_20_Link">204 No Content<text:tab/>30</text:a></text:p>
          <text:p text:style-name="P13"><text:soft-page-break/><text:a xlink:type="simple" xlink:href="#__RefHeading___Toc12582_192218882" text:style-name="Index_20_Link" text:visited-style-name="Index_20_Link">403 Forbidden<text:tab/>30</text:a></text:p>
          <text:p text:style-name="P13"><text:a xlink:type="simple" xlink:href="#__RefHeading___Toc12584_192218882" text:style-name="Index_20_Link" text:visited-style-name="Index_20_Link">404 Not Found<text:tab/>30</text:a></text:p>
          <text:p text:style-name="P13"><text:a xlink:type="simple" xlink:href="#__RefHeading___Toc12586_192218882" text:style-name="Index_20_Link" text:visited-style-name="Index_20_Link">409 Conflict<text:tab/>30</text:a></text:p>
          <text:p text:style-name="P13"><text:a xlink:type="simple" xlink:href="#__RefHeading___Toc12588_192218882" text:style-name="Index_20_Link" text:visited-style-name="Index_20_Link">Other Responses<text:tab/>30</text:a></text:p>
          <text:p text:style-name="P16"><text:a xlink:type="simple" xlink:href="#__RefHeading___Toc12590_192218882" text:style-name="Index_20_Link" text:visited-style-name="Index_20_Link">Updating Resources<text:tab/>31</text:a></text:p>
          <text:p text:style-name="P17"><text:a xlink:type="simple" xlink:href="#__RefHeading___Toc12592_192218882" text:style-name="Index_20_Link" text:visited-style-name="Index_20_Link">Updating a Resource’s Attributes<text:tab/>31</text:a></text:p>
          <text:p text:style-name="P17"><text:a xlink:type="simple" xlink:href="#__RefHeading___Toc12594_192218882" text:style-name="Index_20_Link" text:visited-style-name="Index_20_Link">Updating a Resource’s Relationships<text:tab/>32</text:a></text:p>
          <text:p text:style-name="P17"><text:a xlink:type="simple" xlink:href="#__RefHeading___Toc12596_192218882" text:style-name="Index_20_Link" text:visited-style-name="Index_20_Link">Responses<text:tab/>33</text:a></text:p>
          <text:p text:style-name="P13"><text:a xlink:type="simple" xlink:href="#__RefHeading___Toc12598_192218882" text:style-name="Index_20_Link" text:visited-style-name="Index_20_Link">202 Accepted<text:tab/>33</text:a></text:p>
          <text:p text:style-name="P13"><text:a xlink:type="simple" xlink:href="#__RefHeading___Toc12600_192218882" text:style-name="Index_20_Link" text:visited-style-name="Index_20_Link">200 OK<text:tab/>33</text:a></text:p>
          <text:p text:style-name="P13"><text:a xlink:type="simple" xlink:href="#__RefHeading___Toc12602_192218882" text:style-name="Index_20_Link" text:visited-style-name="Index_20_Link">204 No Content<text:tab/>34</text:a></text:p>
          <text:p text:style-name="P13"><text:a xlink:type="simple" xlink:href="#__RefHeading___Toc12604_192218882" text:style-name="Index_20_Link" text:visited-style-name="Index_20_Link">403 Forbidden<text:tab/>34</text:a></text:p>
          <text:p text:style-name="P13"><text:a xlink:type="simple" xlink:href="#__RefHeading___Toc12606_192218882" text:style-name="Index_20_Link" text:visited-style-name="Index_20_Link">404 Not Found<text:tab/>34</text:a></text:p>
          <text:p text:style-name="P13"><text:a xlink:type="simple" xlink:href="#__RefHeading___Toc12608_192218882" text:style-name="Index_20_Link" text:visited-style-name="Index_20_Link">409 Conflict<text:tab/>34</text:a></text:p>
          <text:p text:style-name="P13"><text:a xlink:type="simple" xlink:href="#__RefHeading___Toc12610_192218882" text:style-name="Index_20_Link" text:visited-style-name="Index_20_Link">Other Responses<text:tab/>35</text:a></text:p>
          <text:p text:style-name="P16"><text:a xlink:type="simple" xlink:href="#__RefHeading___Toc12612_192218882" text:style-name="Index_20_Link" text:visited-style-name="Index_20_Link">Updating Relationships<text:tab/>35</text:a></text:p>
          <text:p text:style-name="P17"><text:a xlink:type="simple" xlink:href="#__RefHeading___Toc12614_192218882" text:style-name="Index_20_Link" text:visited-style-name="Index_20_Link">Updating To-One Relationships<text:tab/>35</text:a></text:p>
          <text:p text:style-name="P17"><text:a xlink:type="simple" xlink:href="#__RefHeading___Toc12616_192218882" text:style-name="Index_20_Link" text:visited-style-name="Index_20_Link">Updating To-Many Relationships<text:tab/>36</text:a></text:p>
          <text:p text:style-name="P17"><text:a xlink:type="simple" xlink:href="#__RefHeading___Toc12618_192218882" text:style-name="Index_20_Link" text:visited-style-name="Index_20_Link">Responses<text:tab/>38</text:a></text:p>
          <text:p text:style-name="P13"><text:a xlink:type="simple" xlink:href="#__RefHeading___Toc12620_192218882" text:style-name="Index_20_Link" text:visited-style-name="Index_20_Link">202 Accepted<text:tab/>38</text:a></text:p>
          <text:p text:style-name="P13"><text:a xlink:type="simple" xlink:href="#__RefHeading___Toc12622_192218882" text:style-name="Index_20_Link" text:visited-style-name="Index_20_Link">204 No Content<text:tab/>38</text:a></text:p>
          <text:p text:style-name="P13"><text:a xlink:type="simple" xlink:href="#__RefHeading___Toc12624_192218882" text:style-name="Index_20_Link" text:visited-style-name="Index_20_Link">200 OK<text:tab/>39</text:a></text:p>
          <text:p text:style-name="P13"><text:a xlink:type="simple" xlink:href="#__RefHeading___Toc12626_192218882" text:style-name="Index_20_Link" text:visited-style-name="Index_20_Link">403 Forbidden<text:tab/>39</text:a></text:p>
          <text:p text:style-name="P13"><text:a xlink:type="simple" xlink:href="#__RefHeading___Toc12628_192218882" text:style-name="Index_20_Link" text:visited-style-name="Index_20_Link">Other Responses<text:tab/>39</text:a></text:p>
          <text:p text:style-name="P16"><text:a xlink:type="simple" xlink:href="#__RefHeading___Toc12630_192218882" text:style-name="Index_20_Link" text:visited-style-name="Index_20_Link">Deleting Resources<text:tab/>39</text:a></text:p>
          <text:p text:style-name="P17"><text:a xlink:type="simple" xlink:href="#__RefHeading___Toc12632_192218882" text:style-name="Index_20_Link" text:visited-style-name="Index_20_Link">Responses<text:tab/>40</text:a></text:p>
          <text:p text:style-name="P13"><text:a xlink:type="simple" xlink:href="#__RefHeading___Toc12634_192218882" text:style-name="Index_20_Link" text:visited-style-name="Index_20_Link">202 Accepted<text:tab/>40</text:a></text:p>
          <text:p text:style-name="P13"><text:a xlink:type="simple" xlink:href="#__RefHeading___Toc12636_192218882" text:style-name="Index_20_Link" text:visited-style-name="Index_20_Link">204 No Content<text:tab/>40</text:a></text:p>
          <text:p text:style-name="P13"><text:a xlink:type="simple" xlink:href="#__RefHeading___Toc12638_192218882" text:style-name="Index_20_Link" text:visited-style-name="Index_20_Link">200 OK<text:tab/>40</text:a></text:p>
          <text:p text:style-name="P13"><text:a xlink:type="simple" xlink:href="#__RefHeading___Toc12640_192218882" text:style-name="Index_20_Link" text:visited-style-name="Index_20_Link">404 NOT FOUND<text:tab/>40</text:a></text:p>
          <text:p text:style-name="P13"><text:a xlink:type="simple" xlink:href="#__RefHeading___Toc12642_192218882" text:style-name="Index_20_Link" text:visited-style-name="Index_20_Link">Other Responses<text:tab/>40</text:a></text:p>
          <text:p text:style-name="P15"><text:a xlink:type="simple" xlink:href="#__RefHeading___Toc12644_192218882" text:style-name="Index_20_Link" text:visited-style-name="Index_20_Link">Query Parameters<text:tab/>40</text:a></text:p>
          <text:p text:style-name="P15"><text:a xlink:type="simple" xlink:href="#__RefHeading___Toc12646_192218882" text:style-name="Index_20_Link" text:visited-style-name="Index_20_Link">Errors<text:tab/>41</text:a></text:p>
          <text:p text:style-name="P16"><text:a xlink:type="simple" xlink:href="#__RefHeading___Toc12648_192218882" text:style-name="Index_20_Link" text:visited-style-name="Index_20_Link">Processing Errors<text:tab/>41</text:a></text:p>
          <text:p text:style-name="P16"><text:a xlink:type="simple" xlink:href="#__RefHeading___Toc12650_192218882" text:style-name="Index_20_Link" text:visited-style-name="Index_20_Link">Error Objects<text:tab/>41</text:a></text:p>
        </text:index-body>
      </text:table-of-content>
      <text:p text:style-name="Text_20_body"/>
      <text:p text:style-name="Text_20_body"/>
      <text:h text:style-name="P12" text:outline-level="1"><text:bookmark-start text:name="__RefHeading___Toc12486_192218882"/>Latest Specification (v1.0)<text:bookmark-end text:name="__RefHeading___Toc12486_192218882"/></text:h>
      <text:h text:style-name="Heading_20_1" text:outline-level="1"><text:bookmark text:name="auto-id--status"/><text:bookmark-start text:name="__RefHeading___Toc12488_192218882"/><text:bookmark text:name="status"/>Status<text:bookmark-end text:name="__RefHeading___Toc12488_192218882"/></text:h>
      <text:p text:style-name="P1">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12">discussion forum</text:span></text:a>.</text:p>
      <text:p text:style-name="P1">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12">GitHub repository</text:span></text:a>.</text:p>
      <text:h text:style-name="P3" text:outline-level="2"><text:bookmark text:name="auto-id--introduction"/><text:bookmark-start text:name="__RefHeading___Toc12490_192218882"/><text:bookmark text:name="introduction"/>Introduction<text:bookmark-end text:name="__RefHeading___Toc12490_192218882"/></text:h>
      <text:p text:style-name="P1">JSON:API is a specification for how a client should request that resources be fetched or modified, and how a server should respond to those requests.</text:p>
      <text:p text:style-name="P1">JSON:API is designed to minimize both the number of requests and the amount of data transmitted between clients and servers. This efficiency is achieved without compromising readability, flexibility, or discoverability.</text:p>
      <text:p text:style-name="P1">JSON:API requires use of the JSON:API media type (<text:a xlink:type="simple" xlink:href="http://www.iana.org/assignments/media-types/application/vnd.api+json" text:style-name="Internet_20_link" text:visited-style-name="Visited_20_Internet_20_Link"><text:span text:style-name="Source_20_Text"><text:span text:style-name="T13">application/vnd.api+json</text:span></text:span></text:a>) for exchanging data.</text:p>
      <text:h text:style-name="P3" text:outline-level="2"><text:bookmark text:name="auto-id--conventions"/><text:bookmark-start text:name="__RefHeading___Toc12492_192218882"/><text:bookmark text:name="conventions"/>Conventions<text:bookmark-end text:name="__RefHeading___Toc12492_192218882"/></text:h>
      <text:p text:style-name="P1">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12">RFC2119</text:span></text:a>].</text:p>
      <text:h text:style-name="P3" text:outline-level="2"><text:bookmark text:name="auto-id--content-negotiation"/><text:bookmark-start text:name="__RefHeading___Toc12494_192218882"/><text:bookmark text:name="content-negotiation"/>Content Negotiation<text:bookmark-end text:name="__RefHeading___Toc12494_192218882"/></text:h>
      <text:h text:style-name="P4" text:outline-level="3"><text:bookmark text:name="auto-id--client-responsibilities"/><text:bookmark-start text:name="__RefHeading___Toc12496_192218882"/><text:bookmark text:name="content-negotiation-clients"/>Client Responsibilities<text:bookmark-end text:name="__RefHeading___Toc12496_192218882"/></text:h>
      <text:p text:style-name="P1"><text:span text:style-name="T46">Clients </text:span><text:span text:style-name="Strong_20_Emphasis"><text:span text:style-name="T5">MUST</text:span></text:span><text:span text:style-name="T46"> send all JSON:API data in request documents with the header</text:span><text:span text:style-name="Source_20_Text"><text:span text:style-name="T26">Content-Type: application/vnd.api+json</text:span></text:span><text:span text:style-name="T46"> without any media type parameters.</text:span></text:p>
      <text:p text:style-name="P1"><text:soft-page-break/><text:span text:style-name="T47">Clients that include the JSON:API media type in their </text:span><text:span text:style-name="Source_20_Text"><text:span text:style-name="T27">Accept</text:span></text:span><text:span text:style-name="T47"> header </text:span><text:span text:style-name="Strong_20_Emphasis"><text:span text:style-name="T6">MUST</text:span></text:span><text:span text:style-name="T47"> specify the media type there at least once without any media type parameters.</text:span></text:p>
      <text:p text:style-name="P1"><text:span text:style-name="T52">Clients </text:span><text:span text:style-name="Strong_20_Emphasis"><text:span text:style-name="T9">MUST</text:span></text:span><text:span text:style-name="T52"> ignore any parameters for the </text:span><text:span text:style-name="Source_20_Text"><text:span text:style-name="T28">application/vnd.api+json</text:span></text:span><text:span text:style-name="T52"> media type received in the </text:span><text:span text:style-name="Source_20_Text"><text:span text:style-name="T28">Content-Type</text:span></text:span><text:span text:style-name="T52"> header of response documents.</text:span></text:p>
      <text:h text:style-name="P4" text:outline-level="3"><text:bookmark text:name="auto-id--server-responsibilities"/><text:bookmark-start text:name="__RefHeading___Toc12498_192218882"/><text:bookmark text:name="content-negotiation-servers"/>Server Responsibilities<text:bookmark-end text:name="__RefHeading___Toc12498_192218882"/></text:h>
      <text:p text:style-name="P1"><text:span text:style-name="T46">Servers </text:span><text:span text:style-name="Strong_20_Emphasis"><text:span text:style-name="T5">MUST</text:span></text:span><text:span text:style-name="T46"> send all JSON:API data in response documents with the header</text:span><text:span text:style-name="Source_20_Text"><text:span text:style-name="T26">Content-Type: application/vnd.api+json</text:span></text:span><text:span text:style-name="T46"> without any media type parameters.</text:span></text:p>
      <text:p text:style-name="P1"><text:span text:style-name="T46">Servers </text:span><text:span text:style-name="Strong_20_Emphasis"><text:span text:style-name="T5">MUST</text:span></text:span><text:span text:style-name="T46"> respond with a </text:span><text:span text:style-name="Source_20_Text"><text:span text:style-name="T26">415 Unsupported Media Type</text:span></text:span><text:span text:style-name="T46"> status code if a request specifies the header </text:span><text:span text:style-name="Source_20_Text"><text:span text:style-name="T26">Content-Type: application/vnd.api+json</text:span></text:span><text:span text:style-name="T46"> with any media type parameters.</text:span></text:p>
      <text:p text:style-name="P1"><text:span text:style-name="T47">Servers </text:span><text:span text:style-name="Strong_20_Emphasis"><text:span text:style-name="T6">MUST</text:span></text:span><text:span text:style-name="T47"> respond with a </text:span><text:span text:style-name="Source_20_Text"><text:span text:style-name="T27">406 Not Acceptable</text:span></text:span><text:span text:style-name="T47"> status code if a request’s </text:span><text:span text:style-name="Source_20_Text"><text:span text:style-name="T27">Accept</text:span></text:span><text:span text:style-name="T47"> header contains the JSON:API media type and all instances of that media type are modified with media type parameters.</text:span></text:p>
      <text:p text:style-name="P8">Note: The content negotiation requirements exist to allow future versions of this specification to use media type parameters for extension negotiation and versioning.</text:p>
      <text:h text:style-name="P3" text:outline-level="2"><text:bookmark text:name="auto-id--document-structure"/><text:bookmark-start text:name="__RefHeading___Toc12500_192218882"/><text:bookmark text:name="document-structure"/>Document Structure<text:bookmark-end text:name="__RefHeading___Toc12500_192218882"/></text:h>
      <text:p text:style-name="P1">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13">application/vnd.api+json</text:span></text:span></text:a>. JSON:API documents are defined in JavaScript Object Notation (JSON) [<text:a xlink:type="simple" xlink:href="http://tools.ietf.org/html/rfc7159" text:style-name="Internet_20_link" text:visited-style-name="Visited_20_Internet_20_Link"><text:span text:style-name="T12">RFC7159</text:span></text:a>].</text:p>
      <text:p text:style-name="P1">Although the same media type is used for both request and response documents, certain aspects are only applicable to one or the other. These differences are called out below.</text:p>
      <text:p text:style-name="P1"><text:span text:style-name="T42">Unless otherwise noted, objects defined by this specification </text:span><text:span text:style-name="Strong_20_Emphasis"><text:span text:style-name="T2">MUST NOT</text:span></text:span><text:span text:style-name="T42"> contain any additional members.</text:span> <text:span text:style-name="T52">Client and server implementations </text:span><text:span text:style-name="Strong_20_Emphasis"><text:span text:style-name="T9">MUST</text:span></text:span><text:span text:style-name="T52"> ignore members not recognized by this specification.</text:span></text:p>
      <text:p text:style-name="P8"><text:soft-page-break/>Note: These conditions allow this specification to evolve through additive changes.</text:p>
      <text:h text:style-name="P4" text:outline-level="3"><text:bookmark text:name="auto-id--top-level"/><text:bookmark-start text:name="__RefHeading___Toc12502_192218882"/><text:bookmark text:name="document-top-level"/>Top Level<text:bookmark-end text:name="__RefHeading___Toc12502_192218882"/></text:h>
      <text:p text:style-name="P1">A JSON object <text:span text:style-name="Strong_20_Emphasis"><text:span text:style-name="T1">MUST</text:span></text:span> be at the root of every JSON:API request and response containing data. This object defines a document’s “top level”.</text:p>
      <text:p text:style-name="P1"><text:span text:style-name="T46">A document </text:span><text:span text:style-name="Strong_20_Emphasis"><text:span text:style-name="T5">MUST</text:span></text:span><text:span text:style-name="T46"> contain at least one of the following top-level members:</text:span></text:p>
      <text:list xml:id="list1594145317" text:style-name="L1">
        <text:list-item>
          <text:p text:style-name="P35"><text:span text:style-name="Source_20_Text"><text:span text:style-name="T26">data</text:span></text:span><text:span text:style-name="T46">: the document’s “primary data”</text:span></text:p>
        </text:list-item>
        <text:list-item>
          <text:p text:style-name="P35"><text:span text:style-name="Source_20_Text"><text:span text:style-name="T26">errors</text:span></text:span><text:span text:style-name="T46">: an array of </text:span><text:a xlink:type="simple" xlink:href="https://jsonapi.org/format/#errors" text:style-name="Internet_20_link" text:visited-style-name="Visited_20_Internet_20_Link"><text:span text:style-name="T14">error objects</text:span></text:a></text:p>
        </text:list-item>
        <text:list-item>
          <text:p text:style-name="P18"><text:span text:style-name="Source_20_Text"><text:span text:style-name="T26">meta</text:span></text:span><text:span text:style-name="T46">: a </text:span><text:a xlink:type="simple" xlink:href="https://jsonapi.org/format/#document-meta" text:style-name="Internet_20_link" text:visited-style-name="Visited_20_Internet_20_Link"><text:span text:style-name="T14">meta object</text:span></text:a><text:span text:style-name="T46"> that contains non-standard meta-information.</text:span></text:p>
        </text:list-item>
      </text:list>
      <text:p text:style-name="P1"><text:span text:style-name="T46">The members </text:span><text:span text:style-name="Source_20_Text"><text:span text:style-name="T26">data</text:span></text:span><text:span text:style-name="T46"> and </text:span><text:span text:style-name="Source_20_Text"><text:span text:style-name="T26">errors</text:span></text:span><text:span text:style-name="T46"> </text:span><text:span text:style-name="Strong_20_Emphasis"><text:span text:style-name="T5">MUST NOT</text:span></text:span><text:span text:style-name="T46"> coexist in the same document.</text:span></text:p>
      <text:p text:style-name="P1"><text:span text:style-name="T46">A document </text:span><text:span text:style-name="Strong_20_Emphasis"><text:span text:style-name="T5">MAY</text:span></text:span><text:span text:style-name="T46"> contain any of these top-level members:</text:span></text:p>
      <text:list xml:id="list594511420" text:style-name="L2">
        <text:list-item>
          <text:p text:style-name="P36"><text:span text:style-name="Source_20_Text"><text:span text:style-name="T26">jsonapi</text:span></text:span><text:span text:style-name="T46">: an object describing the server’s implementation</text:span></text:p>
        </text:list-item>
        <text:list-item>
          <text:p text:style-name="P36"><text:span text:style-name="Source_20_Text"><text:span text:style-name="T26">links</text:span></text:span><text:span text:style-name="T46">: a </text:span><text:a xlink:type="simple" xlink:href="https://jsonapi.org/format/#document-links" text:style-name="Internet_20_link" text:visited-style-name="Visited_20_Internet_20_Link"><text:span text:style-name="T14">links object</text:span></text:a><text:span text:style-name="T46"> related to the primary data.</text:span></text:p>
        </text:list-item>
        <text:list-item>
          <text:p text:style-name="P19"><text:span text:style-name="Source_20_Text"><text:span text:style-name="T26">included</text:span></text:span><text:span text:style-name="T46">: an array of </text:span><text:a xlink:type="simple" xlink:href="https://jsonapi.org/format/#document-resource-objects" text:style-name="Internet_20_link" text:visited-style-name="Visited_20_Internet_20_Link"><text:span text:style-name="T14">resource objects</text:span></text:a><text:span text:style-name="T46"> that are related to the primary data and/or each other (“included resources”).</text:span></text:p>
        </text:list-item>
      </text:list>
      <text:p text:style-name="P1"><text:span text:style-name="T46">If a document does not contain a top-level </text:span><text:span text:style-name="Source_20_Text"><text:span text:style-name="T26">data</text:span></text:span><text:span text:style-name="T46"> key, the </text:span><text:span text:style-name="Source_20_Text"><text:span text:style-name="T26">included</text:span></text:span><text:span text:style-name="T46"> member </text:span><text:span text:style-name="Strong_20_Emphasis"><text:span text:style-name="T5">MUST NOT</text:span></text:span><text:span text:style-name="T46"> be present either.</text:span></text:p>
      <text:p text:style-name="P1"><text:span text:style-name="T50">The top-level </text:span><text:a xlink:type="simple" xlink:href="https://jsonapi.org/format/#document-links" text:style-name="Internet_20_link" text:visited-style-name="Visited_20_Internet_20_Link">links object</text:a><text:span text:style-name="T50"> </text:span><text:span text:style-name="Strong_20_Emphasis"><text:span text:style-name="T48">MAY</text:span></text:span><text:span text:style-name="T50"> contain the following members:</text:span></text:p>
      <text:list xml:id="list1692614857" text:style-name="L3">
        <text:list-item>
          <text:p text:style-name="P37"><text:span text:style-name="Source_20_Text"><text:span text:style-name="T49">self</text:span></text:span><text:span text:style-name="T50">: the </text:span><text:a xlink:type="simple" xlink:href="https://jsonapi.org/format/#document-links" text:style-name="Internet_20_link" text:visited-style-name="Visited_20_Internet_20_Link">link</text:a><text:span text:style-name="T50"> that generated the current response document.</text:span></text:p>
        </text:list-item>
        <text:list-item>
          <text:p text:style-name="P37"><text:span text:style-name="Source_20_Text"><text:span text:style-name="T49">related</text:span></text:span><text:span text:style-name="T50">: a </text:span><text:a xlink:type="simple" xlink:href="https://jsonapi.org/format/#document-resource-object-related-resource-links" text:style-name="Internet_20_link" text:visited-style-name="Visited_20_Internet_20_Link">related resource link</text:a><text:span text:style-name="T50"> when the primary data represents a resource relationship.</text:span></text:p>
        </text:list-item>
        <text:list-item>
          <text:p text:style-name="P20"><text:a xlink:type="simple" xlink:href="https://jsonapi.org/format/#fetching-pagination" text:style-name="Internet_20_link" text:visited-style-name="Visited_20_Internet_20_Link">pagination</text:a><text:span text:style-name="T50"> links for the primary data.</text:span></text:p>
        </text:list-item>
      </text:list>
      <text:p text:style-name="P1">The document’s “primary data” is a representation of the resource or collection of resources targeted by a request.</text:p>
      <text:p text:style-name="P1"><text:span text:style-name="T46">Primary data </text:span><text:span text:style-name="Strong_20_Emphasis"><text:span text:style-name="T5">MUST</text:span></text:span><text:span text:style-name="T46"> be either:</text:span></text:p>
      <text:list xml:id="list925529699" text:style-name="L4">
        <text:list-item>
          <text:p text:style-name="P38"><text:span text:style-name="T46">a single </text:span><text:a xlink:type="simple" xlink:href="https://jsonapi.org/format/#document-resource-objects" text:style-name="Internet_20_link" text:visited-style-name="Visited_20_Internet_20_Link"><text:span text:style-name="T14">resource object</text:span></text:a><text:span text:style-name="T46">, a single </text:span><text:a xlink:type="simple" xlink:href="https://jsonapi.org/format/#document-resource-identifier-objects" text:style-name="Internet_20_link" text:visited-style-name="Visited_20_Internet_20_Link"><text:span text:style-name="T14">resource identifier object</text:span></text:a><text:span text:style-name="T46">, or </text:span><text:span text:style-name="Source_20_Text"><text:span text:style-name="T26">null</text:span></text:span><text:span text:style-name="T46">, for requests that target single resources</text:span></text:p>
        </text:list-item>
        <text:list-item>
          <text:p text:style-name="P21"><text:span text:style-name="T46">an array of </text:span><text:a xlink:type="simple" xlink:href="https://jsonapi.org/format/#document-resource-objects" text:style-name="Internet_20_link" text:visited-style-name="Visited_20_Internet_20_Link"><text:span text:style-name="T14">resource objects</text:span></text:a><text:span text:style-name="T46">, an array of </text:span><text:a xlink:type="simple" xlink:href="https://jsonapi.org/format/#document-resource-identifier-objects" text:style-name="Internet_20_link" text:visited-style-name="Visited_20_Internet_20_Link"><text:span text:style-name="T14">resource identifier objects</text:span></text:a><text:span text:style-name="T46">, or an empty array (</text:span><text:span text:style-name="Source_20_Text"><text:span text:style-name="T26">[]</text:span></text:span><text:span text:style-name="T46">), for requests that target resource collections</text:span></text:p>
        </text:list-item>
      </text:list>
      <text:p text:style-name="P1">For example, the following primary data is a single resource object:</text:p>
      <text:p text:style-name="P7"><text:soft-page-break/><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9">//</text:span></text:span><text:span text:style-name="Source_20_Text"><text:span text:style-name="T38"> </text:span></text:span><text:span text:style-name="Source_20_Text"><text:span text:style-name="T39">...</text:span></text:span><text:span text:style-name="Source_20_Text"><text:span text:style-name="T38"> </text:span></text:span><text:span text:style-name="Source_20_Text"><text:span text:style-name="T39">this</text:span></text:span><text:span text:style-name="Source_20_Text"><text:span text:style-name="T38"> </text:span></text:span><text:span text:style-name="Source_20_Text"><text:span text:style-name="T39">article's</text:span></text:span><text:span text:style-name="Source_20_Text"><text:span text:style-name="T38"> </text:span></text:span><text:span text:style-name="Source_20_Text"><text:span text:style-name="T39">attributes</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9">//</text:span></text:span><text:span text:style-name="Source_20_Text"><text:span text:style-name="T38"> </text:span></text:span><text:span text:style-name="Source_20_Text"><text:span text:style-name="T39">...</text:span></text:span><text:span text:style-name="Source_20_Text"><text:span text:style-name="T38"> </text:span></text:span><text:span text:style-name="Source_20_Text"><text:span text:style-name="T39">this</text:span></text:span><text:span text:style-name="Source_20_Text"><text:span text:style-name="T38"> </text:span></text:span><text:span text:style-name="Source_20_Text"><text:span text:style-name="T39">article's</text:span></text:span><text:span text:style-name="Source_20_Text"><text:span text:style-name="T38"> </text:span></text:span><text:span text:style-name="Source_20_Text"><text:span text:style-name="T39">relationships</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he following primary data is a single <text:a xlink:type="simple" xlink:href="https://jsonapi.org/format/#document-resource-identifier-objects" text:style-name="Internet_20_link" text:visited-style-name="Visited_20_Internet_20_Link"><text:span text:style-name="T12">resource identifier object</text:span></text:a> that references the same resource:</text:p>
      <text:p text:style-name="P7"><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46">A logical collection of resources </text:span><text:span text:style-name="Strong_20_Emphasis"><text:span text:style-name="T5">MUST</text:span></text:span><text:span text:style-name="T46"> be represented as an array, even if it only contains one item or is empty.</text:span></text:p>
      <text:h text:style-name="P4" text:outline-level="3"><text:bookmark text:name="auto-id--resource-objects"/><text:bookmark-start text:name="__RefHeading___Toc12504_192218882"/><text:bookmark text:name="document-resource-objects"/>Resource Objects<text:bookmark-end text:name="__RefHeading___Toc12504_192218882"/></text:h>
      <text:p text:style-name="P1">“Resource objects” appear in a JSON:API document to represent resources.</text:p>
      <text:p text:style-name="P1"><text:span text:style-name="T46">A resource object </text:span><text:span text:style-name="Strong_20_Emphasis"><text:span text:style-name="T5">MUST</text:span></text:span><text:span text:style-name="T46"> contain at least the following top-level members:</text:span></text:p>
      <text:list xml:id="list3198598546" text:style-name="L5">
        <text:list-item>
          <text:p text:style-name="P39"><text:span text:style-name="Source_20_Text"><text:span text:style-name="T26">id</text:span></text:span></text:p>
        </text:list-item>
        <text:list-item>
          <text:p text:style-name="P22"><text:span text:style-name="Source_20_Text"><text:span text:style-name="T26">type</text:span></text:span></text:p>
        </text:list-item>
      </text:list>
      <text:p text:style-name="P1"><text:span text:style-name="T45">Exception: The </text:span><text:span text:style-name="Source_20_Text"><text:span text:style-name="T25">id</text:span></text:span><text:span text:style-name="T45"> member is not required when the resource object originates at the client and represents a new resource to be created on the server.</text:span></text:p>
      <text:p text:style-name="P1"><text:span text:style-name="T46">In addition, a resource object </text:span><text:span text:style-name="Strong_20_Emphasis"><text:span text:style-name="T5">MAY</text:span></text:span><text:span text:style-name="T46"> contain any of these top-level members:</text:span></text:p>
      <text:list xml:id="list919866462" text:style-name="L6">
        <text:list-item>
          <text:p text:style-name="P40"><text:span text:style-name="Source_20_Text"><text:span text:style-name="T26">attributes</text:span></text:span><text:span text:style-name="T46">: an </text:span><text:a xlink:type="simple" xlink:href="https://jsonapi.org/format/#document-resource-object-attributes" text:style-name="Internet_20_link" text:visited-style-name="Visited_20_Internet_20_Link"><text:span text:style-name="T14">attributes object</text:span></text:a><text:span text:style-name="T46"> representing some of the resource’s data.</text:span></text:p>
        </text:list-item>
        <text:list-item>
          <text:p text:style-name="P40"><text:span text:style-name="Source_20_Text"><text:span text:style-name="T26">relationships</text:span></text:span><text:span text:style-name="T46">: a </text:span><text:a xlink:type="simple" xlink:href="https://jsonapi.org/format/#document-resource-object-relationships" text:style-name="Internet_20_link" text:visited-style-name="Visited_20_Internet_20_Link"><text:span text:style-name="T14">relationships object</text:span></text:a><text:span text:style-name="T46"> describing relationships between the resource and other JSON:API resources.</text:span></text:p>
        </text:list-item>
        <text:list-item>
          <text:p text:style-name="P40"><text:span text:style-name="Source_20_Text"><text:span text:style-name="T26">links</text:span></text:span><text:span text:style-name="T46">: a </text:span><text:a xlink:type="simple" xlink:href="https://jsonapi.org/format/#document-links" text:style-name="Internet_20_link" text:visited-style-name="Visited_20_Internet_20_Link"><text:span text:style-name="T14">links object</text:span></text:a><text:span text:style-name="T46"> containing links related to the resource.</text:span></text:p>
        </text:list-item>
        <text:list-item>
          <text:p text:style-name="P23"><text:span text:style-name="Source_20_Text"><text:span text:style-name="T26">meta</text:span></text:span><text:span text:style-name="T46">: a </text:span><text:a xlink:type="simple" xlink:href="https://jsonapi.org/format/#document-meta" text:style-name="Internet_20_link" text:visited-style-name="Visited_20_Internet_20_Link"><text:span text:style-name="T14">meta object</text:span></text:a><text:span text:style-name="T46"> containing non-standard meta-information about a resource that can not be represented as an attribute or relationship.</text:span></text:p>
        </text:list-item>
      </text:list>
      <text:p text:style-name="P1"><text:soft-page-break/>Here’s how an article (i.e. a resource of type “articles”) might appear in a document:</text:p>
      <text:p text:style-name="P7"><text:span text:style-name="Source_20_Text"><text:span text:style-name="T39">//</text:span></text:span><text:span text:style-name="Source_20_Text"><text:span text:style-name="T38"> </text:span></text:span><text:span text:style-name="Source_20_Text"><text:span text:style-name="T39">...</text:span></text:span></text:p>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Rails is Omakase"</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articles/1/relationships/author"</text:span></text:span><text:span text:style-name="Source_20_Text"><text:span text:style-name="T32">,</text:span></text:span></text:p>
      <text:p text:style-name="P11"><text:span text:style-name="Source_20_Text"><text:span text:style-name="T31"><text:s text:c="8"/></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articles/1/author"</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2">}</text:span></text:span></text:p>
      <text:p text:style-name="P10"><text:span text:style-name="Source_20_Text"><text:span text:style-name="T39">//</text:span></text:span><text:span text:style-name="Source_20_Text"><text:span text:style-name="T38"> </text:span></text:span><text:span text:style-name="Source_20_Text"><text:span text:style-name="T39">...</text:span></text:span></text:p>
      <text:h text:style-name="P5" text:outline-level="4"><text:bookmark text:name="auto-id--identification"/><text:bookmark-start text:name="__RefHeading___Toc12506_192218882"/><text:bookmark text:name="document-resource-object-identification"/>Identification<text:bookmark-end text:name="__RefHeading___Toc12506_192218882"/></text:h>
      <text:p text:style-name="P1"><text:span text:style-name="T46">Every </text:span><text:a xlink:type="simple" xlink:href="https://jsonapi.org/format/#document-resource-objects" text:style-name="Internet_20_link" text:visited-style-name="Visited_20_Internet_20_Link"><text:span text:style-name="T14">resource object</text:span></text:a><text:span text:style-name="T46"> </text:span><text:span text:style-name="Strong_20_Emphasis"><text:span text:style-name="T5">MUST</text:span></text:span><text:span text:style-name="T46"> contain an </text:span><text:span text:style-name="Source_20_Text"><text:span text:style-name="T26">id</text:span></text:span><text:span text:style-name="T46"> member and a </text:span><text:span text:style-name="Source_20_Text"><text:span text:style-name="T26">type</text:span></text:span><text:span text:style-name="T46"> member. The values of the </text:span><text:span text:style-name="Source_20_Text"><text:span text:style-name="T26">id</text:span></text:span><text:span text:style-name="T46">and </text:span><text:span text:style-name="Source_20_Text"><text:span text:style-name="T26">type</text:span></text:span><text:span text:style-name="T46"> members </text:span><text:span text:style-name="Strong_20_Emphasis"><text:span text:style-name="T5">MUST</text:span></text:span><text:span text:style-name="T46"> be strings.</text:span></text:p>
      <text:p text:style-name="P1">Within a given API, each resource object’s <text:span text:style-name="Source_20_Text"><text:span text:style-name="T23">type</text:span></text:span> and <text:span text:style-name="Source_20_Text"><text:span text:style-name="T23">id</text:span></text:span> pair <text:span text:style-name="Strong_20_Emphasis"><text:span text:style-name="T1">MUST</text:span></text:span> identify a single, unique resource. (The set of URIs controlled by a server, or multiple servers acting as one, constitute an API.)</text:p>
      <text:p text:style-name="P1">The <text:span text:style-name="Source_20_Text"><text:span text:style-name="T23">type</text:span></text:span> member is used to describe <text:a xlink:type="simple" xlink:href="https://jsonapi.org/format/#document-resource-objects" text:style-name="Internet_20_link" text:visited-style-name="Visited_20_Internet_20_Link"><text:span text:style-name="T12">resource objects</text:span></text:a> that share common attributes and relationships.</text:p>
      <text:p text:style-name="P1"><text:span text:style-name="T46">The values of </text:span><text:span text:style-name="Source_20_Text"><text:span text:style-name="T26">type</text:span></text:span><text:span text:style-name="T46"> members </text:span><text:span text:style-name="Strong_20_Emphasis"><text:span text:style-name="T5">MUST</text:span></text:span><text:span text:style-name="T46"> adhere to the same constraints as </text:span><text:a xlink:type="simple" xlink:href="https://jsonapi.org/format/#document-member-names" text:style-name="Internet_20_link" text:visited-style-name="Visited_20_Internet_20_Link"><text:span text:style-name="T14">member names</text:span></text:a><text:span text:style-name="T46">.</text:span></text:p>
      <text:p text:style-name="P9"><text:span text:style-name="T40">Note: This spec is agnostic about inflection rules, so the value of </text:span><text:span text:style-name="Source_20_Text"><text:span text:style-name="T41">type</text:span></text:span><text:span text:style-name="T40"> can be either plural or singular. However, the same value should be used consistently throughout an implementation.</text:span></text:p>
      <text:h text:style-name="P5" text:outline-level="4"><text:bookmark text:name="auto-id--fields"/><text:bookmark-start text:name="__RefHeading___Toc12508_192218882"/><text:bookmark text:name="document-resource-object-fields"/>Fields<text:bookmark-end text:name="__RefHeading___Toc12508_192218882"/></text:h>
      <text:p text:style-name="P1">A resource object’s <text:a xlink:type="simple" xlink:href="https://jsonapi.org/format/#document-resource-object-attributes" text:style-name="Internet_20_link" text:visited-style-name="Visited_20_Internet_20_Link"><text:span text:style-name="T12">attributes</text:span></text:a> and its <text:a xlink:type="simple" xlink:href="https://jsonapi.org/format/#document-resource-object-relationships" text:style-name="Internet_20_link" text:visited-style-name="Visited_20_Internet_20_Link"><text:span text:style-name="T12">relationships</text:span></text:a> are collectively called its “<text:a xlink:type="simple" xlink:href="https://jsonapi.org/format/#document-resource-object-fields" text:style-name="Internet_20_link" text:visited-style-name="Visited_20_Internet_20_Link"><text:span text:style-name="T12">fields</text:span></text:a>”.</text:p>
      <text:p text:style-name="P1"><text:soft-page-break/>Fields for a <text:a xlink:type="simple" xlink:href="https://jsonapi.org/format/#document-resource-objects" text:style-name="Internet_20_link" text:visited-style-name="Visited_20_Internet_20_Link"><text:span text:style-name="T12">resource object</text:span></text:a> <text:span text:style-name="Strong_20_Emphasis"><text:span text:style-name="T1">MUST</text:span></text:span> share a common namespace with each other and with <text:span text:style-name="Source_20_Text"><text:span text:style-name="T23">type</text:span></text:span> and <text:span text:style-name="Source_20_Text"><text:span text:style-name="T23">id</text:span></text:span>. In other words, a resource can not have an attribute and relationship with the same name, nor can it have an attribute or relationship named <text:span text:style-name="Source_20_Text"><text:span text:style-name="T23">type</text:span></text:span> or <text:span text:style-name="Source_20_Text"><text:span text:style-name="T23">id</text:span></text:span>.</text:p>
      <text:h text:style-name="P5" text:outline-level="4"><text:bookmark text:name="auto-id--attributes"/><text:bookmark-start text:name="__RefHeading___Toc12510_192218882"/><text:bookmark text:name="document-resource-object-attributes"/>Attributes<text:bookmark-end text:name="__RefHeading___Toc12510_192218882"/></text:h>
      <text:p text:style-name="P1"><text:span text:style-name="T46">The value of the </text:span><text:span text:style-name="Source_20_Text"><text:span text:style-name="T26">attributes</text:span></text:span><text:span text:style-name="T46"> key </text:span><text:span text:style-name="Strong_20_Emphasis"><text:span text:style-name="T5">MUST</text:span></text:span><text:span text:style-name="T46">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12">resource object</text:span></text:a> in which it’s defined.</text:p>
      <text:p text:style-name="P1">Attributes may contain any valid JSON value.</text:p>
      <text:p text:style-name="P1">Complex data structures involving JSON objects and arrays are allowed as attribute values. <text:span text:style-name="T46">However, any object that constitutes or is contained in an attribute </text:span><text:span text:style-name="Strong_20_Emphasis"><text:span text:style-name="T5">MUST NOT</text:span></text:span><text:span text:style-name="T46"> contain a </text:span><text:span text:style-name="Source_20_Text"><text:span text:style-name="T26">relationships</text:span></text:span><text:span text:style-name="T46"> or </text:span><text:span text:style-name="Source_20_Text"><text:span text:style-name="T26">links</text:span></text:span><text:span text:style-name="T46"> member, as those members are reserved by this specification for future use.</text:span></text:p>
      <text:p text:style-name="P1">Although has-one foreign keys (e.g. <text:span text:style-name="Source_20_Text"><text:span text:style-name="T23">author_id</text:span></text:span>) are often stored internally alongside other information to be represented in a resource object, these keys <text:span text:style-name="Strong_20_Emphasis"><text:span text:style-name="T1">SHOULD NOT</text:span></text:span> appear as attributes.</text:p>
      <text:p text:style-name="P9"><text:span text:style-name="T40">Note: See </text:span><text:a xlink:type="simple" xlink:href="https://jsonapi.org/format/#document-resource-object-fields" text:style-name="Internet_20_link" text:visited-style-name="Visited_20_Internet_20_Link"><text:span text:style-name="T12">fields</text:span></text:a><text:span text:style-name="T40"> and </text:span><text:a xlink:type="simple" xlink:href="https://jsonapi.org/format/#document-member-names" text:style-name="Internet_20_link" text:visited-style-name="Visited_20_Internet_20_Link"><text:span text:style-name="T12">member names</text:span></text:a><text:span text:style-name="T40"> for more restrictions on this container.</text:span></text:p>
      <text:h text:style-name="P5" text:outline-level="4"><text:bookmark text:name="auto-id--relationships"/><text:bookmark-start text:name="__RefHeading___Toc12512_192218882"/><text:bookmark text:name="document-resource-object-relationships"/>Relationships<text:bookmark-end text:name="__RefHeading___Toc12512_192218882"/></text:h>
      <text:p text:style-name="P1"><text:span text:style-name="T46">The value of the </text:span><text:span text:style-name="Source_20_Text"><text:span text:style-name="T26">relationships</text:span></text:span><text:span text:style-name="T46"> key </text:span><text:span text:style-name="Strong_20_Emphasis"><text:span text:style-name="T5">MUST</text:span></text:span><text:span text:style-name="T46"> be an object (a “relationships object”). Members of the relationships object (“relationships”) represent references from the </text:span><text:a xlink:type="simple" xlink:href="https://jsonapi.org/format/#document-resource-objects" text:style-name="Internet_20_link" text:visited-style-name="Visited_20_Internet_20_Link"><text:span text:style-name="T14">resource object</text:span></text:a><text:span text:style-name="T46"> in which it’s defined to other resource objects.</text:span></text:p>
      <text:p text:style-name="P2">Relationships may be to-one or to-many.</text:p>
      <text:p text:style-name="P1"><text:bookmark text:name="document-resource-object-relationships-relationship-object"/><text:span text:style-name="T46">A “relationship object” </text:span><text:span text:style-name="Strong_20_Emphasis"><text:span text:style-name="T5">MUST</text:span></text:span><text:span text:style-name="T46"> contain at least one of the following:</text:span></text:p>
      <text:list xml:id="list399753504" text:style-name="L7">
        <text:list-item>
          <text:p text:style-name="P41"><text:span text:style-name="Source_20_Text"><text:span text:style-name="T26">links</text:span></text:span><text:span text:style-name="T46">: a </text:span><text:a xlink:type="simple" xlink:href="https://jsonapi.org/format/#document-links" text:style-name="Internet_20_link" text:visited-style-name="Visited_20_Internet_20_Link"><text:span text:style-name="T14">links object</text:span></text:a><text:span text:style-name="T46"> containing at least one of the following:</text:span></text:p>
          <text:list>
            <text:list-item>
              <text:p text:style-name="P41"><text:span text:style-name="Source_20_Text"><text:span text:style-name="T26">self</text:span></text:span><text:span text:style-name="T53">: a link for the relationship itself (a “relationship link”). This link allows the client to directly manipulate the relationship. For example, removing an </text:span><text:span text:style-name="Source_20_Text"><text:span text:style-name="T29">author</text:span></text:span><text:span text:style-name="T53"> through an </text:span><text:span text:style-name="Source_20_Text"><text:span text:style-name="T29">article</text:span></text:span><text:span text:style-name="T53">’s relationship URL would disconnect the person from the </text:span><text:span text:style-name="Source_20_Text"><text:span text:style-name="T29">article</text:span></text:span><text:span text:style-name="T53"> without deleting the </text:span><text:span text:style-name="Source_20_Text"><text:span text:style-name="T29">people</text:span></text:span><text:span text:style-name="T53"> resource itself. When fetched successfully, this link returns the </text:span><text:a xlink:type="simple" xlink:href="https://jsonapi.org/format/#document-resource-object-linkage" text:style-name="Internet_20_link" text:visited-style-name="Visited_20_Internet_20_Link"><text:span text:style-name="T19">linkage</text:span></text:a><text:span text:style-name="T53"> for the related resources as its primary data. (See </text:span><text:a xlink:type="simple" xlink:href="https://jsonapi.org/format/#fetching-relationships" text:style-name="Internet_20_link" text:visited-style-name="Visited_20_Internet_20_Link"><text:span text:style-name="T19">Fetching Relationships</text:span></text:a><text:span text:style-name="T53">.)</text:span></text:p>
            </text:list-item>
            <text:list-item>
              <text:p text:style-name="P41"><text:span text:style-name="Source_20_Text"><text:span text:style-name="T26">related</text:span></text:span><text:span text:style-name="T46">: a </text:span><text:a xlink:type="simple" xlink:href="https://jsonapi.org/format/#document-resource-object-related-resource-links" text:style-name="Internet_20_link" text:visited-style-name="Visited_20_Internet_20_Link"><text:span text:style-name="T14">related resource link</text:span></text:a></text:p>
            </text:list-item>
          </text:list>
        </text:list-item>
        <text:list-item>
          <text:p text:style-name="P41"><text:soft-page-break/><text:span text:style-name="Source_20_Text"><text:span text:style-name="T26">data</text:span></text:span><text:span text:style-name="T46">: </text:span><text:a xlink:type="simple" xlink:href="https://jsonapi.org/format/#document-resource-object-linkage" text:style-name="Internet_20_link" text:visited-style-name="Visited_20_Internet_20_Link"><text:span text:style-name="T14">resource linkage</text:span></text:a></text:p>
        </text:list-item>
        <text:list-item>
          <text:p text:style-name="P24"><text:span text:style-name="Source_20_Text"><text:span text:style-name="T26">meta</text:span></text:span><text:span text:style-name="T46">: a </text:span><text:a xlink:type="simple" xlink:href="https://jsonapi.org/format/#document-meta" text:style-name="Internet_20_link" text:visited-style-name="Visited_20_Internet_20_Link"><text:span text:style-name="T14">meta object</text:span></text:a><text:span text:style-name="T46"> that contains non-standard meta-information about the relationship.</text:span></text:p>
        </text:list-item>
      </text:list>
      <text:p text:style-name="P1"><text:span text:style-name="T46">A relationship object that represents a to-many relationship </text:span><text:span text:style-name="Strong_20_Emphasis"><text:span text:style-name="T5">MAY</text:span></text:span><text:span text:style-name="T46"> also contain </text:span><text:a xlink:type="simple" xlink:href="https://jsonapi.org/format/#fetching-pagination" text:style-name="Internet_20_link" text:visited-style-name="Visited_20_Internet_20_Link"><text:span text:style-name="T14">pagination</text:span></text:a><text:span text:style-name="T46"> links under the </text:span><text:span text:style-name="Source_20_Text"><text:span text:style-name="T26">links</text:span></text:span><text:span text:style-name="T46"> member, as described below. </text:span><text:span text:style-name="T53">Any </text:span><text:a xlink:type="simple" xlink:href="https://jsonapi.org/format/#fetching-pagination" text:style-name="Internet_20_link" text:visited-style-name="Visited_20_Internet_20_Link"><text:span text:style-name="T19">pagination</text:span></text:a><text:span text:style-name="T53"> links in a relationship object </text:span><text:span text:style-name="Strong_20_Emphasis"><text:span text:style-name="T10">MUST</text:span></text:span><text:span text:style-name="T53"> paginate the relationship data, not the related resources.</text:span></text:p>
      <text:p text:style-name="P9"><text:span text:style-name="T40">Note: See </text:span><text:a xlink:type="simple" xlink:href="https://jsonapi.org/format/#document-resource-object-fields" text:style-name="Internet_20_link" text:visited-style-name="Visited_20_Internet_20_Link"><text:span text:style-name="T12">fields</text:span></text:a><text:span text:style-name="T40"> and </text:span><text:a xlink:type="simple" xlink:href="https://jsonapi.org/format/#document-member-names" text:style-name="Internet_20_link" text:visited-style-name="Visited_20_Internet_20_Link"><text:span text:style-name="T12">member names</text:span></text:a><text:span text:style-name="T40"> for more restrictions on this container.</text:span></text:p>
      <text:h text:style-name="P5" text:outline-level="4"><text:bookmark text:name="auto-id--related-resource-links"/><text:bookmark-start text:name="__RefHeading___Toc12514_192218882"/><text:bookmark text:name="document-resource-object-related-resource-links"/>Related Resource Links<text:bookmark-end text:name="__RefHeading___Toc12514_192218882"/></text:h>
      <text:p text:style-name="P1"><text:span text:style-name="T45">A “related resource link” provides access to </text:span><text:a xlink:type="simple" xlink:href="https://jsonapi.org/format/#document-resource-objects" text:style-name="Internet_20_link" text:visited-style-name="Visited_20_Internet_20_Link"><text:span text:style-name="T16">resource objects</text:span></text:a><text:span text:style-name="T45"> </text:span><text:a xlink:type="simple" xlink:href="https://jsonapi.org/format/#document-links" text:style-name="Internet_20_link" text:visited-style-name="Visited_20_Internet_20_Link"><text:span text:style-name="T16">linked</text:span></text:a><text:span text:style-name="T45"> in a </text:span><text:a xlink:type="simple" xlink:href="https://jsonapi.org/format/#document-resource-object-relationships" text:style-name="Internet_20_link" text:visited-style-name="Visited_20_Internet_20_Link"><text:span text:style-name="T16">relationship</text:span></text:a><text:span text:style-name="T45">. When fetched, the related resource object(s) are returned as the response’s primary data.</text:span></text:p>
      <text:p text:style-name="P1"><text:span text:style-name="T45">For example, an </text:span><text:span text:style-name="Source_20_Text"><text:span text:style-name="T25">article</text:span></text:span><text:span text:style-name="T45">’s </text:span><text:span text:style-name="Source_20_Text"><text:span text:style-name="T25">comments</text:span></text:span><text:span text:style-name="T45"> </text:span><text:a xlink:type="simple" xlink:href="https://jsonapi.org/format/#document-resource-object-relationships" text:style-name="Internet_20_link" text:visited-style-name="Visited_20_Internet_20_Link"><text:span text:style-name="T16">relationship</text:span></text:a><text:span text:style-name="T45"> could specify a </text:span><text:a xlink:type="simple" xlink:href="https://jsonapi.org/format/#document-links" text:style-name="Internet_20_link" text:visited-style-name="Visited_20_Internet_20_Link"><text:span text:style-name="T16">link</text:span></text:a><text:span text:style-name="T45"> that returns a collection of comment </text:span><text:a xlink:type="simple" xlink:href="https://jsonapi.org/format/#document-resource-objects" text:style-name="Internet_20_link" text:visited-style-name="Visited_20_Internet_20_Link"><text:span text:style-name="T16">resource objects</text:span></text:a><text:span text:style-name="T45"> when retrieved through a </text:span><text:span text:style-name="Source_20_Text"><text:span text:style-name="T25">GET</text:span></text:span><text:span text:style-name="T45"> request.</text:span></text:p>
      <text:p text:style-name="P1"><text:span text:style-name="T45">If present, a related resource link </text:span><text:span text:style-name="Strong_20_Emphasis"><text:span text:style-name="T8">MUST</text:span></text:span><text:span text:style-name="T45"> reference a valid URL, even if the relationship isn’t currently associated with any target resources. Additionally, a related resource link </text:span><text:span text:style-name="Strong_20_Emphasis"><text:span text:style-name="T8">MUST NOT</text:span></text:span><text:span text:style-name="T45"> change because its relationship’s content changes.</text:span></text:p>
      <text:h text:style-name="P5" text:outline-level="4"><text:bookmark text:name="auto-id--resource-linkage"/><text:bookmark-start text:name="__RefHeading___Toc12516_192218882"/><text:bookmark text:name="document-resource-object-linkage"/>Resource Linkage<text:bookmark-end text:name="__RefHeading___Toc12516_192218882"/></text:h>
      <text:p text:style-name="P1"><text:span text:style-name="T45">Resource linkage in a </text:span><text:a xlink:type="simple" xlink:href="https://jsonapi.org/format/#document-compound-documents" text:style-name="Internet_20_link" text:visited-style-name="Visited_20_Internet_20_Link"><text:span text:style-name="T16">compound document</text:span></text:a><text:span text:style-name="T45"> allows a client to link together all of the included </text:span><text:a xlink:type="simple" xlink:href="https://jsonapi.org/format/#document-resource-objects" text:style-name="Internet_20_link" text:visited-style-name="Visited_20_Internet_20_Link"><text:span text:style-name="T16">resource objects</text:span></text:a><text:span text:style-name="T45"> without having to </text:span><text:span text:style-name="Source_20_Text"><text:span text:style-name="T25">GET</text:span></text:span><text:span text:style-name="T45"> any URLs via </text:span><text:a xlink:type="simple" xlink:href="https://jsonapi.org/format/#document-links" text:style-name="Internet_20_link" text:visited-style-name="Visited_20_Internet_20_Link"><text:span text:style-name="T16">links</text:span></text:a><text:span text:style-name="T45">.</text:span></text:p>
      <text:p text:style-name="P1"><text:span text:style-name="T46">Resource linkage </text:span><text:span text:style-name="Strong_20_Emphasis"><text:span text:style-name="T5">MUST</text:span></text:span><text:span text:style-name="T46"> be represented as one of the following:</text:span></text:p>
      <text:list xml:id="list3978150190" text:style-name="L8">
        <text:list-item>
          <text:p text:style-name="P42"><text:span text:style-name="Source_20_Text"><text:span text:style-name="T26">null</text:span></text:span><text:span text:style-name="T46"> for empty to-one relationships.</text:span></text:p>
        </text:list-item>
        <text:list-item>
          <text:p text:style-name="P42"><text:span text:style-name="T46">an empty array (</text:span><text:span text:style-name="Source_20_Text"><text:span text:style-name="T26">[]</text:span></text:span><text:span text:style-name="T46">) for empty to-many relationships.</text:span></text:p>
        </text:list-item>
        <text:list-item>
          <text:p text:style-name="P42"><text:span text:style-name="T46">a single </text:span><text:a xlink:type="simple" xlink:href="https://jsonapi.org/format/#document-resource-identifier-objects" text:style-name="Internet_20_link" text:visited-style-name="Visited_20_Internet_20_Link"><text:span text:style-name="T14">resource identifier object</text:span></text:a><text:span text:style-name="T46"> for non-empty to-one relationships.</text:span></text:p>
        </text:list-item>
        <text:list-item>
          <text:p text:style-name="P25"><text:span text:style-name="T46">an array of </text:span><text:a xlink:type="simple" xlink:href="https://jsonapi.org/format/#document-resource-identifier-objects" text:style-name="Internet_20_link" text:visited-style-name="Visited_20_Internet_20_Link"><text:span text:style-name="T14">resource identifier objects</text:span></text:a><text:span text:style-name="T46"> for non-empty to-many relationships.</text:span></text:p>
        </text:list-item>
      </text:list>
      <text:p text:style-name="P8">Note: The spec does not impart meaning to order of resource identifier objects in linkage arrays of to-many relationships, although implementations may do that. Arrays of resource identifier objects may represent ordered or unordered relationships, and both types can be mixed in one response object.</text:p>
      <text:p text:style-name="P1">For example, the following article is associated with an <text:span text:style-name="Source_20_Text"><text:span text:style-name="T23">author</text:span></text:span>:</text:p>
      <text:p text:style-name="P7"><text:soft-page-break/><text:span text:style-name="Source_20_Text"><text:span text:style-name="T39">//</text:span></text:span><text:span text:style-name="Source_20_Text"><text:span text:style-name="T38"> </text:span></text:span><text:span text:style-name="Source_20_Text"><text:span text:style-name="T39">...</text:span></text:span></text:p>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Rails is Omakase"</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relationships/author"</text:span></text:span><text:span text:style-name="Source_20_Text"><text:span text:style-name="T32">,</text:span></text:span></text:p>
      <text:p text:style-name="P11"><text:span text:style-name="Source_20_Text"><text:span text:style-name="T31"><text:s text:c="8"/></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http://example.com/articles/1/author"</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2">}</text:span></text:span></text:p>
      <text:p text:style-name="P10"><text:span text:style-name="Source_20_Text"><text:span text:style-name="T39">//</text:span></text:span><text:span text:style-name="Source_20_Text"><text:span text:style-name="T38"> </text:span></text:span><text:span text:style-name="Source_20_Text"><text:span text:style-name="T39">...</text:span></text:span></text:p>
      <text:p text:style-name="P1">The <text:span text:style-name="Source_20_Text"><text:span text:style-name="T23">author</text:span></text:span> relationship includes a link for the relationship itself (which allows the client to change the related author directly), a related resource link to fetch the resource objects, and linkage information.</text:p>
      <text:h text:style-name="P5" text:outline-level="4"><text:bookmark text:name="auto-id--resource-links"/><text:bookmark-start text:name="__RefHeading___Toc12518_192218882"/><text:bookmark text:name="document-resource-object-links"/>Resource Links<text:bookmark-end text:name="__RefHeading___Toc12518_192218882"/></text:h>
      <text:p text:style-name="P1"><text:span text:style-name="T53">The optional </text:span><text:span text:style-name="Source_20_Text"><text:span text:style-name="T29">links</text:span></text:span><text:span text:style-name="T53"> member within each </text:span><text:a xlink:type="simple" xlink:href="https://jsonapi.org/format/#document-resource-objects" text:style-name="Internet_20_link" text:visited-style-name="Visited_20_Internet_20_Link"><text:span text:style-name="T19">resource object</text:span></text:a><text:span text:style-name="T53"> contains </text:span><text:a xlink:type="simple" xlink:href="https://jsonapi.org/format/#document-links" text:style-name="Internet_20_link" text:visited-style-name="Visited_20_Internet_20_Link"><text:span text:style-name="T19">links</text:span></text:a><text:span text:style-name="T53"> related to the resource.</text:span></text:p>
      <text:p text:style-name="P1"><text:span text:style-name="T53">If present, this links object </text:span><text:span text:style-name="Strong_20_Emphasis"><text:span text:style-name="T10">MAY</text:span></text:span><text:span text:style-name="T53"> contain a </text:span><text:span text:style-name="Source_20_Text"><text:span text:style-name="T29">self</text:span></text:span><text:span text:style-name="T53"> </text:span><text:a xlink:type="simple" xlink:href="https://jsonapi.org/format/#document-links" text:style-name="Internet_20_link" text:visited-style-name="Visited_20_Internet_20_Link"><text:span text:style-name="T19">link</text:span></text:a><text:span text:style-name="T53"> that identifies the resource represented by the resource object.</text:span></text:p>
      <text:p text:style-name="P7"><text:span text:style-name="Source_20_Text"><text:span text:style-name="T39">//</text:span></text:span><text:span text:style-name="Source_20_Text"><text:span text:style-name="T38"> </text:span></text:span><text:span text:style-name="Source_20_Text"><text:span text:style-name="T39">...</text:span></text:span></text:p>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Rails is Omakase"</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2">}</text:span></text:span></text:p>
      <text:p text:style-name="P10"><text:span text:style-name="Source_20_Text"><text:span text:style-name="T39">//</text:span></text:span><text:span text:style-name="Source_20_Text"><text:span text:style-name="T38"> </text:span></text:span><text:span text:style-name="Source_20_Text"><text:span text:style-name="T39">...</text:span></text:span></text:p>
      <text:p text:style-name="P1">A server <text:span text:style-name="Strong_20_Emphasis"><text:span text:style-name="T1">MUST</text:span></text:span> respond to a <text:span text:style-name="Source_20_Text"><text:span text:style-name="T23">GET</text:span></text:span> request to the specified URL with a response that includes the resource as the primary data.</text:p>
      <text:h text:style-name="P4" text:outline-level="3"><text:bookmark text:name="auto-id--resource-identifier-objects"/><text:bookmark-start text:name="__RefHeading___Toc12520_192218882"/><text:bookmark text:name="document-resource-identifier-objects"/><text:soft-page-break/>Resource Identifier Objects<text:bookmark-end text:name="__RefHeading___Toc12520_192218882"/></text:h>
      <text:p text:style-name="P2">A “resource identifier object” is an object that identifies an individual resource.</text:p>
      <text:p text:style-name="P1"><text:span text:style-name="T46">A “resource identifier object” </text:span><text:span text:style-name="Strong_20_Emphasis"><text:span text:style-name="T5">MUST</text:span></text:span><text:span text:style-name="T46"> contain </text:span><text:span text:style-name="Source_20_Text"><text:span text:style-name="T26">type</text:span></text:span><text:span text:style-name="T46"> and </text:span><text:span text:style-name="Source_20_Text"><text:span text:style-name="T26">id</text:span></text:span><text:span text:style-name="T46"> members.</text:span></text:p>
      <text:p text:style-name="P1"><text:span text:style-name="T46">A “resource identifier object” </text:span><text:span text:style-name="Strong_20_Emphasis"><text:span text:style-name="T5">MAY</text:span></text:span><text:span text:style-name="T46"> also include a </text:span><text:span text:style-name="Source_20_Text"><text:span text:style-name="T26">meta</text:span></text:span><text:span text:style-name="T46"> member, whose value is a </text:span><text:a xlink:type="simple" xlink:href="https://jsonapi.org/format/#document-meta" text:style-name="Internet_20_link" text:visited-style-name="Visited_20_Internet_20_Link"><text:span text:style-name="T14">meta</text:span></text:a><text:span text:style-name="T46"> object that contains non-standard meta-information.</text:span></text:p>
      <text:h text:style-name="P4" text:outline-level="3"><text:bookmark text:name="auto-id--compound-documents"/><text:bookmark-start text:name="__RefHeading___Toc12522_192218882"/><text:bookmark text:name="document-compound-documents"/>Compound Documents<text:bookmark-end text:name="__RefHeading___Toc12522_192218882"/></text:h>
      <text:p text:style-name="P1">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1"><text:span text:style-name="T53">In a compound document, all included resources </text:span><text:span text:style-name="Strong_20_Emphasis"><text:span text:style-name="T10">MUST</text:span></text:span><text:span text:style-name="T53"> be represented as an array of </text:span><text:a xlink:type="simple" xlink:href="https://jsonapi.org/format/#document-resource-objects" text:style-name="Internet_20_link" text:visited-style-name="Visited_20_Internet_20_Link"><text:span text:style-name="T19">resource objects</text:span></text:a><text:span text:style-name="T53">in a top-level </text:span><text:span text:style-name="Source_20_Text"><text:span text:style-name="T29">included</text:span></text:span><text:span text:style-name="T53"> member.</text:span></text:p>
      <text:p text:style-name="P1"><text:span text:style-name="T53">Compound documents require “full linkage”, meaning that every included resource </text:span><text:span text:style-name="Strong_20_Emphasis"><text:span text:style-name="T10">MUST</text:span></text:span><text:span text:style-name="T53"> be identified by at least one </text:span><text:a xlink:type="simple" xlink:href="https://jsonapi.org/format/#document-resource-identifier-objects" text:style-name="Internet_20_link" text:visited-style-name="Visited_20_Internet_20_Link"><text:span text:style-name="T19">resource identifier object</text:span></text:a><text:span text:style-name="T53"> in the same document. These resource identifier objects could either be primary data or represent resource linkage contained within primary or included resources.</text:span></text:p>
      <text:p text:style-name="P1"><text:span text:style-name="T53">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19">sparse fieldsets</text:span></text:a><text:span text:style-name="T53">.</text:span></text:p>
      <text:p text:style-name="P9"><text:span text:style-name="T40">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12">resource objects</text:span></text:a><text:span text:style-name="T40"> or </text:span><text:a xlink:type="simple" xlink:href="https://jsonapi.org/format/#document-resource-identifier-objects" text:style-name="Internet_20_link" text:visited-style-name="Visited_20_Internet_20_Link"><text:span text:style-name="T12">resource identifier objects</text:span></text:a><text:span text:style-name="T40">) or to each other.</text:span></text:p>
      <text:p text:style-name="P1">A complete example document with multiple included relationships:</text:p>
      <text:p text:style-name="P7"><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JSON:API paints my bikeshed!"</text:span></text:span></text:p>
      <text:p text:style-name="P11"><text:span text:style-name="Source_20_Text"><text:span text:style-name="T31"><text:s text:c="4"/></text:span></text:span><text:span text:style-name="Source_20_Text"><text:span text:style-name="T32">},</text:span></text:span></text:p>
      <text:p text:style-name="P11"><text:soft-page-break/><text:span text:style-name="Source_20_Text"><text:span text:style-name="T31"><text:s text:c="4"/></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10"/></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relationships/author"</text:span></text:span><text:span text:style-name="Source_20_Text"><text:span text:style-name="T32">,</text:span></text:span></text:p>
      <text:p text:style-name="P11"><text:span text:style-name="Source_20_Text"><text:span text:style-name="T31"><text:s text:c="10"/></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http://example.com/articles/1/author"</text:span></text:span></text:p>
      <text:p text:style-name="P11"><text:span text:style-name="Source_20_Text"><text:span text:style-name="T31"><text:s text:c="8"/></text:span></text:span><text:span text:style-name="Source_20_Text"><text:span text:style-name="T32">},</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comments</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10"/></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relationships/comments"</text:span></text:span><text:span text:style-name="Source_20_Text"><text:span text:style-name="T32">,</text:span></text:span></text:p>
      <text:p text:style-name="P11"><text:span text:style-name="Source_20_Text"><text:span text:style-name="T31"><text:s text:c="10"/></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http://example.com/articles/1/comments"</text:span></text:span></text:p>
      <text:p text:style-name="P11"><text:span text:style-name="Source_20_Text"><text:span text:style-name="T31"><text:s text:c="8"/></text:span></text:span><text:span text:style-name="Source_20_Text"><text:span text:style-name="T32">},</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10"/></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5"</text:span></text:span><text:span text:style-name="Source_20_Text"><text:span text:style-name="T32"> },</text:span></text:span></text:p>
      <text:p text:style-name="P11"><text:span text:style-name="Source_20_Text"><text:span text:style-name="T31"><text:s text:c="10"/></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2"</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included</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first-name</text:span></text:span><text:span text:style-name="Source_20_Text"><text:span text:style-name="T32">": </text:span></text:span><text:span text:style-name="Source_20_Text"><text:span text:style-name="T36">"Dan"</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last-name</text:span></text:span><text:span text:style-name="Source_20_Text"><text:span text:style-name="T32">": </text:span></text:span><text:span text:style-name="Source_20_Text"><text:span text:style-name="T36">"Gebhardt"</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twitter</text:span></text:span><text:span text:style-name="Source_20_Text"><text:span text:style-name="T32">": </text:span></text:span><text:span text:style-name="Source_20_Text"><text:span text:style-name="T36">"dgeb"</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people/9"</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5"</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body</text:span></text:span><text:span text:style-name="Source_20_Text"><text:span text:style-name="T32">": </text:span></text:span><text:span text:style-name="Source_20_Text"><text:span text:style-name="T36">"First!"</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2"</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comments/5"</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2"</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body</text:span></text:span><text:span text:style-name="Source_20_Text"><text:span text:style-name="T32">": </text:span></text:span><text:span text:style-name="Source_20_Text"><text:span text:style-name="T36">"I like XML better"</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oft-page-break/><text:span text:style-name="Source_20_Text"><text:span text:style-name="T31"><text:s text:c="4"/></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comments/1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53">A </text:span><text:a xlink:type="simple" xlink:href="https://jsonapi.org/format/#document-compound-documents" text:style-name="Internet_20_link" text:visited-style-name="Visited_20_Internet_20_Link"><text:span text:style-name="T19">compound document</text:span></text:a><text:span text:style-name="T53"> </text:span><text:span text:style-name="Strong_20_Emphasis"><text:span text:style-name="T10">MUST NOT</text:span></text:span><text:span text:style-name="T53"> include more than one </text:span><text:a xlink:type="simple" xlink:href="https://jsonapi.org/format/#document-resource-objects" text:style-name="Internet_20_link" text:visited-style-name="Visited_20_Internet_20_Link"><text:span text:style-name="T19">resource object</text:span></text:a><text:span text:style-name="T53"> for each </text:span><text:span text:style-name="Source_20_Text"><text:span text:style-name="T29">type</text:span></text:span><text:span text:style-name="T53"> and </text:span><text:span text:style-name="Source_20_Text"><text:span text:style-name="T29">id</text:span></text:span><text:span text:style-name="T53">pair.</text:span></text:p>
      <text:p text:style-name="P9"><text:span text:style-name="T40">Note: In a single document, you can think of the </text:span><text:span text:style-name="Source_20_Text"><text:span text:style-name="T41">type</text:span></text:span><text:span text:style-name="T40"> and </text:span><text:span text:style-name="Source_20_Text"><text:span text:style-name="T41">id</text:span></text:span><text:span text:style-name="T40"> as a composite key that uniquely references </text:span><text:a xlink:type="simple" xlink:href="https://jsonapi.org/format/#document-resource-objects" text:style-name="Internet_20_link" text:visited-style-name="Visited_20_Internet_20_Link"><text:span text:style-name="T12">resource objects</text:span></text:a><text:span text:style-name="T40"> in another part of the document.</text:span></text:p>
      <text:p text:style-name="P9"><text:span text:style-name="T40">Note: This approach ensures that a single canonical </text:span><text:a xlink:type="simple" xlink:href="https://jsonapi.org/format/#document-resource-objects" text:style-name="Internet_20_link" text:visited-style-name="Visited_20_Internet_20_Link"><text:span text:style-name="T12">resource object</text:span></text:a><text:span text:style-name="T40"> is returned with each response, even when the same resource is referenced multiple times.</text:span></text:p>
      <text:h text:style-name="P4" text:outline-level="3"><text:bookmark text:name="auto-id--meta-information"/><text:bookmark-start text:name="__RefHeading___Toc12524_192218882"/><text:bookmark text:name="document-meta"/>Meta Information<text:bookmark-end text:name="__RefHeading___Toc12524_192218882"/></text:h>
      <text:p text:style-name="P1">Where specified, a <text:span text:style-name="Source_20_Text"><text:span text:style-name="T23">meta</text:span></text:span> member can be used to include non-standard meta-information. <text:span text:style-name="T46">The value of each </text:span><text:span text:style-name="Source_20_Text"><text:span text:style-name="T26">meta</text:span></text:span><text:span text:style-name="T46"> member </text:span><text:span text:style-name="Strong_20_Emphasis"><text:span text:style-name="T5">MUST</text:span></text:span><text:span text:style-name="T46"> be an object (a “meta object”).</text:span></text:p>
      <text:p text:style-name="P1"><text:span text:style-name="T46">Any members </text:span><text:span text:style-name="Strong_20_Emphasis"><text:span text:style-name="T5">MAY</text:span></text:span><text:span text:style-name="T46"> be specified within </text:span><text:span text:style-name="Source_20_Text"><text:span text:style-name="T26">meta</text:span></text:span><text:span text:style-name="T46"> objects.</text:span></text:p>
      <text:p text:style-name="P1">For example:</text:p>
      <text:p text:style-name="P7"><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me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copyright</text:span></text:span><text:span text:style-name="Source_20_Text"><text:span text:style-name="T32">": </text:span></text:span><text:span text:style-name="Source_20_Text"><text:span text:style-name="T36">"Copyright 2015 Example Corp."</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uthors</text:span></text:span><text:span text:style-name="Source_20_Text"><text:span text:style-name="T32">": [</text:span></text:span></text:p>
      <text:p text:style-name="P11"><text:span text:style-name="Source_20_Text"><text:span text:style-name="T31"><text:s text:c="6"/></text:span></text:span><text:span text:style-name="Source_20_Text"><text:span text:style-name="T36">"Yehuda Katz"</text:span></text:span><text:span text:style-name="Source_20_Text"><text:span text:style-name="T32">,</text:span></text:span></text:p>
      <text:p text:style-name="P11"><text:span text:style-name="Source_20_Text"><text:span text:style-name="T31"><text:s text:c="6"/></text:span></text:span><text:span text:style-name="Source_20_Text"><text:span text:style-name="T36">"Steve Klabnik"</text:span></text:span><text:span text:style-name="Source_20_Text"><text:span text:style-name="T32">,</text:span></text:span></text:p>
      <text:p text:style-name="P11"><text:span text:style-name="Source_20_Text"><text:span text:style-name="T31"><text:s text:c="6"/></text:span></text:span><text:span text:style-name="Source_20_Text"><text:span text:style-name="T36">"Dan Gebhardt"</text:span></text:span><text:span text:style-name="Source_20_Text"><text:span text:style-name="T32">,</text:span></text:span></text:p>
      <text:p text:style-name="P11"><text:span text:style-name="Source_20_Text"><text:span text:style-name="T31"><text:s text:c="6"/></text:span></text:span><text:span text:style-name="Source_20_Text"><text:span text:style-name="T36">"Tyler Kellen"</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9">//</text:span></text:span><text:span text:style-name="Source_20_Text"><text:span text:style-name="T38"> </text:span></text:span><text:span text:style-name="Source_20_Text"><text:span text:style-name="T39">...</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h text:style-name="P4" text:outline-level="3"><text:bookmark text:name="auto-id--links"/><text:bookmark-start text:name="__RefHeading___Toc12526_192218882"/><text:bookmark text:name="document-links"/>Links<text:bookmark-end text:name="__RefHeading___Toc12526_192218882"/></text:h>
      <text:p text:style-name="P1">Where specified, a <text:span text:style-name="Source_20_Text"><text:span text:style-name="T23">links</text:span></text:span> member can be used to represent links. <text:span text:style-name="T46">The value of each </text:span><text:span text:style-name="Source_20_Text"><text:span text:style-name="T26">links</text:span></text:span><text:span text:style-name="T46">member </text:span><text:span text:style-name="Strong_20_Emphasis"><text:span text:style-name="T5">MUST</text:span></text:span><text:span text:style-name="T46"> be an object (a “links object”).</text:span></text:p>
      <text:p text:style-name="P1"><text:soft-page-break/>Each member of a links object is a “link”. <text:span text:style-name="T46">A link </text:span><text:span text:style-name="Strong_20_Emphasis"><text:span text:style-name="T5">MUST</text:span></text:span><text:span text:style-name="T46"> be represented as either:</text:span></text:p>
      <text:list xml:id="list229303404" text:style-name="L9">
        <text:list-item>
          <text:p text:style-name="P43">a string containing the link’s URL.</text:p>
        </text:list-item>
        <text:list-item>
          <text:p text:style-name="P43"><text:bookmark text:name="document-links-link-object"/>an object (“link object”) which can contain the following members:</text:p>
          <text:list>
            <text:list-item>
              <text:p text:style-name="P46"><text:span text:style-name="Source_20_Text"><text:span text:style-name="T26">href</text:span></text:span><text:span text:style-name="T46">: a string containing the link’s URL.</text:span></text:p>
            </text:list-item>
            <text:list-item>
              <text:p text:style-name="P26"><text:span text:style-name="Source_20_Text"><text:span text:style-name="T26">meta</text:span></text:span><text:span text:style-name="T46">: a meta object containing non-standard meta-information about the link.</text:span></text:p>
            </text:list-item>
          </text:list>
        </text:list-item>
      </text:list>
      <text:p text:style-name="P1">The following <text:span text:style-name="Source_20_Text"><text:span text:style-name="T23">self</text:span></text:span> link is simply a URL:</text:p>
      <text:p text:style-name="P7"><text:span text:style-name="Source_20_Text"><text:span text:style-name="T34">"links"</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posts"</text:span></text:span></text:p>
      <text:p text:style-name="P10"><text:span text:style-name="Source_20_Text"><text:span text:style-name="T32">}</text:span></text:span></text:p>
      <text:p text:style-name="P1">The following <text:span text:style-name="Source_20_Text"><text:span text:style-name="T23">related</text:span></text:span> link includes a URL as well as meta-information about a related resource collection:</text:p>
      <text:p text:style-name="P7"><text:span text:style-name="Source_20_Text"><text:span text:style-name="T34">"links"</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span text:style-name="Source_20_Text"><text:span text:style-name="T34">related</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href</text:span></text:span><text:span text:style-name="Source_20_Text"><text:span text:style-name="T32">": </text:span></text:span><text:span text:style-name="Source_20_Text"><text:span text:style-name="T36">"http://example.com/articles/1/comment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meta</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count</text:span></text:span><text:span text:style-name="Source_20_Text"><text:span text:style-name="T32">": 10</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9"><text:span text:style-name="T40">Note: Additional members may be specified for links objects and link objects in the future. It is also possible that the allowed values of additional members will be expanded (e.g. a </text:span><text:span text:style-name="Source_20_Text"><text:span text:style-name="T41">collection</text:span></text:span><text:span text:style-name="T40">link may support an array of values, whereas a </text:span><text:span text:style-name="Source_20_Text"><text:span text:style-name="T41">self</text:span></text:span><text:span text:style-name="T40"> link does not).</text:span></text:p>
      <text:h text:style-name="P4" text:outline-level="3"><text:bookmark text:name="auto-id--jsonapi-object"/><text:bookmark-start text:name="__RefHeading___Toc12528_192218882"/><text:bookmark text:name="document-jsonapi-object"/>JSON:API Object<text:bookmark-end text:name="__RefHeading___Toc12528_192218882"/></text:h>
      <text:p text:style-name="P1">A JSON:API document <text:span text:style-name="Strong_20_Emphasis"><text:span text:style-name="T1">MAY</text:span></text:span> include information about its implementation under a top level <text:span text:style-name="Source_20_Text"><text:span text:style-name="T23">jsonapi</text:span></text:span>member. <text:span text:style-name="T46">If present, the value of the </text:span><text:span text:style-name="Source_20_Text"><text:span text:style-name="T26">jsonapi</text:span></text:span><text:span text:style-name="T46"> member </text:span><text:span text:style-name="Strong_20_Emphasis"><text:span text:style-name="T5">MUST</text:span></text:span><text:span text:style-name="T46"> be an object (a “jsonapi object”). The jsonapi object </text:span><text:span text:style-name="Strong_20_Emphasis"><text:span text:style-name="T5">MAY</text:span></text:span><text:span text:style-name="T46"> contain a </text:span><text:span text:style-name="Source_20_Text"><text:span text:style-name="T26">version</text:span></text:span><text:span text:style-name="T46"> member whose value is a string indicating the highest JSON API version supported. This object </text:span><text:span text:style-name="Strong_20_Emphasis"><text:span text:style-name="T5">MAY</text:span></text:span><text:span text:style-name="T46"> also contain a </text:span><text:span text:style-name="Source_20_Text"><text:span text:style-name="T26">meta</text:span></text:span><text:span text:style-name="T46"> member, whose value is a </text:span><text:a xlink:type="simple" xlink:href="https://jsonapi.org/format/#document-meta" text:style-name="Internet_20_link" text:visited-style-name="Visited_20_Internet_20_Link"><text:span text:style-name="T14">meta</text:span></text:a><text:span text:style-name="T46"> object that contains non-standard meta-information.</text:span></text:p>
      <text:p text:style-name="P7"><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jsonapi</text:span></text:span><text:span text:style-name="Source_20_Text"><text:span text:style-name="T32">": {</text:span></text:span></text:p>
      <text:p text:style-name="P11"><text:soft-page-break/><text:span text:style-name="Source_20_Text"><text:span text:style-name="T31"><text:s text:c="4"/></text:span></text:span><text:span text:style-name="Source_20_Text"><text:span text:style-name="T32">"</text:span></text:span><text:span text:style-name="Source_20_Text"><text:span text:style-name="T34">version</text:span></text:span><text:span text:style-name="Source_20_Text"><text:span text:style-name="T32">": </text:span></text:span><text:span text:style-name="Source_20_Text"><text:span text:style-name="T36">"1.0"</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If the <text:span text:style-name="Source_20_Text"><text:span text:style-name="T23">version</text:span></text:span> member is not present, clients should assume the server implements at least version 1.0 of the specification.</text:p>
      <text:p text:style-name="P8">Note: Because JSON:API is committed to making additive changes only, the version string primarily indicates which new features a server may support.</text:p>
      <text:h text:style-name="P4" text:outline-level="3"><text:bookmark text:name="auto-id--member-names"/><text:bookmark-start text:name="__RefHeading___Toc12530_192218882"/><text:bookmark text:name="document-member-names"/>Member Names<text:bookmark-end text:name="__RefHeading___Toc12530_192218882"/></text:h>
      <text:p text:style-name="P1"><text:span text:style-name="T47">All member names used in a JSON:API document </text:span><text:span text:style-name="Strong_20_Emphasis"><text:span text:style-name="T6">MUST</text:span></text:span><text:span text:style-name="T47"> be treated as case sensitive by clients and servers, and they </text:span><text:span text:style-name="Strong_20_Emphasis"><text:span text:style-name="T6">MUST</text:span></text:span><text:span text:style-name="T47"> meet all of the following conditions:</text:span></text:p>
      <text:list xml:id="list152571833" text:style-name="L10">
        <text:list-item>
          <text:p text:style-name="P47"><text:span text:style-name="T47">Member names </text:span><text:span text:style-name="Strong_20_Emphasis"><text:span text:style-name="T6">MUST</text:span></text:span><text:span text:style-name="T47"> contain at least one character.</text:span></text:p>
        </text:list-item>
        <text:list-item>
          <text:p text:style-name="P47"><text:span text:style-name="T47">Member names </text:span><text:span text:style-name="Strong_20_Emphasis"><text:span text:style-name="T6">MUST</text:span></text:span><text:span text:style-name="T47"> contain only the allowed characters listed below.</text:span></text:p>
        </text:list-item>
        <text:list-item>
          <text:p text:style-name="P27"><text:span text:style-name="T47">Member names </text:span><text:span text:style-name="Strong_20_Emphasis"><text:span text:style-name="T6">MUST</text:span></text:span><text:span text:style-name="T47"> start and end with a “globally allowed character”, as defined below.</text:span></text:p>
        </text:list-item>
      </text:list>
      <text:p text:style-name="P1"><text:span text:style-name="T43">To enable an easy mapping of member names to URLs, it is </text:span><text:span text:style-name="Strong_20_Emphasis"><text:span text:style-name="T3">RECOMMENDED</text:span></text:span><text:span text:style-name="T43"> that member names use only non-reserved, URL safe characters specified in </text:span><text:a xlink:type="simple" xlink:href="http://tools.ietf.org/html/rfc3986#page-13" text:style-name="Internet_20_link" text:visited-style-name="Visited_20_Internet_20_Link"><text:span text:style-name="T22">RFC 3986</text:span></text:a><text:span text:style-name="T43">.</text:span></text:p>
      <text:h text:style-name="P55" text:outline-level="4"><text:bookmark text:name="auto-id--allowed-characters"/><text:bookmark-start text:name="__RefHeading___Toc12532_192218882"/><text:bookmark text:name="document-member-names-allowed-characters"/>Allowed Characters<text:bookmark-end text:name="__RefHeading___Toc12532_192218882"/></text:h>
      <text:p text:style-name="P1"><text:span text:style-name="T47">The following “globally allowed characters” </text:span><text:span text:style-name="Strong_20_Emphasis"><text:span text:style-name="T6">MAY</text:span></text:span><text:span text:style-name="T47"> be used anywhere in a member name:</text:span></text:p>
      <text:list xml:id="list1422006059" text:style-name="L11">
        <text:list-item>
          <text:p text:style-name="P44">U+0061 to U+007A, “a-z”</text:p>
        </text:list-item>
        <text:list-item>
          <text:p text:style-name="P44">U+0041 to U+005A, “A-Z”</text:p>
        </text:list-item>
        <text:list-item>
          <text:p text:style-name="P44">U+0030 to U+0039, “0-9”</text:p>
        </text:list-item>
        <text:list-item>
          <text:p text:style-name="P28"><text:span text:style-name="T47">U+0080 and above (non-ASCII Unicode characters; </text:span><text:span text:style-name="Emphasis"><text:span text:style-name="T47">not recommended, not URL safe</text:span></text:span><text:span text:style-name="T47">)</text:span></text:p>
        </text:list-item>
      </text:list>
      <text:p text:style-name="P54">Additionally, the following characters are allowed in member names, except as the first or last character:</text:p>
      <text:list xml:id="list1027395124" text:style-name="L12">
        <text:list-item>
          <text:p text:style-name="P45">U+002D HYPHEN-MINUS, “-“</text:p>
        </text:list-item>
        <text:list-item>
          <text:p text:style-name="P45">U+005F LOW LINE, “_”</text:p>
        </text:list-item>
        <text:list-item>
          <text:p text:style-name="P29"><text:span text:style-name="T47">U+0020 SPACE, “ “ </text:span><text:span text:style-name="Emphasis"><text:span text:style-name="T47">(not recommended, not URL safe)</text:span></text:span></text:p>
        </text:list-item>
      </text:list>
      <text:h text:style-name="P56" text:outline-level="4"><text:bookmark text:name="auto-id--reserved-characters"/><text:bookmark-start text:name="__RefHeading___Toc12534_192218882"/><text:bookmark text:name="document-member-names-reserved-characters"/>Reserved Characters<text:bookmark-end text:name="__RefHeading___Toc12534_192218882"/></text:h>
      <text:p text:style-name="P1"><text:span text:style-name="T43">The following characters </text:span><text:span text:style-name="Strong_20_Emphasis"><text:span text:style-name="T3">MUST NOT</text:span></text:span><text:span text:style-name="T43"> be used in member names:</text:span></text:p>
      <text:list xml:id="list2478934014" text:style-name="L13">
        <text:list-item>
          <text:p text:style-name="P48"><text:soft-page-break/><text:span text:style-name="T43">U+002B PLUS SIGN, “+” </text:span><text:span text:style-name="Emphasis"><text:span text:style-name="T43">(used for ordering)</text:span></text:span></text:p>
        </text:list-item>
        <text:list-item>
          <text:p text:style-name="P48"><text:span text:style-name="T43">U+002C COMMA, “,” </text:span><text:span text:style-name="Emphasis"><text:span text:style-name="T43">(used as a separator between relationship paths)</text:span></text:span></text:p>
        </text:list-item>
        <text:list-item>
          <text:p text:style-name="P48"><text:span text:style-name="T43">U+002E PERIOD, “.” </text:span><text:span text:style-name="Emphasis"><text:span text:style-name="T43">(used as a separator within relationship paths)</text:span></text:span></text:p>
        </text:list-item>
        <text:list-item>
          <text:p text:style-name="P48"><text:span text:style-name="T43">U+005B LEFT SQUARE BRACKET, “[” </text:span><text:span text:style-name="Emphasis"><text:span text:style-name="T43">(used in sparse fieldsets)</text:span></text:span></text:p>
        </text:list-item>
        <text:list-item>
          <text:p text:style-name="P48"><text:span text:style-name="T43">U+005D RIGHT SQUARE BRACKET, “]” </text:span><text:span text:style-name="Emphasis"><text:span text:style-name="T43">(used in sparse fieldsets)</text:span></text:span></text:p>
        </text:list-item>
        <text:list-item>
          <text:p text:style-name="P53">U+0021 EXCLAMATION MARK, “!”</text:p>
        </text:list-item>
        <text:list-item>
          <text:p text:style-name="P53">U+0022 QUOTATION MARK, ‘”’</text:p>
        </text:list-item>
        <text:list-item>
          <text:p text:style-name="P53">U+0023 NUMBER SIGN, “#”</text:p>
        </text:list-item>
        <text:list-item>
          <text:p text:style-name="P53">U+0024 DOLLAR SIGN, “$”</text:p>
        </text:list-item>
        <text:list-item>
          <text:p text:style-name="P53">U+0025 PERCENT SIGN, “%”</text:p>
        </text:list-item>
        <text:list-item>
          <text:p text:style-name="P53">U+0026 AMPERSAND, “&amp;”</text:p>
        </text:list-item>
        <text:list-item>
          <text:p text:style-name="P53">U+0027 APOSTROPHE, “’”</text:p>
        </text:list-item>
        <text:list-item>
          <text:p text:style-name="P53">U+0028 LEFT PARENTHESIS, “(“</text:p>
        </text:list-item>
        <text:list-item>
          <text:p text:style-name="P53">U+0029 RIGHT PARENTHESIS, “)”</text:p>
        </text:list-item>
        <text:list-item>
          <text:p text:style-name="P53">U+002A ASTERISK, “*”</text:p>
        </text:list-item>
        <text:list-item>
          <text:p text:style-name="P53">U+002F SOLIDUS, “/”</text:p>
        </text:list-item>
        <text:list-item>
          <text:p text:style-name="P53">U+003A COLON, “:”</text:p>
        </text:list-item>
        <text:list-item>
          <text:p text:style-name="P53">U+003B SEMICOLON, “;”</text:p>
        </text:list-item>
        <text:list-item>
          <text:p text:style-name="P53">U+003C LESS-THAN SIGN, “&lt;”</text:p>
        </text:list-item>
        <text:list-item>
          <text:p text:style-name="P53">U+003D EQUALS SIGN, “=”</text:p>
        </text:list-item>
        <text:list-item>
          <text:p text:style-name="P53">U+003E GREATER-THAN SIGN, “&gt;”</text:p>
        </text:list-item>
        <text:list-item>
          <text:p text:style-name="P53">U+003F QUESTION MARK, “?”</text:p>
        </text:list-item>
        <text:list-item>
          <text:p text:style-name="P53">U+0040 COMMERCIAL AT, “@”</text:p>
        </text:list-item>
        <text:list-item>
          <text:p text:style-name="P53">U+005C REVERSE SOLIDUS, “\”</text:p>
        </text:list-item>
        <text:list-item>
          <text:p text:style-name="P53">U+005E CIRCUMFLEX ACCENT, “^”</text:p>
        </text:list-item>
        <text:list-item>
          <text:p text:style-name="P53">U+0060 GRAVE ACCENT, “`”</text:p>
        </text:list-item>
        <text:list-item>
          <text:p text:style-name="P53">U+007B LEFT CURLY BRACKET, “{“</text:p>
        </text:list-item>
        <text:list-item>
          <text:p text:style-name="P53">U+007C VERTICAL LINE, “|”</text:p>
        </text:list-item>
        <text:list-item>
          <text:p text:style-name="P53">U+007D RIGHT CURLY BRACKET, “}”</text:p>
        </text:list-item>
        <text:list-item>
          <text:p text:style-name="P53">U+007E TILDE, “~”</text:p>
        </text:list-item>
        <text:list-item>
          <text:p text:style-name="P53">U+007F DELETE</text:p>
        </text:list-item>
        <text:list-item>
          <text:p text:style-name="P34">U+0000 to U+001F (C0 Controls)</text:p>
        </text:list-item>
      </text:list>
      <text:h text:style-name="P3" text:outline-level="2"><text:bookmark text:name="auto-id--fetching-data"/><text:bookmark-start text:name="__RefHeading___Toc12536_192218882"/><text:bookmark text:name="fetching"/>Fetching Data<text:bookmark-end text:name="__RefHeading___Toc12536_192218882"/></text:h>
      <text:p text:style-name="P1">Data, including resources and relationships, can be fetched by sending a <text:span text:style-name="Source_20_Text"><text:span text:style-name="T23">GET</text:span></text:span> request to an endpoint.</text:p>
      <text:p text:style-name="P1">Responses can be further refined with the optional features described below.</text:p>
      <text:h text:style-name="P4" text:outline-level="3"><text:bookmark text:name="auto-id--fetching-resources"/><text:bookmark-start text:name="__RefHeading___Toc12538_192218882"/><text:bookmark text:name="fetching-resources"/>Fetching Resources<text:bookmark-end text:name="__RefHeading___Toc12538_192218882"/></text:h>
      <text:p text:style-name="P1">A server <text:span text:style-name="Strong_20_Emphasis"><text:span text:style-name="T1">MUST</text:span></text:span> support fetching resource data for every URL provided as:</text:p>
      <text:list xml:id="list3777584788" text:style-name="L14">
        <text:list-item>
          <text:p text:style-name="P49"><text:soft-page-break/>a <text:span text:style-name="Source_20_Text"><text:span text:style-name="T23">self</text:span></text:span> link as part of the top-level links object</text:p>
        </text:list-item>
        <text:list-item>
          <text:p text:style-name="P49">a <text:span text:style-name="Source_20_Text"><text:span text:style-name="T23">self</text:span></text:span> link as part of a resource-level links object</text:p>
        </text:list-item>
        <text:list-item>
          <text:p text:style-name="P30">a <text:span text:style-name="Source_20_Text"><text:span text:style-name="T23">related</text:span></text:span> link as part of a relationship-level links object</text:p>
        </text:list-item>
      </text:list>
      <text:p text:style-name="P1">For example, the following request fetches a collection of articles:</text:p>
      <text:p text:style-name="P7"><text:span text:style-name="Source_20_Text"><text:span text:style-name="T33">GET</text:span></text:span><text:span text:style-name="Source_20_Text"><text:span text:style-name="T32"> </text:span></text:span><text:span text:style-name="Source_20_Text"><text:span text:style-name="T37">/articles</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The following request fetches an article:</text:p>
      <text:p text:style-name="P7"><text:span text:style-name="Source_20_Text"><text:span text:style-name="T33">GET</text:span></text:span><text:span text:style-name="Source_20_Text"><text:span text:style-name="T32"> </text:span></text:span><text:span text:style-name="Source_20_Text"><text:span text:style-name="T37">/articles/1</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And the following request fetches an article’s author:</text:p>
      <text:p text:style-name="P7"><text:span text:style-name="Source_20_Text"><text:span text:style-name="T33">GET</text:span></text:span><text:span text:style-name="Source_20_Text"><text:span text:style-name="T32"> </text:span></text:span><text:span text:style-name="Source_20_Text"><text:span text:style-name="T37">/articles/1/author</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h text:style-name="P5" text:outline-level="4"><text:bookmark text:name="auto-id--responses"/><text:bookmark-start text:name="__RefHeading___Toc12540_192218882"/><text:bookmark text:name="fetching-resources-responses"/>Responses<text:bookmark-end text:name="__RefHeading___Toc12540_192218882"/></text:h>
      <text:h text:style-name="P6" text:outline-level="5"><text:bookmark text:name="auto-id--200-ok"/><text:bookmark-start text:name="__RefHeading___Toc12542_192218882"/><text:bookmark text:name="fetching-resources-responses-200"/>200 OK<text:bookmark-end text:name="__RefHeading___Toc12542_192218882"/></text:h>
      <text:p text:style-name="P1"><text:span text:style-name="T46">A server </text:span><text:span text:style-name="Strong_20_Emphasis"><text:span text:style-name="T5">MUST</text:span></text:span><text:span text:style-name="T46"> respond to a successful request to fetch an individual resource or resource collection with a </text:span><text:span text:style-name="Source_20_Text"><text:span text:style-name="T26">200 OK</text:span></text:span><text:span text:style-name="T46"> response.</text:span></text:p>
      <text:p text:style-name="P1"><text:span text:style-name="T46">A server </text:span><text:span text:style-name="Strong_20_Emphasis"><text:span text:style-name="T5">MUST</text:span></text:span><text:span text:style-name="T46"> respond to a successful request to fetch a resource collection with an array of </text:span><text:a xlink:type="simple" xlink:href="https://jsonapi.org/format/#document-resource-objects" text:style-name="Internet_20_link" text:visited-style-name="Visited_20_Internet_20_Link"><text:span text:style-name="T14">resource objects</text:span></text:a><text:span text:style-name="T46"> or an empty array (</text:span><text:span text:style-name="Source_20_Text"><text:span text:style-name="T26">[]</text:span></text:span><text:span text:style-name="T46">) as the response document’s primary data.</text:span></text:p>
      <text:p text:style-name="P1">For example, a <text:span text:style-name="Source_20_Text"><text:span text:style-name="T23">GET</text:span></text:span> request to a collection of articles c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JSON:API paints my bikeshed!"</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 {</text:span></text:span></text:p>
      <text:p text:style-name="P11"><text:soft-page-break/><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2"</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Rails is Omakase"</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A similar response representing an empty collection would be:</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0"><text:span text:style-name="Source_20_Text"><text:span text:style-name="T32">}</text:span></text:span></text:p>
      <text:p text:style-name="P1"><text:span text:style-name="T46">A server </text:span><text:span text:style-name="Strong_20_Emphasis"><text:span text:style-name="T5">MUST</text:span></text:span><text:span text:style-name="T46"> respond to a successful request to fetch an individual resource with a </text:span><text:a xlink:type="simple" xlink:href="https://jsonapi.org/format/#document-resource-objects" text:style-name="Internet_20_link" text:visited-style-name="Visited_20_Internet_20_Link"><text:span text:style-name="T14">resource object</text:span></text:a><text:span text:style-name="T46">or</text:span> <text:span text:style-name="Source_20_Text"><text:span text:style-name="T28">null</text:span></text:span> <text:span text:style-name="T46">provided as the response document’s primary data.</text:span></text:p>
      <text:p text:style-name="P1"><text:span text:style-name="Source_20_Text"><text:span text:style-name="T28">null</text:span></text:span><text:span text:style-name="T52"> is only an appropriate response when the requested URL is one that might correspond to a single resource, but doesn’t currently.</text:span></text:p>
      <text:p text:style-name="P9"><text:span text:style-name="T40">Note: Consider, for example, a request to fetch a to-one related resource link. This request would respond with </text:span><text:span text:style-name="Source_20_Text"><text:span text:style-name="T41">null</text:span></text:span><text:span text:style-name="T40">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12">resource object</text:span></text:a><text:span text:style-name="T40"> otherwise.</text:span></text:p>
      <text:p text:style-name="P1">For example, a <text:span text:style-name="Source_20_Text"><text:span text:style-name="T23">GET</text:span></text:span> request to an individual article c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JSON:API paints my bikeshed!"</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oft-page-break/><text:span text:style-name="Source_20_Text"><text:span text:style-name="T31"><text:s text:c="6"/></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10"/></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http://example.com/articles/1/author"</text:span></text:span></text:p>
      <text:p text:style-name="P11"><text:span text:style-name="Source_20_Text"><text:span text:style-name="T31"><text:s text:c="8"/></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If the above article’s author is missing, then a <text:span text:style-name="Source_20_Text"><text:span text:style-name="T23">GET</text:span></text:span> request to that related resource w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articles/1/author"</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null</text:span></text:span></text:p>
      <text:p text:style-name="P10"><text:span text:style-name="Source_20_Text"><text:span text:style-name="T32">}</text:span></text:span></text:p>
      <text:h text:style-name="P6" text:outline-level="5"><text:bookmark text:name="auto-id--404-not-found"/><text:bookmark-start text:name="__RefHeading___Toc12544_192218882"/><text:bookmark text:name="fetching-resources-responses-404"/>404 Not Found<text:bookmark-end text:name="__RefHeading___Toc12544_192218882"/></text:h>
      <text:p text:style-name="P1"><text:span text:style-name="T46">A server </text:span><text:span text:style-name="Strong_20_Emphasis"><text:span text:style-name="T5">MUST</text:span></text:span><text:span text:style-name="T46"> respond with </text:span><text:span text:style-name="Source_20_Text"><text:span text:style-name="T26">404 Not Found</text:span></text:span><text:span text:style-name="T46"> when processing a request to fetch a single resource that does not exist, except when the request warrants a </text:span><text:span text:style-name="Source_20_Text"><text:span text:style-name="T26">200 OK</text:span></text:span><text:span text:style-name="T46"> response with </text:span><text:span text:style-name="Source_20_Text"><text:span text:style-name="T26">null</text:span></text:span><text:span text:style-name="T46"> as the primary data (as described above).</text:span></text:p>
      <text:h text:style-name="P6" text:outline-level="5"><text:bookmark text:name="auto-id--other-responses"/><text:bookmark-start text:name="__RefHeading___Toc12546_192218882"/><text:bookmark text:name="fetching-resources-responses-other"/>Other Responses<text:bookmark-end text:name="__RefHeading___Toc12546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4" text:outline-level="3"><text:bookmark text:name="auto-id--fetching-relationships"/><text:bookmark-start text:name="__RefHeading___Toc12548_192218882"/><text:bookmark text:name="fetching-relationships"/>Fetching Relationships<text:bookmark-end text:name="__RefHeading___Toc12548_192218882"/></text:h>
      <text:p text:style-name="P1">A server <text:span text:style-name="Strong_20_Emphasis"><text:span text:style-name="T1">MUST</text:span></text:span> support fetching relationship data for every relationship URL provided as a <text:span text:style-name="Source_20_Text"><text:span text:style-name="T23">self</text:span></text:span> link as part of a relationship’s <text:span text:style-name="Source_20_Text"><text:span text:style-name="T23">links</text:span></text:span> object.</text:p>
      <text:p text:style-name="P1">For example, the following request fetches data about an article’s comments:</text:p>
      <text:p text:style-name="P7"><text:soft-page-break/><text:span text:style-name="Source_20_Text"><text:span text:style-name="T33">GET</text:span></text:span><text:span text:style-name="Source_20_Text"><text:span text:style-name="T32"> </text:span></text:span><text:span text:style-name="Source_20_Text"><text:span text:style-name="T37">/articles/1/relationships/comments</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And the following request fetches data about an article’s author:</text:p>
      <text:p text:style-name="P7"><text:span text:style-name="Source_20_Text"><text:span text:style-name="T33">GET</text:span></text:span><text:span text:style-name="Source_20_Text"><text:span text:style-name="T32"> </text:span></text:span><text:span text:style-name="Source_20_Text"><text:span text:style-name="T37">/articles/1/relationships/author</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h text:style-name="P5" text:outline-level="4"><text:bookmark text:name="auto-id--responses-1"/><text:bookmark-start text:name="__RefHeading___Toc12550_192218882"/><text:bookmark text:name="fetching-relationships-responses"/>Responses<text:bookmark-end text:name="__RefHeading___Toc12550_192218882"/></text:h>
      <text:h text:style-name="P6" text:outline-level="5"><text:bookmark text:name="auto-id--200-ok-1"/><text:bookmark-start text:name="__RefHeading___Toc12552_192218882"/><text:bookmark text:name="fetching-relationships-responses-200"/>200 OK<text:bookmark-end text:name="__RefHeading___Toc12552_192218882"/></text:h>
      <text:p text:style-name="P1"><text:span text:style-name="T46">A server </text:span><text:span text:style-name="Strong_20_Emphasis"><text:span text:style-name="T5">MUST</text:span></text:span><text:span text:style-name="T46"> respond to a successful request to fetch a relationship with a </text:span><text:span text:style-name="Source_20_Text"><text:span text:style-name="T26">200 OK</text:span></text:span><text:span text:style-name="T46"> response.</text:span></text:p>
      <text:p text:style-name="P1"><text:span text:style-name="T46">The primary data in the response document </text:span><text:span text:style-name="Strong_20_Emphasis"><text:span text:style-name="T5">MUST</text:span></text:span><text:span text:style-name="T46"> match the appropriate value for </text:span><text:a xlink:type="simple" xlink:href="https://jsonapi.org/format/#document-resource-object-linkage" text:style-name="Internet_20_link" text:visited-style-name="Visited_20_Internet_20_Link"><text:span text:style-name="T14">resource linkage</text:span></text:a><text:span text:style-name="T46">, as described above for </text:span><text:a xlink:type="simple" xlink:href="https://jsonapi.org/format/#document-resource-object-relationships" text:style-name="Internet_20_link" text:visited-style-name="Visited_20_Internet_20_Link"><text:span text:style-name="T14">relationship objects</text:span></text:a><text:span text:style-name="T46">.</text:span></text:p>
      <text:p text:style-name="P1"><text:span text:style-name="T46">The top-level </text:span><text:a xlink:type="simple" xlink:href="https://jsonapi.org/format/#document-links" text:style-name="Internet_20_link" text:visited-style-name="Visited_20_Internet_20_Link"><text:span text:style-name="T14">links object</text:span></text:a><text:span text:style-name="T46"> </text:span><text:span text:style-name="Strong_20_Emphasis"><text:span text:style-name="T5">MAY</text:span></text:span><text:span text:style-name="T46"> contain </text:span><text:span text:style-name="Source_20_Text"><text:span text:style-name="T26">self</text:span></text:span><text:span text:style-name="T46"> and </text:span><text:span text:style-name="Source_20_Text"><text:span text:style-name="T28">related</text:span></text:span><text:span text:style-name="T52"> </text:span><text:span text:style-name="T46">links, as described above for </text:span><text:a xlink:type="simple" xlink:href="https://jsonapi.org/format/#document-resource-object-relationships" text:style-name="Internet_20_link" text:visited-style-name="Visited_20_Internet_20_Link"><text:span text:style-name="T14">relationship objects</text:span></text:a><text:span text:style-name="T46">.</text:span></text:p>
      <text:p text:style-name="P1">For example, a <text:span text:style-name="Source_20_Text"><text:span text:style-name="T23">GET</text:span></text:span> request to a URL from a to-one relationship link c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articles/1/relationships/author"</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articles/1/author"</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If the above relationship is empty, then a <text:span text:style-name="Source_20_Text"><text:span text:style-name="T23">GET</text:span></text:span> request to the same URL w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articles/1/relationships/author"</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articles/1/author"</text:span></text:span></text:p>
      <text:p text:style-name="P11"><text:span text:style-name="Source_20_Text"><text:span text:style-name="T31"><text:s text:c="2"/></text:span></text:span><text:span text:style-name="Source_20_Text"><text:span text:style-name="T32">},</text:span></text:span></text:p>
      <text:p text:style-name="P11"><text:soft-page-break/><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null</text:span></text:span></text:p>
      <text:p text:style-name="P10"><text:span text:style-name="Source_20_Text"><text:span text:style-name="T32">}</text:span></text:span></text:p>
      <text:p text:style-name="P1">A <text:span text:style-name="Source_20_Text"><text:span text:style-name="T23">GET</text:span></text:span> request to a URL from a to-many relationship link c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articles/1/relationships/tag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articles/1/tags"</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2"</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3"</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If the above relationship is empty, then a <text:span text:style-name="Source_20_Text"><text:span text:style-name="T23">GET</text:span></text:span> request to the same URL would return:</text:p>
      <text:p text:style-name="P7"><text:span text:style-name="Source_20_Text"><text:span text:style-name="T33">HTTP/1.1</text:span></text:span><text:span text:style-name="Source_20_Text"><text:span text:style-name="T32"> </text:span></text:span><text:span text:style-name="Source_20_Text"><text:span text:style-name="T35">200</text:span></text:span><text:span text:style-name="Source_20_Text"><text:span text:style-name="T32"> </text:span></text:span><text:span text:style-name="Source_20_Text"><text:span text:style-name="T35">OK</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articles/1/relationships/tag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ed</text:span></text:span><text:span text:style-name="Source_20_Text"><text:span text:style-name="T32">": </text:span></text:span><text:span text:style-name="Source_20_Text"><text:span text:style-name="T36">"/articles/1/tags"</text:span></text:span></text:p>
      <text:p text:style-name="P11"><text:span text:style-name="Source_20_Text"><text:span text:style-name="T31"><text:s text:c="2"/></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0"><text:span text:style-name="Source_20_Text"><text:span text:style-name="T32">}</text:span></text:span></text:p>
      <text:h text:style-name="P6" text:outline-level="5"><text:bookmark text:name="auto-id--404-not-found-1"/><text:bookmark-start text:name="__RefHeading___Toc12554_192218882"/><text:bookmark text:name="fetching-relationships-responses-404"/>404 Not Found<text:bookmark-end text:name="__RefHeading___Toc12554_192218882"/></text:h>
      <text:p text:style-name="P1"><text:span text:style-name="T46">A server </text:span><text:span text:style-name="Strong_20_Emphasis"><text:span text:style-name="T5">MUST</text:span></text:span><text:span text:style-name="T46"> return </text:span><text:span text:style-name="Source_20_Text"><text:span text:style-name="T26">404 Not Found</text:span></text:span><text:span text:style-name="T46"> when processing a request to fetch a relationship link URL that does not exist.</text:span></text:p>
      <text:p text:style-name="P9"><text:span text:style-name="T40">Note: This can happen when the parent resource of the relationship does not exist. For example, when </text:span><text:span text:style-name="Source_20_Text"><text:span text:style-name="T41">/articles/1</text:span></text:span><text:span text:style-name="T40"> does not exist, request to </text:span><text:span text:style-name="Source_20_Text"><text:span text:style-name="T41">/articles/1/relationships/tags</text:span></text:span><text:span text:style-name="T40">returns </text:span><text:span text:style-name="Source_20_Text"><text:span text:style-name="T41">404 Not Found</text:span></text:span><text:span text:style-name="T40">.</text:span></text:p>
      <text:p text:style-name="P1"><text:span text:style-name="T46">If a relationship link URL exists but the relationship is empty, then </text:span><text:span text:style-name="Source_20_Text"><text:span text:style-name="T26">200 OK</text:span></text:span><text:span text:style-name="T46"> </text:span><text:span text:style-name="Strong_20_Emphasis"><text:span text:style-name="T5">MUST</text:span></text:span><text:span text:style-name="T46"> be returned, as described above.</text:span></text:p>
      <text:h text:style-name="P6" text:outline-level="5"><text:bookmark text:name="auto-id--other-responses-1"/><text:bookmark-start text:name="__RefHeading___Toc12556_192218882"/><text:bookmark text:name="fetching-relationships-responses-other"/><text:soft-page-break/>Other Responses<text:bookmark-end text:name="__RefHeading___Toc12556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4" text:outline-level="3"><text:bookmark text:name="auto-id--inclusion-of-related-resources"/><text:bookmark-start text:name="__RefHeading___Toc12558_192218882"/><text:bookmark text:name="fetching-includes"/>Inclusion of Related Resources<text:bookmark-end text:name="__RefHeading___Toc12558_192218882"/></text:h>
      <text:p text:style-name="P1">An endpoint <text:span text:style-name="Strong_20_Emphasis"><text:span text:style-name="T1">MAY</text:span></text:span> return resources related to the primary data by default.</text:p>
      <text:p text:style-name="P1">An endpoint <text:span text:style-name="Strong_20_Emphasis"><text:span text:style-name="T1">MAY</text:span></text:span> also support an <text:span text:style-name="Source_20_Text"><text:span text:style-name="T23">include</text:span></text:span> request parameter to allow the client to customize which related resources should be returned.</text:p>
      <text:p text:style-name="P1"><text:span text:style-name="T52">If an endpoint does not support the </text:span><text:span text:style-name="Source_20_Text"><text:span text:style-name="T28">include</text:span></text:span><text:span text:style-name="T52"> parameter, it </text:span><text:span text:style-name="Strong_20_Emphasis"><text:span text:style-name="T9">MUST</text:span></text:span><text:span text:style-name="T52"> respond with </text:span><text:span text:style-name="Source_20_Text"><text:span text:style-name="T28">400 Bad Request</text:span></text:span><text:span text:style-name="T52">to any requests that include it.</text:span></text:p>
      <text:p text:style-name="P1"><text:span text:style-name="T52">If an endpoint supports the </text:span><text:span text:style-name="Source_20_Text"><text:span text:style-name="T28">include</text:span></text:span><text:span text:style-name="T52"> parameter and a client supplies it, the server </text:span><text:span text:style-name="Strong_20_Emphasis"><text:span text:style-name="T9">MUST NOT</text:span></text:span><text:span text:style-name="T52">include unrequested </text:span><text:a xlink:type="simple" xlink:href="https://jsonapi.org/format/#document-resource-objects" text:style-name="Internet_20_link" text:visited-style-name="Visited_20_Internet_20_Link"><text:span text:style-name="T18">resource objects</text:span></text:a><text:span text:style-name="T52"> in the </text:span><text:span text:style-name="Source_20_Text"><text:span text:style-name="T28">included</text:span></text:span><text:span text:style-name="T52"> section of the </text:span><text:a xlink:type="simple" xlink:href="https://jsonapi.org/format/#document-compound-documents" text:style-name="Internet_20_link" text:visited-style-name="Visited_20_Internet_20_Link"><text:span text:style-name="T18">compound document</text:span></text:a><text:span text:style-name="T52">.</text:span></text:p>
      <text:p text:style-name="P1"><text:span text:style-name="T52">The value of the </text:span><text:span text:style-name="Source_20_Text"><text:span text:style-name="T28">include</text:span></text:span><text:span text:style-name="T52"> parameter </text:span><text:span text:style-name="Strong_20_Emphasis"><text:span text:style-name="T9">MUST</text:span></text:span><text:span text:style-name="T52">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18">relationship</text:span></text:a><text:span text:style-name="T52">names.</text:span></text:p>
      <text:p text:style-name="P1"><text:span text:style-name="T52">If a server is unable to identify a relationship path or does not support inclusion of resources from a path, it </text:span><text:span text:style-name="Strong_20_Emphasis"><text:span text:style-name="T9">MUST</text:span></text:span><text:span text:style-name="T52"> respond with 400 Bad Request.</text:span></text:p>
      <text:p text:style-name="P9"><text:span text:style-name="T40">Note: For example, a relationship path could be </text:span><text:span text:style-name="Source_20_Text"><text:span text:style-name="T41">comments.author</text:span></text:span><text:span text:style-name="T40">, where </text:span><text:span text:style-name="Source_20_Text"><text:span text:style-name="T41">comments</text:span></text:span><text:span text:style-name="T40"> is a relationship listed under a </text:span><text:span text:style-name="Source_20_Text"><text:span text:style-name="T41">articles</text:span></text:span><text:span text:style-name="T40"> </text:span><text:a xlink:type="simple" xlink:href="https://jsonapi.org/format/#document-resource-objects" text:style-name="Internet_20_link" text:visited-style-name="Visited_20_Internet_20_Link"><text:span text:style-name="T12">resource object</text:span></text:a><text:span text:style-name="T40">, and </text:span><text:span text:style-name="Source_20_Text"><text:span text:style-name="T41">author</text:span></text:span><text:span text:style-name="T40"> is a relationship listed under a </text:span><text:span text:style-name="Source_20_Text"><text:span text:style-name="T41">comments</text:span></text:span><text:span text:style-name="T40"> </text:span><text:a xlink:type="simple" xlink:href="https://jsonapi.org/format/#document-resource-objects" text:style-name="Internet_20_link" text:visited-style-name="Visited_20_Internet_20_Link"><text:span text:style-name="T12">resource object</text:span></text:a><text:span text:style-name="T40">.</text:span></text:p>
      <text:p text:style-name="P1">For instance, comments could be requested with an article:</text:p>
      <text:p text:style-name="P7"><text:span text:style-name="Source_20_Text"><text:span text:style-name="T33">GET</text:span></text:span><text:span text:style-name="Source_20_Text"><text:span text:style-name="T32"> </text:span></text:span><text:span text:style-name="Source_20_Text"><text:span text:style-name="T37">/articles/1?include=comments</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text:soft-page-break/>In order to request resources related to other resources, a dot-separated path for each relationship name can be specified:</text:p>
      <text:p text:style-name="P7"><text:span text:style-name="Source_20_Text"><text:span text:style-name="T33">GET</text:span></text:span><text:span text:style-name="Source_20_Text"><text:span text:style-name="T32"> </text:span></text:span><text:span text:style-name="Source_20_Text"><text:span text:style-name="T37">/articles/1?include=comments.author</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9"><text:span text:style-name="T40">Note: Because </text:span><text:a xlink:type="simple" xlink:href="https://jsonapi.org/format/#document-compound-documents" text:style-name="Internet_20_link" text:visited-style-name="Visited_20_Internet_20_Link"><text:span text:style-name="T12">compound documents</text:span></text:a><text:span text:style-name="T40">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41">comments.author</text:span></text:span><text:span text:style-name="T40"> should include </text:span><text:span text:style-name="Source_20_Text"><text:span text:style-name="T41">comments</text:span></text:span><text:span text:style-name="T40"> as well as the </text:span><text:span text:style-name="Source_20_Text"><text:span text:style-name="T41">author</text:span></text:span><text:span text:style-name="T40"> of each of those </text:span><text:span text:style-name="Source_20_Text"><text:span text:style-name="T41">comments</text:span></text:span><text:span text:style-name="T40">.</text:span></text:p>
      <text:p text:style-name="P9"><text:span text:style-name="T40">Note: A server may choose to expose a deeply nested relationship such as </text:span><text:span text:style-name="Source_20_Text"><text:span text:style-name="T41">comments.author</text:span></text:span><text:span text:style-name="T40">as a direct relationship with an alias such as </text:span><text:span text:style-name="Source_20_Text"><text:span text:style-name="T41">comment-authors</text:span></text:span><text:span text:style-name="T40">. This would allow a client to request </text:span><text:span text:style-name="Source_20_Text"><text:span text:style-name="T41">/articles/1?include=comment-authors</text:span></text:span><text:span text:style-name="T40"> instead of</text:span><text:span text:style-name="Source_20_Text"><text:span text:style-name="T41">/articles/1?include=comments.author</text:span></text:span><text:span text:style-name="T40">. By abstracting the nested relationship with an alias, the server can still provide full linkage in compound documents without including potentially unwanted intermediate resources.</text:span></text:p>
      <text:p text:style-name="P1">Multiple related resources can be requested in a comma-separated list:</text:p>
      <text:p text:style-name="P7"><text:span text:style-name="Source_20_Text"><text:span text:style-name="T33">GET</text:span></text:span><text:span text:style-name="Source_20_Text"><text:span text:style-name="T32"> </text:span></text:span><text:span text:style-name="Source_20_Text"><text:span text:style-name="T37">/articles/1?include=author,comments.author</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Furthermore, related resources can be requested from a relationship endpoint:</text:p>
      <text:p text:style-name="P7"><text:span text:style-name="Source_20_Text"><text:span text:style-name="T33">GET</text:span></text:span><text:span text:style-name="Source_20_Text"><text:span text:style-name="T32"> </text:span></text:span><text:span text:style-name="Source_20_Text"><text:span text:style-name="T37">/articles/1/relationships/comments?include=comments.author</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In this case, the primary data would be a collection of <text:a xlink:type="simple" xlink:href="https://jsonapi.org/format/#document-resource-identifier-objects" text:style-name="Internet_20_link" text:visited-style-name="Visited_20_Internet_20_Link"><text:span text:style-name="T12">resource identifier objects</text:span></text:a> that represent linkage to comments for an article, while the full comments and comment authors would be returned as included data.</text:p>
      <text:p text:style-name="P9"><text:soft-page-break/><text:span text:style-name="T40">Note: This section applies to any endpoint that responds with primary data, regardless of the request type. For instance, a server could support the inclusion of related resources along with a </text:span><text:span text:style-name="Source_20_Text"><text:span text:style-name="T41">POST</text:span></text:span><text:span text:style-name="T40"> request to create a resource or relationship.</text:span></text:p>
      <text:h text:style-name="P4" text:outline-level="3"><text:bookmark text:name="auto-id--sparse-fieldsets"/><text:bookmark-start text:name="__RefHeading___Toc12560_192218882"/><text:bookmark text:name="fetching-sparse-fieldsets"/>Sparse Fieldsets<text:bookmark-end text:name="__RefHeading___Toc12560_192218882"/></text:h>
      <text:p text:style-name="P1">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12">fields</text:span></text:a> in the response on a per-type basis by including a <text:span text:style-name="Source_20_Text"><text:span text:style-name="T23">fields[TYPE]</text:span></text:span> parameter.</text:p>
      <text:p text:style-name="P1"><text:span text:style-name="T52">The value of the </text:span><text:span text:style-name="Source_20_Text"><text:span text:style-name="T28">fields</text:span></text:span><text:span text:style-name="T52"> parameter </text:span><text:span text:style-name="Strong_20_Emphasis"><text:span text:style-name="T9">MUST</text:span></text:span><text:span text:style-name="T52"> be a comma-separated (U+002C COMMA, “,”) list that refers to the name(s) of the fields to be returned.</text:span></text:p>
      <text:p text:style-name="P1"><text:span text:style-name="T52">If a client requests a restricted set of </text:span><text:a xlink:type="simple" xlink:href="https://jsonapi.org/format/#document-resource-object-fields" text:style-name="Internet_20_link" text:visited-style-name="Visited_20_Internet_20_Link"><text:span text:style-name="T18">fields</text:span></text:a><text:span text:style-name="T52"> for a given resource type, an endpoint </text:span><text:span text:style-name="Strong_20_Emphasis"><text:span text:style-name="T9">MUST NOT</text:span></text:span><text:span text:style-name="T52"> include additional </text:span><text:a xlink:type="simple" xlink:href="https://jsonapi.org/format/#document-resource-object-fields" text:style-name="Internet_20_link" text:visited-style-name="Visited_20_Internet_20_Link"><text:span text:style-name="T18">fields</text:span></text:a><text:span text:style-name="T52"> in resource objects of that type in its response.</text:span></text:p>
      <text:p text:style-name="P7"><text:span text:style-name="Source_20_Text"><text:span text:style-name="T33">GET</text:span></text:span><text:span text:style-name="Source_20_Text"><text:span text:style-name="T32"> </text:span></text:span><text:span text:style-name="Source_20_Text"><text:span text:style-name="T37">/articles?include=author&amp;fields[articles]=title,body&amp;fields[people]=name</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9"><text:span text:style-name="T40">Note: The above example URI shows unencoded </text:span><text:span text:style-name="Source_20_Text"><text:span text:style-name="T41">[</text:span></text:span><text:span text:style-name="T40"> and </text:span><text:span text:style-name="Source_20_Text"><text:span text:style-name="T41">]</text:span></text:span><text:span text:style-name="T40">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12">in RFC 3986</text:span></text:a><text:span text:style-name="T40">.</text:span></text:p>
      <text:p text:style-name="P9"><text:span text:style-name="T40">Note: This section applies to any endpoint that responds with resources as primary or included data, regardless of the request type. For instance, a server could support sparse fieldsets along with a </text:span><text:span text:style-name="Source_20_Text"><text:span text:style-name="T41">POST</text:span></text:span><text:span text:style-name="T40"> request to create a resource.</text:span></text:p>
      <text:h text:style-name="P4" text:outline-level="3"><text:bookmark text:name="auto-id--sorting"/><text:bookmark-start text:name="__RefHeading___Toc12562_192218882"/><text:bookmark text:name="fetching-sorting"/>Sorting<text:bookmark-end text:name="__RefHeading___Toc12562_192218882"/></text:h>
      <text:p text:style-name="P1">A server <text:span text:style-name="Strong_20_Emphasis"><text:span text:style-name="T1">MAY</text:span></text:span> choose to support requests to sort resource collections according to one or more criteria (“sort fields”).</text:p>
      <text:p text:style-name="P8">Note: Although recommended, sort fields do not necessarily need to correspond to resource attribute and association names.</text:p>
      <text:p text:style-name="P9"><text:soft-page-break/><text:span text:style-name="T40">Note: It is recommended that dot-separated (U+002E FULL-STOP, “.”) sort fields be used to request sorting based upon relationship attributes. For example, a sort field of </text:span><text:span text:style-name="Source_20_Text"><text:span text:style-name="T41">author.name</text:span></text:span><text:span text:style-name="T40">could be used to request that the primary data be sorted based upon the </text:span><text:span text:style-name="Source_20_Text"><text:span text:style-name="T41">name</text:span></text:span><text:span text:style-name="T40"> attribute of the </text:span><text:span text:style-name="Source_20_Text"><text:span text:style-name="T41">author</text:span></text:span><text:span text:style-name="T40"> relationship.</text:span></text:p>
      <text:p text:style-name="P1"><text:span text:style-name="T46">An endpoint </text:span><text:span text:style-name="Strong_20_Emphasis"><text:span text:style-name="T5">MAY</text:span></text:span><text:span text:style-name="T46"> support requests to sort the primary data with a </text:span><text:span text:style-name="Source_20_Text"><text:span text:style-name="T26">sort</text:span></text:span><text:span text:style-name="T46"> query parameter. The value for </text:span><text:span text:style-name="Source_20_Text"><text:span text:style-name="T26">sort</text:span></text:span><text:span text:style-name="T46"> </text:span><text:span text:style-name="Strong_20_Emphasis"><text:span text:style-name="T5">MUST</text:span></text:span><text:span text:style-name="T46"> represent sort fields.</text:span></text:p>
      <text:p text:style-name="P7"><text:span text:style-name="Source_20_Text"><text:span text:style-name="T33">GET</text:span></text:span><text:span text:style-name="Source_20_Text"><text:span text:style-name="T32"> </text:span></text:span><text:span text:style-name="Source_20_Text"><text:span text:style-name="T37">/people?sort=age</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text:span text:style-name="T46">An endpoint </text:span><text:span text:style-name="Strong_20_Emphasis"><text:span text:style-name="T5">MAY</text:span></text:span><text:span text:style-name="T46"> support multiple sort fields by allowing comma-separated (U+002C COMMA, “,”) sort fields. Sort fields </text:span><text:span text:style-name="Strong_20_Emphasis"><text:span text:style-name="T5">SHOULD</text:span></text:span><text:span text:style-name="T46"> be applied in the order specified.</text:span></text:p>
      <text:p text:style-name="P7"><text:span text:style-name="Source_20_Text"><text:span text:style-name="T33">GET</text:span></text:span><text:span text:style-name="Source_20_Text"><text:span text:style-name="T32"> </text:span></text:span><text:span text:style-name="Source_20_Text"><text:span text:style-name="T37">/people?sort=age,name</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text:span text:style-name="T46">The sort order for each sort field </text:span><text:span text:style-name="Strong_20_Emphasis"><text:span text:style-name="T5">MUST</text:span></text:span><text:span text:style-name="T46"> be ascending unless it is prefixed with a minus (U+002D HYPHEN-MINUS, “-“), in which case it </text:span><text:span text:style-name="Strong_20_Emphasis"><text:span text:style-name="T5">MUST</text:span></text:span><text:span text:style-name="T46"> be descending.</text:span></text:p>
      <text:p text:style-name="P7"><text:span text:style-name="Source_20_Text"><text:span text:style-name="T33">GET</text:span></text:span><text:span text:style-name="Source_20_Text"><text:span text:style-name="T32"> </text:span></text:span><text:span text:style-name="Source_20_Text"><text:span text:style-name="T37">/articles?sort=-created,title</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The above example should return the newest articles first. Any articles created on the same date will then be sorted by their title in ascending alphabetical order.</text:p>
      <text:p text:style-name="P1"><text:span text:style-name="T52">If the server does not support sorting as specified in the query parameter </text:span><text:span text:style-name="Source_20_Text"><text:span text:style-name="T28">sort</text:span></text:span><text:span text:style-name="T52">, it </text:span><text:span text:style-name="Strong_20_Emphasis"><text:span text:style-name="T9">MUST</text:span></text:span><text:span text:style-name="T52"> return </text:span><text:span text:style-name="Source_20_Text"><text:span text:style-name="T28">400 Bad Request</text:span></text:span><text:span text:style-name="T52">.</text:span></text:p>
      <text:p text:style-name="P1">If sorting is supported by the server and requested by the client via query parameter <text:span text:style-name="Source_20_Text"><text:span text:style-name="T23">sort</text:span></text:span>, the server <text:span text:style-name="Strong_20_Emphasis"><text:span text:style-name="T1">MUST</text:span></text:span> return elements of the top-level <text:span text:style-name="Source_20_Text"><text:span text:style-name="T23">data</text:span></text:span> array of the response ordered according to the criteria specified. The server <text:span text:style-name="Strong_20_Emphasis"><text:span text:style-name="T1">MAY</text:span></text:span> apply default sorting rules to top-level <text:span text:style-name="Source_20_Text"><text:span text:style-name="T23">data</text:span></text:span> if request parameter <text:span text:style-name="Source_20_Text"><text:span text:style-name="T23">sort</text:span></text:span> is not specified.</text:p>
      <text:p text:style-name="P8">Note: This section applies to any endpoint that responds with a resource collection as primary data, regardless of the request type.</text:p>
      <text:h text:style-name="P4" text:outline-level="3"><text:bookmark text:name="auto-id--pagination"/><text:bookmark-start text:name="__RefHeading___Toc12564_192218882"/><text:bookmark text:name="fetching-pagination"/><text:soft-page-break/>Pagination<text:bookmark-end text:name="__RefHeading___Toc12564_192218882"/></text:h>
      <text:p text:style-name="P1">A server <text:span text:style-name="Strong_20_Emphasis"><text:span text:style-name="T1">MAY</text:span></text:span> choose to limit the number of resources returned in a response to a subset (“page”) of the whole set available.</text:p>
      <text:p text:style-name="P1">A server <text:span text:style-name="Strong_20_Emphasis"><text:span text:style-name="T1">MAY</text:span></text:span> provide links to traverse a paginated data set (“pagination links”).</text:p>
      <text:p text:style-name="P1"><text:span text:style-name="T53">Pagination links </text:span><text:span text:style-name="Strong_20_Emphasis"><text:span text:style-name="T10">MUST</text:span></text:span><text:span text:style-name="T53"> appear in the links object that corresponds to a collection. To paginate the primary data, supply pagination links in the top-level </text:span><text:span text:style-name="Source_20_Text"><text:span text:style-name="T29">links</text:span></text:span><text:span text:style-name="T53"> object. To paginate an included collection returned in a </text:span><text:a xlink:type="simple" xlink:href="https://jsonapi.org/format/#document-compound-documents" text:style-name="Internet_20_link" text:visited-style-name="Visited_20_Internet_20_Link"><text:span text:style-name="T19">compound document</text:span></text:a><text:span text:style-name="T53">, supply pagination links in the corresponding links object.</text:span></text:p>
      <text:p text:style-name="P1"><text:span text:style-name="T46">The following keys </text:span><text:span text:style-name="Strong_20_Emphasis"><text:span text:style-name="T5">MUST</text:span></text:span><text:span text:style-name="T46"> be used for pagination links:</text:span></text:p>
      <text:list xml:id="list829495866" text:style-name="L15">
        <text:list-item>
          <text:p text:style-name="P50"><text:span text:style-name="Source_20_Text"><text:span text:style-name="T26">first</text:span></text:span><text:span text:style-name="T46">: the first page of data</text:span></text:p>
        </text:list-item>
        <text:list-item>
          <text:p text:style-name="P50"><text:span text:style-name="Source_20_Text"><text:span text:style-name="T26">last</text:span></text:span><text:span text:style-name="T46">: the last page of data</text:span></text:p>
        </text:list-item>
        <text:list-item>
          <text:p text:style-name="P50"><text:span text:style-name="Source_20_Text"><text:span text:style-name="T26">prev</text:span></text:span><text:span text:style-name="T46">: the previous page of data</text:span></text:p>
        </text:list-item>
        <text:list-item>
          <text:p text:style-name="P31"><text:span text:style-name="Source_20_Text"><text:span text:style-name="T26">next</text:span></text:span><text:span text:style-name="T46">: the next page of data</text:span></text:p>
        </text:list-item>
      </text:list>
      <text:p text:style-name="P1">Keys <text:span text:style-name="Strong_20_Emphasis"><text:span text:style-name="T1">MUST</text:span></text:span> either be omitted or have a <text:span text:style-name="Source_20_Text"><text:span text:style-name="T23">null</text:span></text:span> value to indicate that a particular link is unavailable.</text:p>
      <text:p text:style-name="P1"><text:span text:style-name="T53">Concepts of order, as expressed in the naming of pagination links, </text:span><text:span text:style-name="Strong_20_Emphasis"><text:span text:style-name="T10">MUST</text:span></text:span><text:span text:style-name="T53"> remain consistent with JSON:API’s </text:span><text:a xlink:type="simple" xlink:href="https://jsonapi.org/format/#fetching-sorting" text:style-name="Internet_20_link" text:visited-style-name="Visited_20_Internet_20_Link"><text:span text:style-name="T19">sorting rules</text:span></text:a><text:span text:style-name="T53">.</text:span></text:p>
      <text:p text:style-name="P1"><text:span text:style-name="T52">The </text:span><text:span text:style-name="Source_20_Text"><text:span text:style-name="T28">page</text:span></text:span><text:span text:style-name="T52"> query parameter is reserved for pagination. Servers and clients </text:span><text:span text:style-name="Strong_20_Emphasis"><text:span text:style-name="T9">SHOULD</text:span></text:span><text:span text:style-name="T52"> use this key for pagination operations.</text:span></text:p>
      <text:p text:style-name="P9"><text:span text:style-name="T40">Note: JSON:API is agnostic about the pagination strategy used by a server. Effective pagination strategies include (but are not limited to): page-based, offset-based, and cursor-based. The </text:span><text:span text:style-name="Source_20_Text"><text:span text:style-name="T41">page</text:span></text:span><text:span text:style-name="T40">query parameter can be used as a basis for any of these strategies. For example, a page-based strategy might use query parameters such as </text:span><text:span text:style-name="Source_20_Text"><text:span text:style-name="T41">page[number]</text:span></text:span><text:span text:style-name="T40"> and </text:span><text:span text:style-name="Source_20_Text"><text:span text:style-name="T41">page[size]</text:span></text:span><text:span text:style-name="T40">, an offset-based strategy might use </text:span><text:span text:style-name="Source_20_Text"><text:span text:style-name="T41">page[offset]</text:span></text:span><text:span text:style-name="T40"> and </text:span><text:span text:style-name="Source_20_Text"><text:span text:style-name="T41">page[limit]</text:span></text:span><text:span text:style-name="T40">, while a cursor-based strategy might use </text:span><text:span text:style-name="Source_20_Text"><text:span text:style-name="T41">page[cursor]</text:span></text:span><text:span text:style-name="T40">.</text:span></text:p>
      <text:p text:style-name="P9"><text:span text:style-name="T40">Note: The example query parameters above use unencoded </text:span><text:span text:style-name="Source_20_Text"><text:span text:style-name="T41">[</text:span></text:span><text:span text:style-name="T40"> and </text:span><text:span text:style-name="Source_20_Text"><text:span text:style-name="T41">]</text:span></text:span><text:span text:style-name="T40">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12">RFC 3986</text:span></text:a><text:span text:style-name="T40">.</text:span></text:p>
      <text:p text:style-name="P8"><text:soft-page-break/>Note: This section applies to any endpoint that responds with a resource collection as primary data, regardless of the request type.</text:p>
      <text:h text:style-name="P4" text:outline-level="3"><text:bookmark text:name="auto-id--filtering"/><text:bookmark-start text:name="__RefHeading___Toc12566_192218882"/><text:bookmark text:name="fetching-filtering"/>Filtering<text:bookmark-end text:name="__RefHeading___Toc12566_192218882"/></text:h>
      <text:p text:style-name="P1"><text:span text:style-name="T52">The </text:span><text:span text:style-name="Source_20_Text"><text:span text:style-name="T28">filter</text:span></text:span><text:span text:style-name="T52"> query parameter is reserved for filtering data. Servers and clients </text:span><text:span text:style-name="Strong_20_Emphasis"><text:span text:style-name="T9">SHOULD</text:span></text:span><text:span text:style-name="T52"> use this key for filtering operations.</text:span></text:p>
      <text:p text:style-name="P9"><text:span text:style-name="T40">Note: JSON:API is agnostic about the strategies supported by a server. The </text:span><text:span text:style-name="Source_20_Text"><text:span text:style-name="T41">filter</text:span></text:span><text:span text:style-name="T40"> query parameter can be used as the basis for any number of filtering strategies.</text:span></text:p>
      <text:h text:style-name="P3" text:outline-level="2"><text:bookmark text:name="auto-id--creating-updating-and-deleting-resources"/><text:bookmark-start text:name="__RefHeading___Toc12568_192218882"/><text:bookmark text:name="crud"/>Creating, Updating and Deleting Resources<text:bookmark-end text:name="__RefHeading___Toc12568_192218882"/></text:h>
      <text:p text:style-name="P1">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1">A request <text:span text:style-name="Strong_20_Emphasis"><text:span text:style-name="T1">MUST</text:span></text:span> completely succeed or fail (in a single “transaction”). No partial updates are allowed.</text:p>
      <text:p text:style-name="P9"><text:span text:style-name="T40">Note: The </text:span><text:span text:style-name="Source_20_Text"><text:span text:style-name="T41">type</text:span></text:span><text:span text:style-name="T40"> member is required in every </text:span><text:a xlink:type="simple" xlink:href="https://jsonapi.org/format/#document-resource-objects" text:style-name="Internet_20_link" text:visited-style-name="Visited_20_Internet_20_Link"><text:span text:style-name="T12">resource object</text:span></text:a><text:span text:style-name="T40"> throughout requests and responses in JSON:API. There are some cases, such as when </text:span><text:span text:style-name="Source_20_Text"><text:span text:style-name="T41">POST</text:span></text:span><text:span text:style-name="T40">ing to an endpoint representing heterogenous data, when the </text:span><text:span text:style-name="Source_20_Text"><text:span text:style-name="T41">type</text:span></text:span><text:span text:style-name="T40"> could not be inferred from the endpoint. However, picking and choosing when it is required would be confusing; it would be hard to remember when it was required and when it was not. Therefore, to improve consistency and minimize confusion, </text:span><text:span text:style-name="Source_20_Text"><text:span text:style-name="T41">type</text:span></text:span><text:span text:style-name="T40">is always required.</text:span></text:p>
      <text:h text:style-name="P4" text:outline-level="3"><text:bookmark text:name="auto-id--creating-resources"/><text:bookmark-start text:name="__RefHeading___Toc12570_192218882"/><text:bookmark text:name="crud-creating"/>Creating Resources<text:bookmark-end text:name="__RefHeading___Toc12570_192218882"/></text:h>
      <text:p text:style-name="P1">A resource can be created by sending a <text:span text:style-name="Source_20_Text"><text:span text:style-name="T23">POST</text:span></text:span> request to a URL that represents a collection of resources. <text:span text:style-name="T46">The request </text:span><text:span text:style-name="Strong_20_Emphasis"><text:span text:style-name="T5">MUST</text:span></text:span><text:span text:style-name="T46"> include a single </text:span><text:a xlink:type="simple" xlink:href="https://jsonapi.org/format/#document-resource-objects" text:style-name="Internet_20_link" text:visited-style-name="Visited_20_Internet_20_Link"><text:span text:style-name="T14">resource object</text:span></text:a><text:span text:style-name="T46"> as primary data. The </text:span><text:a xlink:type="simple" xlink:href="https://jsonapi.org/format/#document-resource-objects" text:style-name="Internet_20_link" text:visited-style-name="Visited_20_Internet_20_Link"><text:span text:style-name="T14">resource object</text:span></text:a><text:span text:style-name="Strong_20_Emphasis"><text:span text:style-name="T5">MUST</text:span></text:span><text:span text:style-name="T46"> contain at least a </text:span><text:span text:style-name="Source_20_Text"><text:span text:style-name="T26">type</text:span></text:span><text:span text:style-name="T46"> member.</text:span></text:p>
      <text:p text:style-name="P1"><text:soft-page-break/>For instance, a new photo might be created with the following request:</text:p>
      <text:p text:style-name="P7"><text:span text:style-name="Source_20_Text"><text:span text:style-name="T33">POST</text:span></text:span><text:span text:style-name="Source_20_Text"><text:span text:style-name="T32"> </text:span></text:span><text:span text:style-name="Source_20_Text"><text:span text:style-name="T37">/photo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photo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Ember Hamster"</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src</text:span></text:span><text:span text:style-name="Source_20_Text"><text:span text:style-name="T32">": </text:span></text:span><text:span text:style-name="Source_20_Text"><text:span text:style-name="T36">"http://example.com/images/productivity.png"</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photographe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9"</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52">If a relationship is provided in the </text:span><text:span text:style-name="Source_20_Text"><text:span text:style-name="T28">relationships</text:span></text:span><text:span text:style-name="T52"> member of the </text:span><text:a xlink:type="simple" xlink:href="https://jsonapi.org/format/#document-resource-objects" text:style-name="Internet_20_link" text:visited-style-name="Visited_20_Internet_20_Link"><text:span text:style-name="T18">resource object</text:span></text:a><text:span text:style-name="T52">, its value </text:span><text:span text:style-name="Strong_20_Emphasis"><text:span text:style-name="T9">MUST</text:span></text:span><text:span text:style-name="T52">be a relationship object with a </text:span><text:span text:style-name="Source_20_Text"><text:span text:style-name="T28">data</text:span></text:span><text:span text:style-name="T52"> member. The value of this key represents the </text:span><text:a xlink:type="simple" xlink:href="https://jsonapi.org/format/#document-resource-object-linkage" text:style-name="Internet_20_link" text:visited-style-name="Visited_20_Internet_20_Link"><text:span text:style-name="T18">linkage</text:span></text:a><text:span text:style-name="T52"> the new resource is to have.</text:span></text:p>
      <text:h text:style-name="P5" text:outline-level="4"><text:bookmark text:name="auto-id--client-generated-ids"/><text:bookmark-start text:name="__RefHeading___Toc12572_192218882"/><text:bookmark text:name="crud-creating-client-ids"/>Client-Generated IDs<text:bookmark-end text:name="__RefHeading___Toc12572_192218882"/></text:h>
      <text:p text:style-name="P1"><text:span text:style-name="T42">A server </text:span><text:span text:style-name="Strong_20_Emphasis"><text:span text:style-name="T2">MAY</text:span></text:span><text:span text:style-name="T42"> accept a client-generated ID along with a request to create a resource. An ID </text:span><text:span text:style-name="Strong_20_Emphasis"><text:span text:style-name="T2">MUST</text:span></text:span><text:span text:style-name="T42"> be specified with an </text:span><text:span text:style-name="Source_20_Text"><text:span text:style-name="T30">id</text:span></text:span><text:span text:style-name="T42"> key, the value of which </text:span><text:span text:style-name="Strong_20_Emphasis"><text:span text:style-name="T2">MUST</text:span></text:span><text:span text:style-name="T42"> be a universally unique identifier. The client </text:span><text:span text:style-name="Strong_20_Emphasis"><text:span text:style-name="T2">SHOULD</text:span></text:span><text:span text:style-name="T42"> use a properly generated and formatted </text:span><text:span text:style-name="Emphasis"><text:span text:style-name="T42">UUID</text:span></text:span><text:span text:style-name="T42"> as described in RFC </text:span>4122 [<text:a xlink:type="simple" xlink:href="http://tools.ietf.org/html/rfc4122.html" text:style-name="Internet_20_link" text:visited-style-name="Visited_20_Internet_20_Link"><text:span text:style-name="T12">RFC4122</text:span></text:a>].</text:p>
      <text:p text:style-name="P8">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1">For example:</text:p>
      <text:p text:style-name="P7"><text:span text:style-name="Source_20_Text"><text:span text:style-name="T33">POST</text:span></text:span><text:span text:style-name="Source_20_Text"><text:span text:style-name="T32"> </text:span></text:span><text:span text:style-name="Source_20_Text"><text:span text:style-name="T37">/photo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oft-page-break/><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photo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550e8400-e29b-41d4-a716-446655440000"</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Ember Hamster"</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src</text:span></text:span><text:span text:style-name="Source_20_Text"><text:span text:style-name="T32">": </text:span></text:span><text:span text:style-name="Source_20_Text"><text:span text:style-name="T36">"http://example.com/images/productivity.png"</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46">A server </text:span><text:span text:style-name="Strong_20_Emphasis"><text:span text:style-name="T5">MUST</text:span></text:span><text:span text:style-name="T46"> return </text:span><text:span text:style-name="Source_20_Text"><text:span text:style-name="T26">403 Forbidden</text:span></text:span><text:span text:style-name="T46"> in response to an unsupported request to create a resource with a client-generated ID.</text:span></text:p>
      <text:h text:style-name="P5" text:outline-level="4"><text:bookmark text:name="auto-id--responses-2"/><text:bookmark-start text:name="__RefHeading___Toc12574_192218882"/><text:bookmark text:name="crud-creating-responses"/>Responses<text:bookmark-end text:name="__RefHeading___Toc12574_192218882"/></text:h>
      <text:h text:style-name="P6" text:outline-level="5"><text:bookmark text:name="auto-id--201-created"/><text:bookmark-start text:name="__RefHeading___Toc12576_192218882"/><text:bookmark text:name="crud-creating-responses-201"/>201 Created<text:bookmark-end text:name="__RefHeading___Toc12576_192218882"/></text:h>
      <text:p text:style-name="P1"><text:span text:style-name="T46">If a </text:span><text:span text:style-name="Source_20_Text"><text:span text:style-name="T26">POST</text:span></text:span><text:span text:style-name="T46"> request did not include a </text:span><text:a xlink:type="simple" xlink:href="https://jsonapi.org/format/#crud-creating-client-ids" text:style-name="Internet_20_link" text:visited-style-name="Visited_20_Internet_20_Link"><text:span text:style-name="T14">Client-Generated ID</text:span></text:a><text:span text:style-name="T46"> and the requested resource has been created successfully, the server </text:span><text:span text:style-name="Strong_20_Emphasis"><text:span text:style-name="T5">MUST</text:span></text:span><text:span text:style-name="T46"> return a </text:span><text:span text:style-name="Source_20_Text"><text:span text:style-name="T26">201 Created</text:span></text:span><text:span text:style-name="T46"> status code.</text:span></text:p>
      <text:p text:style-name="P1"><text:span text:style-name="T46">The response </text:span><text:span text:style-name="Strong_20_Emphasis"><text:span text:style-name="T5">SHOULD</text:span></text:span><text:span text:style-name="T46"> include a </text:span><text:span text:style-name="Source_20_Text"><text:span text:style-name="T26">Location</text:span></text:span><text:span text:style-name="T46"> header identifying the location of the newly created resource.</text:span></text:p>
      <text:p text:style-name="P1"><text:span text:style-name="T46">The response </text:span><text:span text:style-name="Strong_20_Emphasis"><text:span text:style-name="T5">MUST</text:span></text:span><text:span text:style-name="T46"> also include a document that contains the primary resource created.</text:span></text:p>
      <text:p text:style-name="P1"><text:span text:style-name="T46">If the </text:span><text:a xlink:type="simple" xlink:href="https://jsonapi.org/format/#document-resource-objects" text:style-name="Internet_20_link" text:visited-style-name="Visited_20_Internet_20_Link"><text:span text:style-name="T14">resource object</text:span></text:a><text:span text:style-name="T46"> returned by the response contains a </text:span><text:span text:style-name="Source_20_Text"><text:span text:style-name="T26">self</text:span></text:span><text:span text:style-name="T46"> key in its </text:span><text:span text:style-name="Source_20_Text"><text:span text:style-name="T26">links</text:span></text:span><text:span text:style-name="T46"> member and a </text:span><text:span text:style-name="Source_20_Text"><text:span text:style-name="T26">Location</text:span></text:span><text:span text:style-name="T46"> header is provided, the value of the </text:span><text:span text:style-name="Source_20_Text"><text:span text:style-name="T26">self</text:span></text:span><text:span text:style-name="T46"> member </text:span><text:span text:style-name="Strong_20_Emphasis"><text:span text:style-name="T5">MUST</text:span></text:span><text:span text:style-name="T46"> match the value of the </text:span><text:span text:style-name="Source_20_Text"><text:span text:style-name="T26">Location</text:span></text:span><text:span text:style-name="T46"> header.</text:span></text:p>
      <text:p text:style-name="P7"><text:span text:style-name="Source_20_Text"><text:span text:style-name="T33">HTTP/1.1</text:span></text:span><text:span text:style-name="Source_20_Text"><text:span text:style-name="T32"> </text:span></text:span><text:span text:style-name="Source_20_Text"><text:span text:style-name="T35">201</text:span></text:span><text:span text:style-name="Source_20_Text"><text:span text:style-name="T32"> </text:span></text:span><text:span text:style-name="Source_20_Text"><text:span text:style-name="T35">Created</text:span></text:span></text:p>
      <text:p text:style-name="P11"><text:span text:style-name="Source_20_Text"><text:span text:style-name="T34">Location</text:span></text:span><text:span text:style-name="Source_20_Text"><text:span text:style-name="T32">: </text:span></text:span><text:span text:style-name="Source_20_Text"><text:span text:style-name="T36">http://example.com/photos/550e8400-e29b-41d4-a716-446655440000</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photo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550e8400-e29b-41d4-a716-446655440000"</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Ember Hamster"</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src</text:span></text:span><text:span text:style-name="Source_20_Text"><text:span text:style-name="T32">": </text:span></text:span><text:span text:style-name="Source_20_Text"><text:span text:style-name="T36">"http://example.com/images/productivity.png"</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link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self</text:span></text:span><text:span text:style-name="Source_20_Text"><text:span text:style-name="T32">": </text:span></text:span><text:span text:style-name="Source_20_Text"><text:span text:style-name="T36">"http://example.com/photos/550e8400-e29b-41d4-a716-446655440000"</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h text:style-name="P6" text:outline-level="5"><text:bookmark text:name="auto-id--202-accepted"/><text:bookmark-start text:name="__RefHeading___Toc12578_192218882"/><text:bookmark text:name="crud-creating-responses-202"/><text:soft-page-break/>202 Accepted<text:bookmark-end text:name="__RefHeading___Toc12578_192218882"/></text:h>
      <text:p text:style-name="P1"><text:span text:style-name="T52">If a request to create a resource has been accepted for processing, but the processing has not been completed by the time the server responds, the server </text:span><text:span text:style-name="Strong_20_Emphasis"><text:span text:style-name="T9">MUST</text:span></text:span><text:span text:style-name="T52"> return a </text:span><text:span text:style-name="Source_20_Text"><text:span text:style-name="T28">202 Accepted</text:span></text:span><text:span text:style-name="T52"> status code.</text:span></text:p>
      <text:h text:style-name="P6" text:outline-level="5"><text:bookmark text:name="auto-id--204-no-content"/><text:bookmark-start text:name="__RefHeading___Toc12580_192218882"/><text:bookmark text:name="crud-creating-responses-204"/>204 No Content<text:bookmark-end text:name="__RefHeading___Toc12580_192218882"/></text:h>
      <text:p text:style-name="P1"><text:span text:style-name="T46">If a </text:span><text:span text:style-name="Source_20_Text"><text:span text:style-name="T26">POST</text:span></text:span><text:span text:style-name="T46"> request </text:span><text:span text:style-name="Emphasis"><text:span text:style-name="T46">did</text:span></text:span><text:span text:style-name="T46"> include a </text:span><text:a xlink:type="simple" xlink:href="https://jsonapi.org/format/#crud-creating-client-ids" text:style-name="Internet_20_link" text:visited-style-name="Visited_20_Internet_20_Link"><text:span text:style-name="T14">Client-Generated ID</text:span></text:a><text:span text:style-name="T46"> and the requested resource has been created successfully, the server </text:span><text:span text:style-name="Strong_20_Emphasis"><text:span text:style-name="T5">MUST</text:span></text:span><text:span text:style-name="T46"> return either a </text:span><text:span text:style-name="Source_20_Text"><text:span text:style-name="T26">201 Created</text:span></text:span><text:span text:style-name="T46"> status code and response document (as described above) or a </text:span><text:span text:style-name="Source_20_Text"><text:span text:style-name="T26">204 No Content</text:span></text:span><text:span text:style-name="T46"> status code with no response document.</text:span></text:p>
      <text:p text:style-name="P9"><text:span text:style-name="T40">Note: If a </text:span><text:span text:style-name="Source_20_Text"><text:span text:style-name="T41">204</text:span></text:span><text:span text:style-name="T40"> response is received the client should consider the resource object sent in the request to be accepted by the server, as if the server had returned it back in a </text:span><text:span text:style-name="Source_20_Text"><text:span text:style-name="T41">201</text:span></text:span><text:span text:style-name="T40"> response.</text:span></text:p>
      <text:h text:style-name="P6" text:outline-level="5"><text:bookmark text:name="auto-id--403-forbidden"/><text:bookmark-start text:name="__RefHeading___Toc12582_192218882"/><text:bookmark text:name="crud-creating-responses-403"/>403 Forbidden<text:bookmark-end text:name="__RefHeading___Toc12582_192218882"/></text:h>
      <text:p text:style-name="P1"><text:span text:style-name="T46">A server </text:span><text:span text:style-name="Strong_20_Emphasis"><text:span text:style-name="T5">MAY</text:span></text:span><text:span text:style-name="T46"> return </text:span><text:span text:style-name="Source_20_Text"><text:span text:style-name="T26">403 Forbidden</text:span></text:span><text:span text:style-name="T46"> in response to an unsupported request to create a resource.</text:span></text:p>
      <text:h text:style-name="P6" text:outline-level="5"><text:bookmark text:name="auto-id--404-not-found-2"/><text:bookmark-start text:name="__RefHeading___Toc12584_192218882"/><text:bookmark text:name="crud-creating-responses-404"/>404 Not Found<text:bookmark-end text:name="__RefHeading___Toc12584_192218882"/></text:h>
      <text:p text:style-name="P1"><text:span text:style-name="T52">A server </text:span><text:span text:style-name="Strong_20_Emphasis"><text:span text:style-name="T9">MUST</text:span></text:span><text:span text:style-name="T52"> return </text:span><text:span text:style-name="Source_20_Text"><text:span text:style-name="T28">404 Not Found</text:span></text:span><text:span text:style-name="T52"> when processing a request that references a related resource that does not exist.</text:span></text:p>
      <text:h text:style-name="P6" text:outline-level="5"><text:bookmark text:name="auto-id--409-conflict"/><text:bookmark-start text:name="__RefHeading___Toc12586_192218882"/><text:bookmark text:name="crud-creating-responses-409"/>409 Conflict<text:bookmark-end text:name="__RefHeading___Toc12586_192218882"/></text:h>
      <text:p text:style-name="P1"><text:span text:style-name="T46">A server </text:span><text:span text:style-name="Strong_20_Emphasis"><text:span text:style-name="T5">MUST</text:span></text:span><text:span text:style-name="T46"> return </text:span><text:span text:style-name="Source_20_Text"><text:span text:style-name="T26">409 Conflict</text:span></text:span><text:span text:style-name="T46"> when processing a </text:span><text:span text:style-name="Source_20_Text"><text:span text:style-name="T26">POST</text:span></text:span><text:span text:style-name="T46"> request to create a resource with a client-generated ID that already exists.</text:span></text:p>
      <text:p text:style-name="P1"><text:span text:style-name="T46">A server </text:span><text:span text:style-name="Strong_20_Emphasis"><text:span text:style-name="T5">MUST</text:span></text:span><text:span text:style-name="T46"> return </text:span><text:span text:style-name="Source_20_Text"><text:span text:style-name="T26">409 Conflict</text:span></text:span><text:span text:style-name="T46"> when processing a </text:span><text:span text:style-name="Source_20_Text"><text:span text:style-name="T26">POST</text:span></text:span><text:span text:style-name="T46"> request in which the </text:span><text:a xlink:type="simple" xlink:href="https://jsonapi.org/format/#document-resource-objects" text:style-name="Internet_20_link" text:visited-style-name="Visited_20_Internet_20_Link"><text:span text:style-name="T14">resource object</text:span></text:a><text:span text:style-name="T46">’s </text:span><text:span text:style-name="Source_20_Text"><text:span text:style-name="T26">type</text:span></text:span><text:span text:style-name="T46"> is not among the type(s) that constitute the collection represented by the endpoint.</text:span></text:p>
      <text:p text:style-name="P1"><text:span text:style-name="T46">A server </text:span><text:span text:style-name="Strong_20_Emphasis"><text:span text:style-name="T5">SHOULD</text:span></text:span><text:span text:style-name="T46"> include error details and provide enough information to recognize the source of the conflict.</text:span></text:p>
      <text:h text:style-name="P6" text:outline-level="5"><text:bookmark text:name="auto-id--other-responses-2"/><text:bookmark-start text:name="__RefHeading___Toc12588_192218882"/><text:bookmark text:name="crud-creating-responses-other"/>Other Responses<text:bookmark-end text:name="__RefHeading___Toc12588_192218882"/></text:h>
      <text:p text:style-name="P1">A server <text:span text:style-name="Strong_20_Emphasis"><text:span text:style-name="T1">MAY</text:span></text:span> respond with other HTTP status codes.</text:p>
      <text:p text:style-name="P1"><text:soft-page-break/>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4" text:outline-level="3"><text:bookmark text:name="auto-id--updating-resources"/><text:bookmark-start text:name="__RefHeading___Toc12590_192218882"/><text:bookmark text:name="crud-updating"/>Updating Resources<text:bookmark-end text:name="__RefHeading___Toc12590_192218882"/></text:h>
      <text:p text:style-name="P1">A resource can be updated by sending a <text:span text:style-name="Source_20_Text"><text:span text:style-name="T23">PATCH</text:span></text:span> request to the URL that represents the resource.</text:p>
      <text:p text:style-name="P1">The URL for a resource can be obtained in the <text:span text:style-name="Source_20_Text"><text:span text:style-name="T23">self</text:span></text:span> link of the resource object. Alternatively, when a <text:span text:style-name="Source_20_Text"><text:span text:style-name="T23">GET</text:span></text:span> request returns a single <text:a xlink:type="simple" xlink:href="https://jsonapi.org/format/#document-resource-objects" text:style-name="Internet_20_link" text:visited-style-name="Visited_20_Internet_20_Link"><text:span text:style-name="T12">resource object</text:span></text:a> as primary data, the same request URL can be used for updates.</text:p>
      <text:p text:style-name="P1"><text:span text:style-name="T52">The </text:span><text:span text:style-name="Source_20_Text"><text:span text:style-name="T28">PATCH</text:span></text:span><text:span text:style-name="T52"> request </text:span><text:span text:style-name="Strong_20_Emphasis"><text:span text:style-name="T9">MUST</text:span></text:span><text:span text:style-name="T52"> include a single </text:span><text:a xlink:type="simple" xlink:href="https://jsonapi.org/format/#document-resource-objects" text:style-name="Internet_20_link" text:visited-style-name="Visited_20_Internet_20_Link"><text:span text:style-name="T18">resource object</text:span></text:a><text:span text:style-name="T52"> as primary data. The </text:span><text:a xlink:type="simple" xlink:href="https://jsonapi.org/format/#document-resource-objects" text:style-name="Internet_20_link" text:visited-style-name="Visited_20_Internet_20_Link"><text:span text:style-name="T18">resource object</text:span></text:a><text:span text:style-name="Strong_20_Emphasis"><text:span text:style-name="T9">MUST</text:span></text:span><text:span text:style-name="T52"> contain </text:span><text:span text:style-name="Source_20_Text"><text:span text:style-name="T28">type</text:span></text:span><text:span text:style-name="T52"> and </text:span><text:span text:style-name="Source_20_Text"><text:span text:style-name="T28">id</text:span></text:span><text:span text:style-name="T52"> members.</text:span></text:p>
      <text:p text:style-name="P1">For example:</text:p>
      <text:p text:style-name="P7"><text:span text:style-name="Source_20_Text"><text:span text:style-name="T33">PATCH</text:span></text:span><text:span text:style-name="Source_20_Text"><text:span text:style-name="T32"> </text:span></text:span><text:span text:style-name="Source_20_Text"><text:span text:style-name="T37">/articles/1</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To TDD or Not"</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h text:style-name="P5" text:outline-level="4"><text:bookmark text:name="auto-id--updating-a-resources-attributes"/><text:bookmark-start text:name="__RefHeading___Toc12592_192218882"/><text:bookmark text:name="crud-updating-resource-attributes"/>Updating a Resource’s Attributes<text:bookmark-end text:name="__RefHeading___Toc12592_192218882"/></text:h>
      <text:p text:style-name="P1">Any or all of a resource’s <text:a xlink:type="simple" xlink:href="https://jsonapi.org/format/#document-resource-object-attributes" text:style-name="Internet_20_link" text:visited-style-name="Visited_20_Internet_20_Link"><text:span text:style-name="T12">attributes</text:span></text:a> <text:span text:style-name="Strong_20_Emphasis"><text:span text:style-name="T1">MAY</text:span></text:span> be included in the resource object included in a <text:span text:style-name="Source_20_Text"><text:span text:style-name="T23">PATCH</text:span></text:span>request.</text:p>
      <text:p text:style-name="P1"><text:span text:style-name="T52">If a request does not include all of the </text:span><text:a xlink:type="simple" xlink:href="https://jsonapi.org/format/#document-resource-object-attributes" text:style-name="Internet_20_link" text:visited-style-name="Visited_20_Internet_20_Link"><text:span text:style-name="T18">attributes</text:span></text:a><text:span text:style-name="T52"> for a resource, the server </text:span><text:span text:style-name="Strong_20_Emphasis"><text:span text:style-name="T9">MUST</text:span></text:span><text:span text:style-name="T52"> interpret the missing </text:span><text:a xlink:type="simple" xlink:href="https://jsonapi.org/format/#document-resource-object-attributes" text:style-name="Internet_20_link" text:visited-style-name="Visited_20_Internet_20_Link"><text:span text:style-name="T18">attributes</text:span></text:a><text:span text:style-name="T52"> as if they were included with their current values. The server </text:span><text:span text:style-name="Strong_20_Emphasis"><text:span text:style-name="T9">MUST NOT</text:span></text:span><text:span text:style-name="T52"> interpret missing attributes as </text:span><text:span text:style-name="Source_20_Text"><text:span text:style-name="T28">null</text:span></text:span><text:span text:style-name="T52"> values.</text:span></text:p>
      <text:p text:style-name="P1"><text:soft-page-break/>For example, the following <text:span text:style-name="Source_20_Text"><text:span text:style-name="T23">PATCH</text:span></text:span> request is interpreted as a request to update only the <text:span text:style-name="Source_20_Text"><text:span text:style-name="T23">title</text:span></text:span> and <text:span text:style-name="Source_20_Text"><text:span text:style-name="T23">text</text:span></text:span> attributes of an article:</text:p>
      <text:p text:style-name="P7"><text:span text:style-name="Source_20_Text"><text:span text:style-name="T33">PATCH</text:span></text:span><text:span text:style-name="Source_20_Text"><text:span text:style-name="T32"> </text:span></text:span><text:span text:style-name="Source_20_Text"><text:span text:style-name="T37">/articles/1</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attribute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itle</text:span></text:span><text:span text:style-name="Source_20_Text"><text:span text:style-name="T32">": </text:span></text:span><text:span text:style-name="Source_20_Text"><text:span text:style-name="T36">"To TDD or Not"</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span text:style-name="Source_20_Text"><text:span text:style-name="T34">text</text:span></text:span><text:span text:style-name="Source_20_Text"><text:span text:style-name="T32">": </text:span></text:span><text:span text:style-name="Source_20_Text"><text:span text:style-name="T36">"TLDR; It's complicated... but check your test coverage regardless."</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h text:style-name="P5" text:outline-level="4"><text:bookmark text:name="auto-id--updating-a-resources-relationships"/><text:bookmark-start text:name="__RefHeading___Toc12594_192218882"/><text:bookmark text:name="crud-updating-resource-relationships"/>Updating a Resource’s Relationships<text:bookmark-end text:name="__RefHeading___Toc12594_192218882"/></text:h>
      <text:p text:style-name="P1">Any or all of a resource’s <text:a xlink:type="simple" xlink:href="https://jsonapi.org/format/#document-resource-object-relationships" text:style-name="Internet_20_link" text:visited-style-name="Visited_20_Internet_20_Link"><text:span text:style-name="T12">relationships</text:span></text:a> <text:span text:style-name="Strong_20_Emphasis"><text:span text:style-name="T1">MAY</text:span></text:span> be included in the resource object included in a <text:span text:style-name="Source_20_Text"><text:span text:style-name="T23">PATCH</text:span></text:span>request.</text:p>
      <text:p text:style-name="P1"><text:span text:style-name="T52">If a request does not include all of the </text:span><text:a xlink:type="simple" xlink:href="https://jsonapi.org/format/#document-resource-object-relationships" text:style-name="Internet_20_link" text:visited-style-name="Visited_20_Internet_20_Link"><text:span text:style-name="T18">relationships</text:span></text:a><text:span text:style-name="T52"> for a resource, the server </text:span><text:span text:style-name="Strong_20_Emphasis"><text:span text:style-name="T9">MUST</text:span></text:span><text:span text:style-name="T52"> interpret the missing </text:span><text:a xlink:type="simple" xlink:href="https://jsonapi.org/format/#document-resource-object-relationships" text:style-name="Internet_20_link" text:visited-style-name="Visited_20_Internet_20_Link"><text:span text:style-name="T18">relationships</text:span></text:a><text:span text:style-name="T52"> as if they were included with their current values. It </text:span><text:span text:style-name="Strong_20_Emphasis"><text:span text:style-name="T9">MUST NOT</text:span></text:span><text:span text:style-name="T52"> interpret them as </text:span><text:span text:style-name="Source_20_Text"><text:span text:style-name="T28">null</text:span></text:span><text:span text:style-name="T52"> or empty values.</text:span></text:p>
      <text:p text:style-name="P1"><text:span text:style-name="T52">If a relationship is provided in the </text:span><text:span text:style-name="Source_20_Text"><text:span text:style-name="T28">relationships</text:span></text:span><text:span text:style-name="T52"> member of a resource object in a </text:span><text:span text:style-name="Source_20_Text"><text:span text:style-name="T28">PATCH</text:span></text:span><text:span text:style-name="T52">request, its value </text:span><text:span text:style-name="Strong_20_Emphasis"><text:span text:style-name="T9">MUST</text:span></text:span><text:span text:style-name="T52"> be a relationship object with a </text:span><text:span text:style-name="Source_20_Text"><text:span text:style-name="T28">data</text:span></text:span><text:span text:style-name="T52"> member. The relationship’s value will be replaced with the value specified in this member.</text:span></text:p>
      <text:p text:style-name="P1">For instance, the following <text:span text:style-name="Source_20_Text"><text:span text:style-name="T23">PATCH</text:span></text:span> request will update the <text:span text:style-name="Source_20_Text"><text:span text:style-name="T23">author</text:span></text:span> relationship of an article:</text:p>
      <text:p text:style-name="P7"><text:span text:style-name="Source_20_Text"><text:span text:style-name="T33">PATCH</text:span></text:span><text:span text:style-name="Source_20_Text"><text:span text:style-name="T32"> </text:span></text:span><text:span text:style-name="Source_20_Text"><text:span text:style-name="T37">/articles/1</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author</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oft-page-break/><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Likewise, the following <text:span text:style-name="Source_20_Text"><text:span text:style-name="T23">PATCH</text:span></text:span> request performs a complete replacement of the <text:span text:style-name="Source_20_Text"><text:span text:style-name="T23">tags</text:span></text:span> for an article:</text:p>
      <text:p text:style-name="P7"><text:span text:style-name="Source_20_Text"><text:span text:style-name="T33">PATCH</text:span></text:span><text:span text:style-name="Source_20_Text"><text:span text:style-name="T32"> </text:span></text:span><text:span text:style-name="Source_20_Text"><text:span text:style-name="T37">/articles/1</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text:span></text:span><text:span text:style-name="Source_20_Text"><text:span text:style-name="T34">type</text:span></text:span><text:span text:style-name="Source_20_Text"><text:span text:style-name="T32">": </text:span></text:span><text:span text:style-name="Source_20_Text"><text:span text:style-name="T36">"articles"</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id</text:span></text:span><text:span text:style-name="Source_20_Text"><text:span text:style-name="T32">": </text:span></text:span><text:span text:style-name="Source_20_Text"><text:span text:style-name="T36">"1"</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span text:style-name="Source_20_Text"><text:span text:style-name="T34">relationships</text:span></text:span><text:span text:style-name="Source_20_Text"><text:span text:style-name="T32">": {</text:span></text:span></text:p>
      <text:p text:style-name="P11"><text:span text:style-name="Source_20_Text"><text:span text:style-name="T31"><text:s text:c="6"/></text:span></text:span><text:span text:style-name="Source_20_Text"><text:span text:style-name="T32">"</text:span></text:span><text:span text:style-name="Source_20_Text"><text:span text:style-name="T34">tags</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10"/></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2"</text:span></text:span><text:span text:style-name="Source_20_Text"><text:span text:style-name="T32"> },</text:span></text:span></text:p>
      <text:p text:style-name="P11"><text:span text:style-name="Source_20_Text"><text:span text:style-name="T31"><text:s text:c="10"/></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3"</text:span></text:span><text:span text:style-name="Source_20_Text"><text:span text:style-name="T32"> }</text:span></text:span></text:p>
      <text:p text:style-name="P11"><text:span text:style-name="Source_20_Text"><text:span text:style-name="T31"><text:s text:c="8"/></text:span></text:span><text:span text:style-name="Source_20_Text"><text:span text:style-name="T32">]</text:span></text:span></text:p>
      <text:p text:style-name="P11"><text:span text:style-name="Source_20_Text"><text:span text:style-name="T31"><text:s text:c="6"/></text:span></text:span><text:span text:style-name="Source_20_Text"><text:span text:style-name="T32">}</text:span></text:span></text:p>
      <text:p text:style-name="P11"><text:span text:style-name="Source_20_Text"><text:span text:style-name="T31"><text:s text:c="4"/></text:span></text:span><text:span text:style-name="Source_20_Text"><text:span text:style-name="T32">}</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52">A server </text:span><text:span text:style-name="Strong_20_Emphasis"><text:span text:style-name="T9">MAY</text:span></text:span><text:span text:style-name="T52"> reject an attempt to do a full replacement of a to-many relationship. In such a case, the server </text:span><text:span text:style-name="Strong_20_Emphasis"><text:span text:style-name="T9">MUST</text:span></text:span><text:span text:style-name="T52"> reject the entire update, and return a </text:span><text:span text:style-name="Source_20_Text"><text:span text:style-name="T28">403 Forbidden</text:span></text:span><text:span text:style-name="T52"> response.</text:span></text:p>
      <text:p text:style-name="P8">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5" text:outline-level="4"><text:bookmark text:name="auto-id--responses-3"/><text:bookmark-start text:name="__RefHeading___Toc12596_192218882"/><text:bookmark text:name="crud-updating-responses"/>Responses<text:bookmark-end text:name="__RefHeading___Toc12596_192218882"/></text:h>
      <text:h text:style-name="P6" text:outline-level="5"><text:bookmark text:name="auto-id--202-accepted-1"/><text:bookmark-start text:name="__RefHeading___Toc12598_192218882"/><text:bookmark text:name="crud-updating-responses-202"/>202 Accepted<text:bookmark-end text:name="__RefHeading___Toc12598_192218882"/></text:h>
      <text:p text:style-name="P1"><text:span text:style-name="T52">If an update request has been accepted for processing, but the processing has not been completed by the time the server responds, the server </text:span><text:span text:style-name="Strong_20_Emphasis"><text:span text:style-name="T9">MUST</text:span></text:span><text:span text:style-name="T52"> return a </text:span><text:span text:style-name="Source_20_Text"><text:span text:style-name="T28">202 Accepted</text:span></text:span><text:span text:style-name="T52"> status code.</text:span></text:p>
      <text:h text:style-name="P6" text:outline-level="5"><text:bookmark text:name="auto-id--200-ok-2"/><text:bookmark-start text:name="__RefHeading___Toc12600_192218882"/><text:bookmark text:name="crud-updating-responses-200"/>200 OK<text:bookmark-end text:name="__RefHeading___Toc12600_192218882"/></text:h>
      <text:p text:style-name="P1">I<text:span text:style-name="T52">f a server accepts an update but also changes the resource(s) in ways other than those specified by the request (for example, updating the </text:span><text:span text:style-name="Source_20_Text"><text:span text:style-name="T28">updated-at</text:span></text:span><text:span text:style-name="T52"> attribute or a computed </text:span><text:span text:style-name="Source_20_Text"><text:span text:style-name="T28">sha</text:span></text:span><text:span text:style-name="T52">), </text:span><text:soft-page-break/><text:span text:style-name="T52">it </text:span><text:span text:style-name="Strong_20_Emphasis"><text:span text:style-name="T9">MUST</text:span></text:span><text:span text:style-name="T52"> return a </text:span><text:span text:style-name="Source_20_Text"><text:span text:style-name="T28">200 OK</text:span></text:span><text:span text:style-name="T52"> response. The response document </text:span><text:span text:style-name="Strong_20_Emphasis"><text:span text:style-name="T9">MUST</text:span></text:span><text:span text:style-name="T52"> include a representation of the updated resource(s) as if a </text:span><text:span text:style-name="Source_20_Text"><text:span text:style-name="T28">GET</text:span></text:span><text:span text:style-name="T52"> request was made to the request URL.</text:span></text:p>
      <text:p text:style-name="P1"><text:span text:style-name="T52">A server </text:span><text:span text:style-name="Strong_20_Emphasis"><text:span text:style-name="T9">MUST</text:span></text:span><text:span text:style-name="T52"> return a </text:span><text:span text:style-name="Source_20_Text"><text:span text:style-name="T28">200 OK</text:span></text:span><text:span text:style-name="T52">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18">meta</text:span></text:a><text:span text:style-name="T52"> data. In this case the server </text:span><text:span text:style-name="Strong_20_Emphasis"><text:span text:style-name="T9">MUST NOT</text:span></text:span><text:span text:style-name="T52"> include a representation of the updated resource(s).</text:span></text:p>
      <text:h text:style-name="P6" text:outline-level="5"><text:bookmark text:name="auto-id--204-no-content-1"/><text:bookmark-start text:name="__RefHeading___Toc12602_192218882"/><text:bookmark text:name="crud-updating-responses-204"/>204 No Content<text:bookmark-end text:name="__RefHeading___Toc12602_192218882"/></text:h>
      <text:p text:style-name="P1"><text:span text:style-name="T52">If an update is successful and the server doesn’t update any attributes besides those provided, the server </text:span><text:span text:style-name="Strong_20_Emphasis"><text:span text:style-name="T9">MUST</text:span></text:span><text:span text:style-name="T52"> return either a </text:span><text:span text:style-name="Source_20_Text"><text:span text:style-name="T28">200 OK</text:span></text:span><text:span text:style-name="T52"> status code and response document (as described above) or a </text:span><text:span text:style-name="Source_20_Text"><text:span text:style-name="T28">204 No Content</text:span></text:span><text:span text:style-name="T52"> status code with no response document.</text:span></text:p>
      <text:h text:style-name="P6" text:outline-level="5"><text:bookmark text:name="auto-id--403-forbidden-1"/><text:bookmark-start text:name="__RefHeading___Toc12604_192218882"/><text:bookmark text:name="crud-updating-relationship-responses-403"/>403 Forbidden<text:bookmark-end text:name="__RefHeading___Toc12604_192218882"/></text:h>
      <text:p text:style-name="P1"><text:span text:style-name="T52">A server </text:span><text:span text:style-name="Strong_20_Emphasis"><text:span text:style-name="T9">MUST</text:span></text:span><text:span text:style-name="T52"> return </text:span><text:span text:style-name="Source_20_Text"><text:span text:style-name="T28">403 Forbidden</text:span></text:span><text:span text:style-name="T52"> in response to an unsupported request to update a resource or relationship.</text:span></text:p>
      <text:h text:style-name="P6" text:outline-level="5"><text:bookmark text:name="auto-id--404-not-found-3"/><text:bookmark-start text:name="__RefHeading___Toc12606_192218882"/><text:bookmark text:name="crud-updating-responses-404"/>404 Not Found<text:bookmark-end text:name="__RefHeading___Toc12606_192218882"/></text:h>
      <text:p text:style-name="P1"><text:span text:style-name="T52">A server </text:span><text:span text:style-name="Strong_20_Emphasis"><text:span text:style-name="T9">MUST</text:span></text:span><text:span text:style-name="T52"> return </text:span><text:span text:style-name="Source_20_Text"><text:span text:style-name="T28">404 Not Found</text:span></text:span><text:span text:style-name="T52"> when processing a request to modify a resource that does not exist.</text:span></text:p>
      <text:p text:style-name="P1"><text:span text:style-name="T52">A server </text:span><text:span text:style-name="Strong_20_Emphasis"><text:span text:style-name="T9">MUST</text:span></text:span><text:span text:style-name="T52"> return </text:span><text:span text:style-name="Source_20_Text"><text:span text:style-name="T28">404 Not Found</text:span></text:span><text:span text:style-name="T52"> when processing a request that references a related resource that does not exist.</text:span></text:p>
      <text:h text:style-name="P6" text:outline-level="5"><text:bookmark text:name="auto-id--409-conflict-1"/><text:bookmark-start text:name="__RefHeading___Toc12608_192218882"/><text:bookmark text:name="crud-updating-responses-409"/>409 Conflict<text:bookmark-end text:name="__RefHeading___Toc12608_192218882"/></text:h>
      <text:p text:style-name="P1"><text:span text:style-name="T52">A server </text:span><text:span text:style-name="Strong_20_Emphasis"><text:span text:style-name="T9">MAY</text:span></text:span><text:span text:style-name="T52"> return </text:span><text:span text:style-name="Source_20_Text"><text:span text:style-name="T28">409 Conflict</text:span></text:span><text:span text:style-name="T52"> when processing a </text:span><text:span text:style-name="Source_20_Text"><text:span text:style-name="T28">PATCH</text:span></text:span><text:span text:style-name="T52"> request to update a resource if that update would violate other server-enforced constraints (such as a uniqueness constraint on a property other than </text:span><text:span text:style-name="Source_20_Text"><text:span text:style-name="T28">id</text:span></text:span><text:span text:style-name="T52">).</text:span></text:p>
      <text:p text:style-name="P1"><text:span text:style-name="T52">A server </text:span><text:span text:style-name="Strong_20_Emphasis"><text:span text:style-name="T9">MUST</text:span></text:span><text:span text:style-name="T52"> return </text:span><text:span text:style-name="Source_20_Text"><text:span text:style-name="T28">409 Conflict</text:span></text:span><text:span text:style-name="T52"> when processing a </text:span><text:span text:style-name="Source_20_Text"><text:span text:style-name="T28">PATCH</text:span></text:span><text:span text:style-name="T52"> request in which the resource object’s </text:span><text:span text:style-name="Source_20_Text"><text:span text:style-name="T28">type</text:span></text:span><text:span text:style-name="T52"> and </text:span><text:span text:style-name="Source_20_Text"><text:span text:style-name="T28">id</text:span></text:span><text:span text:style-name="T52"> do not match the server’s endpoint.</text:span></text:p>
      <text:p text:style-name="P1"><text:span text:style-name="T52">A server </text:span><text:span text:style-name="Strong_20_Emphasis"><text:span text:style-name="T9">SHOULD</text:span></text:span><text:span text:style-name="T52"> include error details and provide enough information to recognize the source of the conflict.</text:span></text:p>
      <text:h text:style-name="P6" text:outline-level="5"><text:bookmark text:name="auto-id--other-responses-3"/><text:bookmark-start text:name="__RefHeading___Toc12610_192218882"/><text:bookmark text:name="crud-updating-responses-other"/><text:soft-page-break/>Other Responses<text:bookmark-end text:name="__RefHeading___Toc12610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4" text:outline-level="3"><text:bookmark text:name="auto-id--updating-relationships"/><text:bookmark-start text:name="__RefHeading___Toc12612_192218882"/><text:bookmark text:name="crud-updating-relationships"/>Updating Relationships<text:bookmark-end text:name="__RefHeading___Toc12612_192218882"/></text:h>
      <text:p text:style-name="P1">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12">relationship links</text:span></text:a>.</text:p>
      <text:p text:style-name="P8">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8">Note: A server may choose to delete the underlying resource if a relationship is deleted (as a garbage collection measure).</text:p>
      <text:h text:style-name="P5" text:outline-level="4"><text:bookmark text:name="auto-id--updating-to-one-relationships"/><text:bookmark-start text:name="__RefHeading___Toc12614_192218882"/><text:bookmark text:name="crud-updating-to-one-relationships"/>Updating To-One Relationships<text:bookmark-end text:name="__RefHeading___Toc12614_192218882"/></text:h>
      <text:p text:style-name="P1">A server <text:span text:style-name="Strong_20_Emphasis"><text:span text:style-name="T1">MUST</text:span></text:span> respond to <text:span text:style-name="Source_20_Text"><text:span text:style-name="T23">PATCH</text:span></text:span> requests to a URL from a to-one <text:a xlink:type="simple" xlink:href="https://jsonapi.org/format/#document-resource-object-relationships" text:style-name="Internet_20_link" text:visited-style-name="Visited_20_Internet_20_Link"><text:span text:style-name="T12">relationship link</text:span></text:a> as described below.</text:p>
      <text:p text:style-name="P1"><text:span text:style-name="T52">The </text:span><text:span text:style-name="Source_20_Text"><text:span text:style-name="T28">PATCH</text:span></text:span><text:span text:style-name="T52"> request </text:span><text:span text:style-name="Strong_20_Emphasis"><text:span text:style-name="T9">MUST</text:span></text:span><text:span text:style-name="T52"> include a top-level member named </text:span><text:span text:style-name="Source_20_Text"><text:span text:style-name="T28">data</text:span></text:span><text:span text:style-name="T52"> containing one of:</text:span></text:p>
      <text:list xml:id="list3345048535" text:style-name="L16">
        <text:list-item>
          <text:p text:style-name="P51"><text:span text:style-name="T52">a </text:span><text:a xlink:type="simple" xlink:href="https://jsonapi.org/format/#document-resource-identifier-objects" text:style-name="Internet_20_link" text:visited-style-name="Visited_20_Internet_20_Link"><text:span text:style-name="T18">resource identifier object</text:span></text:a><text:span text:style-name="T52"> corresponding to the new related resource.</text:span></text:p>
        </text:list-item>
        <text:list-item>
          <text:p text:style-name="P32"><text:span text:style-name="Source_20_Text"><text:span text:style-name="T28">null</text:span></text:span><text:span text:style-name="T52">, to remove the relationship.</text:span></text:p>
        </text:list-item>
      </text:list>
      <text:p text:style-name="P1">For example, the following request updates the author of an article:</text:p>
      <text:p text:style-name="P7"><text:soft-page-break/><text:span text:style-name="Source_20_Text"><text:span text:style-name="T33">PATCH</text:span></text:span><text:span text:style-name="Source_20_Text"><text:span text:style-name="T32"> </text:span></text:span><text:span text:style-name="Source_20_Text"><text:span text:style-name="T37">/articles/1/relationships/author</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 "</text:span></text:span><text:span text:style-name="Source_20_Text"><text:span text:style-name="T34">type</text:span></text:span><text:span text:style-name="Source_20_Text"><text:span text:style-name="T32">": </text:span></text:span><text:span text:style-name="Source_20_Text"><text:span text:style-name="T36">"people"</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2"</text:span></text:span><text:span text:style-name="Source_20_Text"><text:span text:style-name="T32"> }</text:span></text:span></text:p>
      <text:p text:style-name="P10"><text:span text:style-name="Source_20_Text"><text:span text:style-name="T32">}</text:span></text:span></text:p>
      <text:p text:style-name="P1">And the following request clears the author of the same article:</text:p>
      <text:p text:style-name="P7"><text:span text:style-name="Source_20_Text"><text:span text:style-name="T33">PATCH</text:span></text:span><text:span text:style-name="Source_20_Text"><text:span text:style-name="T32"> </text:span></text:span><text:span text:style-name="Source_20_Text"><text:span text:style-name="T37">/articles/1/relationships/author</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null</text:span></text:span></text:p>
      <text:p text:style-name="P10"><text:span text:style-name="Source_20_Text"><text:span text:style-name="T32">}</text:span></text:span></text:p>
      <text:p text:style-name="P1"><text:span text:style-name="T52">If the relationship is updated successfully then the server </text:span><text:span text:style-name="Strong_20_Emphasis"><text:span text:style-name="T9">MUST</text:span></text:span><text:span text:style-name="T52"> return a successful response.</text:span></text:p>
      <text:h text:style-name="P5" text:outline-level="4"><text:bookmark text:name="auto-id--updating-to-many-relationships"/><text:bookmark-start text:name="__RefHeading___Toc12616_192218882"/><text:bookmark text:name="crud-updating-to-many-relationships"/>Updating To-Many Relationships<text:bookmark-end text:name="__RefHeading___Toc12616_192218882"/></text:h>
      <text:p text:style-name="P1"><text:span text:style-name="T52">A server </text:span><text:span text:style-name="Strong_20_Emphasis"><text:span text:style-name="T9">MUST</text:span></text:span><text:span text:style-name="T52"> respond to </text:span><text:span text:style-name="Source_20_Text"><text:span text:style-name="T28">PATCH</text:span></text:span><text:span text:style-name="T52">, </text:span><text:span text:style-name="Source_20_Text"><text:span text:style-name="T28">POST</text:span></text:span><text:span text:style-name="T52">, and </text:span><text:span text:style-name="Source_20_Text"><text:span text:style-name="T28">DELETE</text:span></text:span><text:span text:style-name="T52"> requests to a URL from a to-many </text:span><text:a xlink:type="simple" xlink:href="https://jsonapi.org/format/#document-resource-object-relationships" text:style-name="Internet_20_link" text:visited-style-name="Visited_20_Internet_20_Link"><text:span text:style-name="T18">relationship link</text:span></text:a><text:span text:style-name="T52"> as described below.</text:span></text:p>
      <text:p text:style-name="P1"><text:span text:style-name="T52">For all request types, the body </text:span><text:span text:style-name="Strong_20_Emphasis"><text:span text:style-name="T9">MUST</text:span></text:span><text:span text:style-name="T52"> contain a </text:span><text:span text:style-name="Source_20_Text"><text:span text:style-name="T28">data</text:span></text:span><text:span text:style-name="T52"> member whose value is an empty array or an array of </text:span><text:a xlink:type="simple" xlink:href="https://jsonapi.org/format/#document-resource-identifier-objects" text:style-name="Internet_20_link" text:visited-style-name="Visited_20_Internet_20_Link"><text:span text:style-name="T18">resource identifier objects</text:span></text:a><text:span text:style-name="T52">.</text:span></text:p>
      <text:p text:style-name="P1"><text:span text:style-name="T52">If a client makes a </text:span><text:span text:style-name="Source_20_Text"><text:span text:style-name="T28">PATCH</text:span></text:span><text:span text:style-name="T52"> request to a URL from a to-many </text:span><text:a xlink:type="simple" xlink:href="https://jsonapi.org/format/#document-resource-object-relationships" text:style-name="Internet_20_link" text:visited-style-name="Visited_20_Internet_20_Link"><text:span text:style-name="T18">relationship link</text:span></text:a><text:span text:style-name="T52">, the server </text:span><text:span text:style-name="Strong_20_Emphasis"><text:span text:style-name="T9">MUST</text:span></text:span><text:span text:style-name="T52"> either completely replace every member of the relationship, return an appropriate error response if some resources can not be found or accessed, or return a </text:span><text:span text:style-name="Source_20_Text"><text:span text:style-name="T28">403 Forbidden</text:span></text:span><text:span text:style-name="T52"> response if complete replacement is not allowed by the server.</text:span></text:p>
      <text:p text:style-name="P1">For example, the following request replaces every tag for an article:</text:p>
      <text:p text:style-name="P7"><text:span text:style-name="Source_20_Text"><text:span text:style-name="T33">PATCH</text:span></text:span><text:span text:style-name="Source_20_Text"><text:span text:style-name="T32"> </text:span></text:span><text:span text:style-name="Source_20_Text"><text:span text:style-name="T37">/articles/1/relationships/tag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2"</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tag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3"</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oft-page-break/>And the following request clears every tag for an article:</text:p>
      <text:p text:style-name="P7"><text:span text:style-name="Source_20_Text"><text:span text:style-name="T33">PATCH</text:span></text:span><text:span text:style-name="Source_20_Text"><text:span text:style-name="T32"> </text:span></text:span><text:span text:style-name="Source_20_Text"><text:span text:style-name="T37">/articles/1/relationships/tag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0"><text:span text:style-name="Source_20_Text"><text:span text:style-name="T32">}</text:span></text:span></text:p>
      <text:p text:style-name="P1"><text:span text:style-name="T52">If a client makes a </text:span><text:span text:style-name="Source_20_Text"><text:span text:style-name="T28">POST</text:span></text:span><text:span text:style-name="T52"> request to a URL from a </text:span><text:a xlink:type="simple" xlink:href="https://jsonapi.org/format/#document-resource-object-relationships" text:style-name="Internet_20_link" text:visited-style-name="Visited_20_Internet_20_Link"><text:span text:style-name="T18">relationship link</text:span></text:a><text:span text:style-name="T52">, the server </text:span><text:span text:style-name="Strong_20_Emphasis"><text:span text:style-name="T9">MUST</text:span></text:span><text:span text:style-name="T52"> add the specified members to the relationship unless they are already present. If a given </text:span><text:span text:style-name="Source_20_Text"><text:span text:style-name="T28">type</text:span></text:span><text:span text:style-name="T52"> and </text:span><text:span text:style-name="Source_20_Text"><text:span text:style-name="T28">id</text:span></text:span><text:span text:style-name="T52"> is already in the relationship, the server </text:span><text:span text:style-name="Strong_20_Emphasis"><text:span text:style-name="T9">MUST NOT</text:span></text:span><text:span text:style-name="T52"> add it again.</text:span></text:p>
      <text:p text:style-name="P8">Note: This matches the semantics of databases that use foreign keys for has-many relationships. Document-based storage should check the has-many relationship before appending to avoid duplicates.</text:p>
      <text:p text:style-name="P1"><text:span text:style-name="T52">If all of the specified resources can be added to, or are already present in, the relationship then the server </text:span><text:span text:style-name="Strong_20_Emphasis"><text:span text:style-name="T9">MUST</text:span></text:span><text:span text:style-name="T52"> return a successful response.</text:span></text:p>
      <text:p text:style-name="P8">Note: This approach ensures that a request is successful if the server’s state matches the requested state, and helps avoid pointless race conditions caused by multiple clients making the same changes to a relationship.</text:p>
      <text:p text:style-name="P1">In the following example, the comment with ID <text:span text:style-name="Source_20_Text"><text:span text:style-name="T23">123</text:span></text:span> is added to the list of comments for the article with ID <text:span text:style-name="Source_20_Text"><text:span text:style-name="T23">1</text:span></text:span>:</text:p>
      <text:p text:style-name="P7"><text:span text:style-name="Source_20_Text"><text:span text:style-name="T33">POST</text:span></text:span><text:span text:style-name="Source_20_Text"><text:span text:style-name="T32"> </text:span></text:span><text:span text:style-name="Source_20_Text"><text:span text:style-name="T37">/articles/1/relationships/comment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23"</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1"><text:span text:style-name="T52">If the client makes a </text:span><text:span text:style-name="Source_20_Text"><text:span text:style-name="T28">DELETE</text:span></text:span><text:span text:style-name="T52"> request to a URL from a </text:span><text:a xlink:type="simple" xlink:href="https://jsonapi.org/format/#document-resource-object-relationships" text:style-name="Internet_20_link" text:visited-style-name="Visited_20_Internet_20_Link"><text:span text:style-name="T18">relationship link</text:span></text:a><text:span text:style-name="T52"> the server </text:span><text:span text:style-name="Strong_20_Emphasis"><text:span text:style-name="T9">MUST</text:span></text:span><text:span text:style-name="T52"> delete the specified members from the relationship or return a </text:span><text:span text:style-name="Source_20_Text"><text:span text:style-name="T28">403 Forbidden</text:span></text:span><text:span text:style-name="T52"> response. If all of the </text:span><text:soft-page-break/><text:span text:style-name="T52">specified resources are able to be removed from, or are already missing from, the relationship then the server </text:span><text:span text:style-name="Strong_20_Emphasis"><text:span text:style-name="T9">MUST</text:span></text:span><text:span text:style-name="T52"> return a successful response.</text:span></text:p>
      <text:p text:style-name="P9"><text:span text:style-name="T40">Note: As described above for </text:span><text:span text:style-name="Source_20_Text"><text:span text:style-name="T41">POST</text:span></text:span><text:span text:style-name="T40"> requests, this approach helps avoid pointless race conditions between multiple clients making the same changes.</text:span></text:p>
      <text:p text:style-name="P1">Relationship members are specified in the same way as in the <text:span text:style-name="Source_20_Text"><text:span text:style-name="T23">POST</text:span></text:span> request.</text:p>
      <text:p text:style-name="P1">In the following example, comments with IDs of <text:span text:style-name="Source_20_Text"><text:span text:style-name="T23">12</text:span></text:span> and <text:span text:style-name="Source_20_Text"><text:span text:style-name="T23">13</text:span></text:span> are removed from the list of comments for the article with ID <text:span text:style-name="Source_20_Text"><text:span text:style-name="T23">1</text:span></text:span>:</text:p>
      <text:p text:style-name="P7"><text:span text:style-name="Source_20_Text"><text:span text:style-name="T33">DELETE</text:span></text:span><text:span text:style-name="Source_20_Text"><text:span text:style-name="T32"> </text:span></text:span><text:span text:style-name="Source_20_Text"><text:span text:style-name="T37">/articles/1/relationships/comments</text:span></text:span><text:span text:style-name="Source_20_Text"><text:span text:style-name="T32"> </text:span></text:span><text:span text:style-name="Source_20_Text"><text:span text:style-name="T33">HTTP/1.1</text:span></text:span></text:p>
      <text:p text:style-name="P11"><text:span text:style-name="Source_20_Text"><text:span text:style-name="T34">Content-Type</text:span></text:span><text:span text:style-name="Source_20_Text"><text:span text:style-name="T32">: </text:span></text:span><text:span text:style-name="Source_20_Text"><text:span text:style-name="T36">application/vnd.api+json</text:span></text:span></text:p>
      <text:p text:style-name="P11"><text:span text:style-name="Source_20_Text"><text:span text:style-name="T34">Accept</text:span></text:span><text:span text:style-name="Source_20_Text"><text:span text:style-name="T32">: </text:span></text:span><text:span text:style-name="Source_20_Text"><text:span text:style-name="T36">application/vnd.api+json</text:span></text:span></text:p>
      <text:p text:style-name="P11"/>
      <text:p text:style-name="P11"><text:span text:style-name="Source_20_Text"><text:span text:style-name="T32">{</text:span></text:span></text:p>
      <text:p text:style-name="P11"><text:span text:style-name="Source_20_Text"><text:span text:style-name="T31"><text:s text:c="2"/></text:span></text:span><text:span text:style-name="Source_20_Text"><text:span text:style-name="T32">"</text:span></text:span><text:span text:style-name="Source_20_Text"><text:span text:style-name="T34">data</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2"</text:span></text:span><text:span text:style-name="Source_20_Text"><text:span text:style-name="T32"> },</text:span></text:span></text:p>
      <text:p text:style-name="P11"><text:span text:style-name="Source_20_Text"><text:span text:style-name="T31"><text:s text:c="4"/></text:span></text:span><text:span text:style-name="Source_20_Text"><text:span text:style-name="T32">{ "</text:span></text:span><text:span text:style-name="Source_20_Text"><text:span text:style-name="T34">type</text:span></text:span><text:span text:style-name="Source_20_Text"><text:span text:style-name="T32">": </text:span></text:span><text:span text:style-name="Source_20_Text"><text:span text:style-name="T36">"comments"</text:span></text:span><text:span text:style-name="Source_20_Text"><text:span text:style-name="T32">, "</text:span></text:span><text:span text:style-name="Source_20_Text"><text:span text:style-name="T34">id</text:span></text:span><text:span text:style-name="Source_20_Text"><text:span text:style-name="T32">": </text:span></text:span><text:span text:style-name="Source_20_Text"><text:span text:style-name="T36">"13"</text:span></text:span><text:span text:style-name="Source_20_Text"><text:span text:style-name="T32"> }</text:span></text:span></text:p>
      <text:p text:style-name="P11"><text:span text:style-name="Source_20_Text"><text:span text:style-name="T31"><text:s text:c="2"/></text:span></text:span><text:span text:style-name="Source_20_Text"><text:span text:style-name="T32">]</text:span></text:span></text:p>
      <text:p text:style-name="P10"><text:span text:style-name="Source_20_Text"><text:span text:style-name="T32">}</text:span></text:span></text:p>
      <text:p text:style-name="P8">Note: RFC 7231 specifies that a DELETE request may include a body, but that a server may reject the request. This spec defines the semantics of a server, and we are defining its semantics for JSON:API.</text:p>
      <text:h text:style-name="P5" text:outline-level="4"><text:bookmark text:name="auto-id--responses-4"/><text:bookmark-start text:name="__RefHeading___Toc12618_192218882"/><text:bookmark text:name="crud-updating-relationship-responses"/>Responses<text:bookmark-end text:name="__RefHeading___Toc12618_192218882"/></text:h>
      <text:h text:style-name="P6" text:outline-level="5"><text:bookmark text:name="auto-id--202-accepted-2"/><text:bookmark-start text:name="__RefHeading___Toc12620_192218882"/><text:bookmark text:name="crud-updating-relationship-responses-202"/>202 Accepted<text:bookmark-end text:name="__RefHeading___Toc12620_192218882"/></text:h>
      <text:p text:style-name="P1"><text:span text:style-name="T52">If a relationship update request has been accepted for processing, but the processing has not been completed by the time the server responds, the server </text:span><text:span text:style-name="Strong_20_Emphasis"><text:span text:style-name="T9">MUST</text:span></text:span><text:span text:style-name="T52"> return a </text:span><text:span text:style-name="Source_20_Text"><text:span text:style-name="T28">202 Accepted</text:span></text:span><text:span text:style-name="T52"> status code.</text:span></text:p>
      <text:h text:style-name="P6" text:outline-level="5"><text:bookmark text:name="auto-id--204-no-content-2"/><text:bookmark-start text:name="__RefHeading___Toc12622_192218882"/><text:bookmark text:name="crud-updating-relationship-responses-204"/>204 No Content<text:bookmark-end text:name="__RefHeading___Toc12622_192218882"/></text:h>
      <text:p text:style-name="P1"><text:span text:style-name="T52">A server </text:span><text:span text:style-name="Strong_20_Emphasis"><text:span text:style-name="T9">MUST</text:span></text:span><text:span text:style-name="T52"> return a </text:span><text:span text:style-name="Source_20_Text"><text:span text:style-name="T28">204 No Content</text:span></text:span><text:span text:style-name="T52"> status code if an update is successful and the representation of the resource in the request matches the result.</text:span></text:p>
      <text:p text:style-name="P9"><text:span text:style-name="T40">Note: This is the appropriate response to a </text:span><text:span text:style-name="Source_20_Text"><text:span text:style-name="T41">POST</text:span></text:span><text:span text:style-name="T40"> request sent to a URL from a to-many </text:span><text:a xlink:type="simple" xlink:href="https://jsonapi.org/format/#document-resource-object-relationships" text:style-name="Internet_20_link" text:visited-style-name="Visited_20_Internet_20_Link"><text:span text:style-name="T12">relationship link</text:span></text:a><text:span text:style-name="T40"> when that relationship already exists. It is also the </text:span><text:soft-page-break/><text:span text:style-name="T40">appropriate response to a </text:span><text:span text:style-name="Source_20_Text"><text:span text:style-name="T41">DELETE</text:span></text:span><text:span text:style-name="T40"> request sent to a URL from a to-many </text:span><text:a xlink:type="simple" xlink:href="https://jsonapi.org/format/#document-resource-object-relationships" text:style-name="Internet_20_link" text:visited-style-name="Visited_20_Internet_20_Link"><text:span text:style-name="T12">relationship link</text:span></text:a><text:span text:style-name="T40"> when that relationship does not exist.</text:span></text:p>
      <text:h text:style-name="P6" text:outline-level="5"><text:bookmark text:name="auto-id--200-ok-3"/><text:bookmark-start text:name="__RefHeading___Toc12624_192218882"/><text:bookmark text:name="crud-updating-relationship-responses-200"/>200 OK<text:bookmark-end text:name="__RefHeading___Toc12624_192218882"/></text:h>
      <text:p text:style-name="P1"><text:span text:style-name="T52">If a server accepts an update but also changes the targeted relationship(s) in other ways than those specified by the request, it </text:span><text:span text:style-name="Strong_20_Emphasis"><text:span text:style-name="T9">MUST</text:span></text:span><text:span text:style-name="T52"> return a </text:span><text:span text:style-name="Source_20_Text"><text:span text:style-name="T28">200 OK</text:span></text:span><text:span text:style-name="T52"> response. The response document </text:span><text:span text:style-name="Strong_20_Emphasis"><text:span text:style-name="T9">MUST</text:span></text:span><text:span text:style-name="T52"> include a representation of the updated relationship(s).</text:span></text:p>
      <text:p text:style-name="P1"><text:span text:style-name="T52">A server </text:span><text:span text:style-name="Strong_20_Emphasis"><text:span text:style-name="T9">MUST</text:span></text:span><text:span text:style-name="T52"> return a </text:span><text:span text:style-name="Source_20_Text"><text:span text:style-name="T28">200 OK</text:span></text:span><text:span text:style-name="T52">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18">meta</text:span></text:a><text:span text:style-name="T52"> data. In this case the server </text:span><text:span text:style-name="Strong_20_Emphasis"><text:span text:style-name="T9">MUST NOT</text:span></text:span><text:span text:style-name="T52"> include a representation of the updated relationship(s).</text:span></text:p>
      <text:h text:style-name="P6" text:outline-level="5"><text:bookmark text:name="auto-id--403-forbidden-2"/><text:bookmark-start text:name="__RefHeading___Toc12626_192218882"/><text:bookmark text:name="crud-updating-relationship-responses-4031"/>403 Forbidden<text:bookmark-end text:name="__RefHeading___Toc12626_192218882"/></text:h>
      <text:p text:style-name="P1"><text:span text:style-name="T52">A server </text:span><text:span text:style-name="Strong_20_Emphasis"><text:span text:style-name="T9">MUST</text:span></text:span><text:span text:style-name="T52"> return </text:span><text:span text:style-name="Source_20_Text"><text:span text:style-name="T28">403 Forbidden</text:span></text:span><text:span text:style-name="T52"> in response to an unsupported request to update a relationship.</text:span></text:p>
      <text:h text:style-name="P6" text:outline-level="5"><text:bookmark text:name="auto-id--other-responses-4"/><text:bookmark-start text:name="__RefHeading___Toc12628_192218882"/><text:bookmark text:name="crud-updating-relationship-responses-other"/>Other Responses<text:bookmark-end text:name="__RefHeading___Toc12628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4" text:outline-level="3"><text:bookmark text:name="auto-id--deleting-resources"/><text:bookmark-start text:name="__RefHeading___Toc12630_192218882"/><text:bookmark text:name="crud-deleting"/>Deleting Resources<text:bookmark-end text:name="__RefHeading___Toc12630_192218882"/></text:h>
      <text:p text:style-name="P1">An individual resource can be <text:span text:style-name="Emphasis">deleted</text:span> by making a <text:span text:style-name="Source_20_Text"><text:span text:style-name="T23">DELETE</text:span></text:span> request to the resource’s URL:</text:p>
      <text:p text:style-name="P7"><text:span text:style-name="Source_20_Text"><text:span text:style-name="T33">DELETE</text:span></text:span><text:span text:style-name="Source_20_Text"><text:span text:style-name="T32"> </text:span></text:span><text:span text:style-name="Source_20_Text"><text:span text:style-name="T37">/photos/1</text:span></text:span><text:span text:style-name="Source_20_Text"><text:span text:style-name="T32"> </text:span></text:span><text:span text:style-name="Source_20_Text"><text:span text:style-name="T33">HTTP/1.1</text:span></text:span></text:p>
      <text:p text:style-name="P10"><text:span text:style-name="Source_20_Text"><text:span text:style-name="T34">Accept</text:span></text:span><text:span text:style-name="Source_20_Text"><text:span text:style-name="T32">: </text:span></text:span><text:span text:style-name="Source_20_Text"><text:span text:style-name="T36">application/vnd.api+json</text:span></text:span></text:p>
      <text:h text:style-name="P5" text:outline-level="4"><text:bookmark text:name="auto-id--responses-5"/><text:bookmark-start text:name="__RefHeading___Toc12632_192218882"/><text:bookmark text:name="crud-deleting-responses"/><text:soft-page-break/>Responses<text:bookmark-end text:name="__RefHeading___Toc12632_192218882"/></text:h>
      <text:h text:style-name="P6" text:outline-level="5"><text:bookmark text:name="auto-id--202-accepted-3"/><text:bookmark-start text:name="__RefHeading___Toc12634_192218882"/><text:bookmark text:name="crud-deleting-responses-202"/>202 Accepted<text:bookmark-end text:name="__RefHeading___Toc12634_192218882"/></text:h>
      <text:p text:style-name="P1"><text:span text:style-name="T52">If a deletion request has been accepted for processing, but the processing has not been completed by the time the server responds, the server </text:span><text:span text:style-name="Strong_20_Emphasis"><text:span text:style-name="T9">MUST</text:span></text:span><text:span text:style-name="T52"> return a </text:span><text:span text:style-name="Source_20_Text"><text:span text:style-name="T28">202 Accepted</text:span></text:span><text:span text:style-name="T52"> status code.</text:span></text:p>
      <text:h text:style-name="P6" text:outline-level="5"><text:bookmark text:name="auto-id--204-no-content-3"/><text:bookmark-start text:name="__RefHeading___Toc12636_192218882"/><text:bookmark text:name="crud-deleting-responses-204"/>204 No Content<text:bookmark-end text:name="__RefHeading___Toc12636_192218882"/></text:h>
      <text:p text:style-name="P1"><text:span text:style-name="T46">A server </text:span><text:span text:style-name="Strong_20_Emphasis"><text:span text:style-name="T5">MUST</text:span></text:span><text:span text:style-name="T46"> return a </text:span><text:span text:style-name="Source_20_Text"><text:span text:style-name="T26">204 No Content</text:span></text:span><text:span text:style-name="T46"> status code if a deletion request is successful and no content is returned.</text:span></text:p>
      <text:h text:style-name="P6" text:outline-level="5"><text:bookmark text:name="auto-id--200-ok-4"/><text:bookmark-start text:name="__RefHeading___Toc12638_192218882"/><text:bookmark text:name="crud-deleting-responses-200"/>200 OK<text:bookmark-end text:name="__RefHeading___Toc12638_192218882"/></text:h>
      <text:p text:style-name="P1"><text:span text:style-name="T52">A server </text:span><text:span text:style-name="Strong_20_Emphasis"><text:span text:style-name="T9">MUST</text:span></text:span><text:span text:style-name="T52"> return a </text:span><text:span text:style-name="Source_20_Text"><text:span text:style-name="T28">200 OK</text:span></text:span><text:span text:style-name="T52"> status code if a deletion request is successful and the server responds with only top-level </text:span><text:a xlink:type="simple" xlink:href="https://jsonapi.org/format/#document-meta" text:style-name="Internet_20_link" text:visited-style-name="Visited_20_Internet_20_Link"><text:span text:style-name="T18">meta</text:span></text:a><text:span text:style-name="T52"> data.</text:span></text:p>
      <text:h text:style-name="P6" text:outline-level="5"><text:bookmark text:name="auto-id--404-not-found-4"/><text:bookmark-start text:name="__RefHeading___Toc12640_192218882"/><text:bookmark text:name="crud-deleting-responses-404"/>404 NOT FOUND<text:bookmark-end text:name="__RefHeading___Toc12640_192218882"/></text:h>
      <text:p text:style-name="P1"><text:span text:style-name="T47">A server </text:span><text:span text:style-name="Strong_20_Emphasis"><text:span text:style-name="T6">SHOULD</text:span></text:span><text:span text:style-name="T47"> return a </text:span><text:span text:style-name="Source_20_Text"><text:span text:style-name="T27">404 Not Found</text:span></text:span><text:span text:style-name="T47"> status code if a deletion request fails due to the resource not existing.</text:span></text:p>
      <text:h text:style-name="P6" text:outline-level="5"><text:bookmark text:name="auto-id--other-responses-5"/><text:bookmark-start text:name="__RefHeading___Toc12642_192218882"/><text:bookmark text:name="crud-deleting-responses-other"/>Other Responses<text:bookmark-end text:name="__RefHeading___Toc12642_192218882"/></text:h>
      <text:p text:style-name="P1">A server <text:span text:style-name="Strong_20_Emphasis"><text:span text:style-name="T1">MAY</text:span></text:span> respond with other HTTP status codes.</text:p>
      <text:p text:style-name="P1">A server <text:span text:style-name="Strong_20_Emphasis"><text:span text:style-name="T1">MAY</text:span></text:span> include <text:a xlink:type="simple" xlink:href="https://jsonapi.org/format/#errors" text:style-name="Internet_20_link" text:visited-style-name="Visited_20_Internet_20_Link"><text:span text:style-name="T12">error details</text:span></text:a> with error responses.</text:p>
      <text:p text:style-name="P1">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13">HTTP semantics</text:span></text:span></text:a>.</text:p>
      <text:h text:style-name="P3" text:outline-level="2"><text:bookmark text:name="auto-id--query-parameters"/><text:bookmark-start text:name="__RefHeading___Toc12644_192218882"/><text:bookmark text:name="query-parameters"/>Query Parameters<text:bookmark-end text:name="__RefHeading___Toc12644_192218882"/></text:h>
      <text:p text:style-name="P1"><text:span text:style-name="T52">Implementation specific query parameters </text:span><text:span text:style-name="Strong_20_Emphasis"><text:span text:style-name="T9">MUST</text:span></text:span><text:span text:style-name="T52"> adhere to the same constraints as </text:span><text:a xlink:type="simple" xlink:href="https://jsonapi.org/format/#document-member-names" text:style-name="Internet_20_link" text:visited-style-name="Visited_20_Internet_20_Link"><text:span text:style-name="T18">member names</text:span></text:a><text:span text:style-name="T52">with the additional requirement that they </text:span><text:span text:style-name="Strong_20_Emphasis"><text:span text:style-name="T9">MUST</text:span></text:span><text:span text:style-name="T52"> contain at least one non a-z character (U+0061 to U+007A). It is </text:span><text:span text:style-name="Strong_20_Emphasis"><text:span text:style-name="T9">RECOMMENDED</text:span></text:span><text:span text:style-name="T52"> that a U+002D HYPHEN-MINUS, “-“, U+005F LOW LINE, “_”, or capital letter is used (e.g. camelCasing).</text:span></text:p>
      <text:p text:style-name="P1"><text:soft-page-break/><text:span text:style-name="T52">If a server encounters a query parameter that does not follow the naming conventions above, and the server does not know how to process it as a query parameter from this specification, it </text:span><text:span text:style-name="Strong_20_Emphasis"><text:span text:style-name="T9">MUST</text:span></text:span><text:span text:style-name="T52"> return </text:span><text:span text:style-name="Source_20_Text"><text:span text:style-name="T28">400 Bad Request</text:span></text:span><text:span text:style-name="T52">.</text:span></text:p>
      <text:p text:style-name="P8">Note: This is to preserve the ability of JSON:API to make additive additions to standard query parameters without conflicting with existing implementations.</text:p>
      <text:h text:style-name="P3" text:outline-level="2"><text:bookmark text:name="auto-id--errors"/><text:bookmark-start text:name="__RefHeading___Toc12646_192218882"/><text:bookmark text:name="errors"/>Errors<text:bookmark-end text:name="__RefHeading___Toc12646_192218882"/></text:h>
      <text:h text:style-name="P4" text:outline-level="3"><text:bookmark text:name="auto-id--processing-errors"/><text:bookmark-start text:name="__RefHeading___Toc12648_192218882"/><text:bookmark text:name="errors-processing"/>Processing Errors<text:bookmark-end text:name="__RefHeading___Toc12648_192218882"/></text:h>
      <text:p text:style-name="P1">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1"><text:span text:style-name="T52">When a server encounters multiple problems for a single request, the most generally applicable HTTP error code </text:span><text:span text:style-name="Strong_20_Emphasis"><text:span text:style-name="T9">SHOULD</text:span></text:span><text:span text:style-name="T52"> be used in the response.</text:span> For instance, <text:span text:style-name="Source_20_Text"><text:span text:style-name="T23">400 Bad Request</text:span></text:span> might be appropriate for multiple 4xx errors or <text:span text:style-name="Source_20_Text"><text:span text:style-name="T23">500 Internal Server Error</text:span></text:span> might be appropriate for multiple 5xx errors.</text:p>
      <text:h text:style-name="P4" text:outline-level="3"><text:bookmark text:name="auto-id--error-objects"/><text:bookmark-start text:name="__RefHeading___Toc12650_192218882"/><text:bookmark text:name="error-objects"/>Error Objects<text:bookmark-end text:name="__RefHeading___Toc12650_192218882"/></text:h>
      <text:p text:style-name="P1">Error objects provide additional information about problems encountered while performing an operation. <text:span text:style-name="T46">Error objects </text:span><text:span text:style-name="Strong_20_Emphasis"><text:span text:style-name="T5">MUST</text:span></text:span><text:span text:style-name="T46"> be returned as an array keyed by </text:span><text:span text:style-name="Source_20_Text"><text:span text:style-name="T26">errors</text:span></text:span><text:span text:style-name="T46"> in the top level of a JSON:API document.</text:span></text:p>
      <text:p text:style-name="P1"><text:span text:style-name="T46">An error object </text:span><text:span text:style-name="Strong_20_Emphasis"><text:span text:style-name="T5">MAY</text:span></text:span><text:span text:style-name="T46"> have the following members:</text:span></text:p>
      <text:list xml:id="list4038280634" text:style-name="L17">
        <text:list-item>
          <text:p text:style-name="P52"><text:span text:style-name="Source_20_Text"><text:span text:style-name="T26">id</text:span></text:span><text:span text:style-name="T46">: a unique identifier for this particular occurrence of the problem.</text:span></text:p>
        </text:list-item>
        <text:list-item>
          <text:p text:style-name="P52"><text:span text:style-name="Source_20_Text"><text:span text:style-name="T26">links</text:span></text:span><text:span text:style-name="T46">: a </text:span><text:a xlink:type="simple" xlink:href="https://jsonapi.org/format/#document-links" text:style-name="Internet_20_link" text:visited-style-name="Visited_20_Internet_20_Link"><text:span text:style-name="T14">links object</text:span></text:a><text:span text:style-name="T46"> containing the following members:</text:span></text:p>
          <text:list>
            <text:list-item>
              <text:p text:style-name="P52"><text:span text:style-name="Source_20_Text"><text:span text:style-name="T26">about</text:span></text:span><text:span text:style-name="T46">: a </text:span><text:a xlink:type="simple" xlink:href="https://jsonapi.org/format/#document-links" text:style-name="Internet_20_link" text:visited-style-name="Visited_20_Internet_20_Link"><text:span text:style-name="T14">link</text:span></text:a><text:span text:style-name="T46"> that leads to further details about this particular occurrence of the problem.</text:span></text:p>
            </text:list-item>
          </text:list>
        </text:list-item>
        <text:list-item>
          <text:p text:style-name="P52"><text:span text:style-name="Source_20_Text"><text:span text:style-name="T26">status</text:span></text:span><text:span text:style-name="T46">: the HTTP status code applicable to this problem, expressed as a string value.</text:span></text:p>
        </text:list-item>
        <text:list-item>
          <text:p text:style-name="P52"><text:span text:style-name="Source_20_Text"><text:span text:style-name="T26">code</text:span></text:span><text:span text:style-name="T46">: an application-specific error code, expressed as a string value.</text:span></text:p>
        </text:list-item>
        <text:list-item>
          <text:p text:style-name="P52"><text:span text:style-name="Source_20_Text"><text:span text:style-name="T26">title</text:span></text:span><text:span text:style-name="T46">: a short, human-readable summary of the problem that </text:span><text:span text:style-name="Strong_20_Emphasis"><text:span text:style-name="T5">SHOULD NOT</text:span></text:span><text:span text:style-name="T46"> change from occurrence to occurrence of the problem, except for purposes of localization.</text:span></text:p>
        </text:list-item>
        <text:list-item>
          <text:p text:style-name="P52"><text:soft-page-break/><text:span text:style-name="Source_20_Text"><text:span text:style-name="T26">detail</text:span></text:span><text:span text:style-name="T46">: a human-readable explanation specific to this occurrence of the problem. Like </text:span><text:span text:style-name="Source_20_Text"><text:span text:style-name="T26">title</text:span></text:span><text:span text:style-name="T46">, this field’s value can be localized.</text:span></text:p>
        </text:list-item>
        <text:list-item>
          <text:p text:style-name="P52"><text:span text:style-name="Source_20_Text"><text:span text:style-name="T26">source</text:span></text:span><text:span text:style-name="T46">: an object containing references to the source of the error, optionally including any of the following members:</text:span></text:p>
          <text:list>
            <text:list-item>
              <text:p text:style-name="P52"><text:span text:style-name="Source_20_Text"><text:span text:style-name="T26">pointer</text:span></text:span><text:span text:style-name="T46">: a JSON Pointer [</text:span><text:a xlink:type="simple" xlink:href="https://tools.ietf.org/html/rfc6901" text:style-name="Internet_20_link" text:visited-style-name="Visited_20_Internet_20_Link"><text:span text:style-name="T14">RFC6901</text:span></text:a><text:span text:style-name="T46">] to the associated entity in the request document [e.g. </text:span><text:span text:style-name="Source_20_Text"><text:span text:style-name="T26">"/data"</text:span></text:span><text:span text:style-name="T46"> for a primary data object, or </text:span><text:span text:style-name="Source_20_Text"><text:span text:style-name="T26">"/data/attributes/title"</text:span></text:span><text:span text:style-name="T46"> for a specific attribute].</text:span></text:p>
            </text:list-item>
            <text:list-item>
              <text:p text:style-name="P52"><text:span text:style-name="Source_20_Text"><text:span text:style-name="T26">parameter</text:span></text:span><text:span text:style-name="T46">: a string indicating which URI query parameter caused the error.</text:span></text:p>
            </text:list-item>
          </text:list>
        </text:list-item>
        <text:list-item>
          <text:p text:style-name="P33"><text:span text:style-name="Source_20_Text"><text:span text:style-name="T26">meta</text:span></text:span><text:span text:style-name="T46">: a </text:span><text:a xlink:type="simple" xlink:href="https://jsonapi.org/format/#document-meta" text:style-name="Internet_20_link" text:visited-style-name="Visited_20_Internet_20_Link"><text:span text:style-name="T14">meta object</text:span></text:a><text:span text:style-name="T46"> containing non-standard meta-information about the error.</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20:19:45.929719303</meta:creation-date>
    <dc:date>2019-02-13T22:49:03.701019139</dc:date>
    <meta:editing-duration>PT2H40M21S</meta:editing-duration>
    <meta:editing-cycles>15</meta:editing-cycles>
    <meta:generator>LibreOffice/6.0.7.3$Linux_X86_64 LibreOffice_project/00m0$Build-3</meta:generator>
    <meta:document-statistic meta:table-count="0" meta:image-count="0" meta:object-count="0" meta:page-count="42" meta:paragraph-count="967" meta:word-count="8467" meta:character-count="55469" meta:non-whitespace-character-count="46841"/>
  </office:meta>
</office:document-meta>
</file>